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846in"/>
    </style:style>
    <style:style style:name="co3" style:family="table-column">
      <style:table-column-properties fo:break-before="auto" style:column-width="1.4402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6146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0.5398in"/>
    </style:style>
    <style:style style:name="co13" style:family="table-column">
      <style:table-column-properties fo:break-before="auto" style:column-width="0.6634in"/>
    </style:style>
    <style:style style:name="co14" style:family="table-column">
      <style:table-column-properties fo:break-before="auto" style:column-width="0.7402in"/>
    </style:style>
    <style:style style:name="co4" style:family="table-column">
      <style:table-column-properties fo:break-before="auto" style:column-width="1.3654in"/>
    </style:style>
    <style:style style:name="co16" style:family="table-column">
      <style:table-column-properties fo:break-before="auto" style:column-width="0.2173in"/>
    </style:style>
    <style:style style:name="co17" style:family="table-column">
      <style:table-column-properties fo:break-before="auto" style:column-width="0.389in"/>
    </style:style>
    <style:style style:name="co18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31"/>
    <style:style style:name="ce1" style:family="table-cell" style:parent-style-name="Default" style:data-style-name="N132"/>
    <style:style style:name="ce6" style:family="table-cell" style:parent-style-name="Default" style:data-style-name="N131"/>
    <style:style style:name="ce3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rezultati_simulacija" table:style-name="ta1">
        <table:table-column table:style-name="co16" table:default-cell-style-name="ce1"/>
        <table:table-column table:style-name="co17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18" table:number-columns-repeated="9" table:default-cell-style-name="ce1"/>
        <table:table-column table:style-name="co4" table:number-columns-repeated="3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6" table:number-columns-repeated="16354" table:default-cell-style-name="ce1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cpu</text:p>
          </table:table-cell>
          <table:table-cell office:value-type="string" calcext:value-type="string">
            <text:p>Uds1</text:p>
          </table:table-cell>
          <table:table-cell office:value-type="string" calcext:value-type="string">
            <text:p>Uds2</text:p>
          </table:table-cell>
          <table:table-cell office:value-type="string" calcext:value-type="string">
            <text:p>Uds3</text:p>
          </table:table-cell>
          <table:table-cell office:value-type="string" calcext:value-type="string">
            <text:p>Udu1</text:p>
          </table:table-cell>
          <table:table-cell office:value-type="string" calcext:value-type="string">
            <text:p>Udu2</text:p>
          </table:table-cell>
          <table:table-cell office:value-type="string" calcext:value-type="string">
            <text:p>Udu3</text:p>
          </table:table-cell>
          <table:table-cell office:value-type="string" calcext:value-type="string">
            <text:p>Udu4</text:p>
          </table:table-cell>
          <table:table-cell office:value-type="string" calcext:value-type="string">
            <text:p>Udu5</text:p>
          </table:table-cell>
          <table:table-cell office:value-type="string" calcext:value-type="string">
            <text:p>Xcpu</text:p>
          </table:table-cell>
          <table:table-cell office:value-type="string" calcext:value-type="string">
            <text:p>Xds1</text:p>
          </table:table-cell>
          <table:table-cell office:value-type="string" calcext:value-type="string">
            <text:p>Xds2</text:p>
          </table:table-cell>
          <table:table-cell office:value-type="string" calcext:value-type="string">
            <text:p>Xds3</text:p>
          </table:table-cell>
          <table:table-cell office:value-type="string" calcext:value-type="string">
            <text:p>Xdu1</text:p>
          </table:table-cell>
          <table:table-cell office:value-type="string" calcext:value-type="string">
            <text:p>Xdu2</text:p>
          </table:table-cell>
          <table:table-cell office:value-type="string" calcext:value-type="string">
            <text:p>Xdu3</text:p>
          </table:table-cell>
          <table:table-cell office:value-type="string" calcext:value-type="string">
            <text:p>Xdu4</text:p>
          </table:table-cell>
          <table:table-cell office:value-type="string" calcext:value-type="string">
            <text:p>Xdu5</text:p>
          </table:table-cell>
          <table:table-cell office:value-type="string" calcext:value-type="string">
            <text:p>Jcpu</text:p>
          </table:table-cell>
          <table:table-cell office:value-type="string" calcext:value-type="string">
            <text:p>Jds1</text:p>
          </table:table-cell>
          <table:table-cell office:value-type="string" calcext:value-type="string">
            <text:p>Jds2</text:p>
          </table:table-cell>
          <table:table-cell office:value-type="string" calcext:value-type="string">
            <text:p>Jds3</text:p>
          </table:table-cell>
          <table:table-cell office:value-type="string" calcext:value-type="string">
            <text:p>Jdu1</text:p>
          </table:table-cell>
          <table:table-cell office:value-type="string" calcext:value-type="string">
            <text:p>Jdu2</text:p>
          </table:table-cell>
          <table:table-cell office:value-type="string" calcext:value-type="string">
            <text:p>Jdu3</text:p>
          </table:table-cell>
          <table:table-cell office:value-type="string" calcext:value-type="string">
            <text:p>Jdu4</text:p>
          </table:table-cell>
          <table:table-cell office:value-type="string" calcext:value-type="string">
            <text:p>Jdu5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0558578917789261" calcext:value-type="float">
            <text:p>0.0559</text:p>
          </table:table-cell>
          <table:table-cell office:value-type="float" office:value="0.148230132222834" calcext:value-type="float">
            <text:p>0.1482</text:p>
          </table:table-cell>
          <table:table-cell office:value-type="float" office:value="0.0987975895162416" calcext:value-type="float">
            <text:p>0.0988</text:p>
          </table:table-cell>
          <table:table-cell office:value-type="float" office:value="0.110533862890718" calcext:value-type="float">
            <text:p>0.1105</text:p>
          </table:table-cell>
          <table:table-cell office:value-type="float" office:value="0.0737667828905869" calcext:value-type="float">
            <text:p>0.0738</text:p>
          </table:table-cell>
          <table:table-cell office:value-type="float" office:value="0.297356923932623" calcext:value-type="float">
            <text:p>0.2974</text:p>
          </table:table-cell>
          <table:table-cell office:value-type="float" office:value="0.295669358350251" calcext:value-type="float">
            <text:p>0.2957</text:p>
          </table:table-cell>
          <table:table-cell table:number-columns-repeated="3"/>
          <table:table-cell office:value-type="float" office:value="37.2567251987056" calcext:value-type="float">
            <text:p>37.2567</text:p>
          </table:table-cell>
          <table:table-cell office:value-type="float" office:value="9.94938585301077" calcext:value-type="float">
            <text:p>9.9494</text:p>
          </table:table-cell>
          <table:table-cell office:value-type="float" office:value="7.45712681195676" calcext:value-type="float">
            <text:p>7.4571</text:p>
          </table:table-cell>
          <table:table-cell office:value-type="float" office:value="4.93258610314399" calcext:value-type="float">
            <text:p>4.9326</text:p>
          </table:table-cell>
          <table:table-cell office:value-type="float" office:value="11.8968448392751" calcext:value-type="float">
            <text:p>11.8968</text:p>
          </table:table-cell>
          <table:table-cell office:value-type="float" office:value="11.8449627963919" calcext:value-type="float">
            <text:p>11.8450</text:p>
          </table:table-cell>
          <table:table-cell table:number-columns-repeated="3"/>
          <table:table-cell office:value-type="float" office:value="0.173798286490481" calcext:value-type="float">
            <text:p>0.1738</text:p>
          </table:table-cell>
          <table:table-cell office:value-type="float" office:value="0.109203237123334" calcext:value-type="float">
            <text:p>0.1092</text:p>
          </table:table-cell>
          <table:table-cell office:value-type="float" office:value="0.12506521680463" calcext:value-type="float">
            <text:p>0.1251</text:p>
          </table:table-cell>
          <table:table-cell office:value-type="float" office:value="0.0791817869958638" calcext:value-type="float">
            <text:p>0.0792</text:p>
          </table:table-cell>
          <table:table-cell office:value-type="float" office:value="0.42147460400005" calcext:value-type="float">
            <text:p>0.4215</text:p>
          </table:table-cell>
          <table:table-cell office:value-type="float" office:value="0.417448877417227" calcext:value-type="float">
            <text:p>0.4174</text:p>
          </table:table-cell>
          <table:table-cell table:number-columns-repeated="16357"/>
        </table:table-row>
        <table:table-row table:style-name="ro1">
          <table:table-cell office:value-type="float" office:value="2" calcext:value-type="float">
            <text:p>2.0000</text:p>
          </table:table-cell>
          <table:table-cell office:value-type="float" office:value="0.55" calcext:value-type="float">
            <text:p>0.5500</text:p>
          </table:table-cell>
          <table:table-cell office:value-type="float" office:value="0.0774006349751914" calcext:value-type="float">
            <text:p>0.0774</text:p>
          </table:table-cell>
          <table:table-cell office:value-type="float" office:value="0.272739654017108" calcext:value-type="float">
            <text:p>0.2727</text:p>
          </table:table-cell>
          <table:table-cell office:value-type="float" office:value="0.180874939988589" calcext:value-type="float">
            <text:p>0.1809</text:p>
          </table:table-cell>
          <table:table-cell office:value-type="float" office:value="0.205771651873434" calcext:value-type="float">
            <text:p>0.2058</text:p>
          </table:table-cell>
          <table:table-cell office:value-type="float" office:value="0.133184014465341" calcext:value-type="float">
            <text:p>0.1332</text:p>
          </table:table-cell>
          <table:table-cell office:value-type="float" office:value="0.541550110981955" calcext:value-type="float">
            <text:p>0.5416</text:p>
          </table:table-cell>
          <table:table-cell office:value-type="float" office:value="0.546873317217687" calcext:value-type="float">
            <text:p>0.5469</text:p>
          </table:table-cell>
          <table:table-cell table:number-columns-repeated="3"/>
          <table:table-cell office:value-type="float" office:value="68.2428851972116" calcext:value-type="float">
            <text:p>68.2429</text:p>
          </table:table-cell>
          <table:table-cell office:value-type="float" office:value="18.1265932749066" calcext:value-type="float">
            <text:p>18.1266</text:p>
          </table:table-cell>
          <table:table-cell office:value-type="float" office:value="13.8118725954457" calcext:value-type="float">
            <text:p>13.8119</text:p>
          </table:table-cell>
          <table:table-cell office:value-type="float" office:value="8.99360081924806" calcext:value-type="float">
            <text:p>8.9936</text:p>
          </table:table-cell>
          <table:table-cell office:value-type="float" office:value="21.807469336868" calcext:value-type="float">
            <text:p>21.8075</text:p>
          </table:table-cell>
          <table:table-cell office:value-type="float" office:value="21.8091637457022" calcext:value-type="float">
            <text:p>21.8092</text:p>
          </table:table-cell>
          <table:table-cell table:number-columns-repeated="3"/>
          <table:table-cell office:value-type="float" office:value="0.369204848111856" calcext:value-type="float">
            <text:p>0.3692</text:p>
          </table:table-cell>
          <table:table-cell office:value-type="float" office:value="0.221655453757007" calcext:value-type="float">
            <text:p>0.2217</text:p>
          </table:table-cell>
          <table:table-cell office:value-type="float" office:value="0.261461425965096" calcext:value-type="float">
            <text:p>0.2615</text:p>
          </table:table-cell>
          <table:table-cell office:value-type="float" office:value="0.153264061682481" calcext:value-type="float">
            <text:p>0.1533</text:p>
          </table:table-cell>
          <table:table-cell office:value-type="float" office:value="1.17524169448372" calcext:value-type="float">
            <text:p>1.1752</text:p>
          </table:table-cell>
          <table:table-cell office:value-type="float" office:value="1.19513307533026" calcext:value-type="float">
            <text:p>1.1951</text:p>
          </table:table-cell>
          <table:table-cell table:number-columns-repeated="16357"/>
        </table:table-row>
        <table:table-row table:style-name="ro1">
          <table:table-cell office:value-type="float" office:value="2" calcext:value-type="float">
            <text:p>2.0000</text:p>
          </table:table-cell>
          <table:table-cell office:value-type="float" office:value="0.8" calcext:value-type="float">
            <text:p>0.8000</text:p>
          </table:table-cell>
          <table:table-cell office:value-type="float" office:value="0.146239091033636" calcext:value-type="float">
            <text:p>0.1462</text:p>
          </table:table-cell>
          <table:table-cell office:value-type="float" office:value="0.395629898503596" calcext:value-type="float">
            <text:p>0.3956</text:p>
          </table:table-cell>
          <table:table-cell office:value-type="float" office:value="0.26040004461231" calcext:value-type="float">
            <text:p>0.2604</text:p>
          </table:table-cell>
          <table:table-cell office:value-type="float" office:value="0.297639729499532" calcext:value-type="float">
            <text:p>0.2976</text:p>
          </table:table-cell>
          <table:table-cell office:value-type="float" office:value="0.195324640667831" calcext:value-type="float">
            <text:p>0.1953</text:p>
          </table:table-cell>
          <table:table-cell office:value-type="float" office:value="0.795468945524293" calcext:value-type="float">
            <text:p>0.7955</text:p>
          </table:table-cell>
          <table:table-cell office:value-type="float" office:value="0.790058622199376" calcext:value-type="float">
            <text:p>0.7901</text:p>
          </table:table-cell>
          <table:table-cell table:number-columns-repeated="3"/>
          <table:table-cell office:value-type="float" office:value="99.2364289508181" calcext:value-type="float">
            <text:p>99.2364</text:p>
          </table:table-cell>
          <table:table-cell office:value-type="float" office:value="26.3856602436585" calcext:value-type="float">
            <text:p>26.3857</text:p>
          </table:table-cell>
          <table:table-cell office:value-type="float" office:value="19.8696103235201" calcext:value-type="float">
            <text:p>19.8696</text:p>
          </table:table-cell>
          <table:table-cell office:value-type="float" office:value="13.1742980264251" calcext:value-type="float">
            <text:p>13.1743</text:p>
          </table:table-cell>
          <table:table-cell office:value-type="float" office:value="31.7901573016499" calcext:value-type="float">
            <text:p>31.7902</text:p>
          </table:table-cell>
          <table:table-cell office:value-type="float" office:value="31.6183473833402" calcext:value-type="float">
            <text:p>31.6183</text:p>
          </table:table-cell>
          <table:table-cell table:number-columns-repeated="3"/>
          <table:table-cell office:value-type="float" office:value="0.640170386625052" calcext:value-type="float">
            <text:p>0.6402</text:p>
          </table:table-cell>
          <table:table-cell office:value-type="float" office:value="0.350342370102836" calcext:value-type="float">
            <text:p>0.3503</text:p>
          </table:table-cell>
          <table:table-cell office:value-type="float" office:value="0.423580339512705" calcext:value-type="float">
            <text:p>0.4236</text:p>
          </table:table-cell>
          <table:table-cell office:value-type="float" office:value="0.23918851687464" calcext:value-type="float">
            <text:p>0.2392</text:p>
          </table:table-cell>
          <table:table-cell office:value-type="float" office:value="3.92895678781325" calcext:value-type="float">
            <text:p>3.9290</text:p>
          </table:table-cell>
          <table:table-cell office:value-type="float" office:value="3.69067119155416" calcext:value-type="float">
            <text:p>3.6907</text:p>
          </table:table-cell>
          <table:table-cell table:number-columns-repeated="16357"/>
        </table:table-row>
        <table:table-row table:style-name="ro1">
          <table:table-cell office:value-type="float" office:value="2" calcext:value-type="float">
            <text:p>2.0000</text:p>
          </table:table-cell>
          <table:table-cell office:value-type="float" office:value="1" calcext:value-type="float">
            <text:p>1.0000</text:p>
          </table:table-cell>
          <table:table-cell office:value-type="float" office:value="1.96266341258082" calcext:value-type="float">
            <text:p>1.9627</text:p>
          </table:table-cell>
          <table:table-cell office:value-type="float" office:value="0.493047802266653" calcext:value-type="float">
            <text:p>0.4930</text:p>
          </table:table-cell>
          <table:table-cell office:value-type="float" office:value="0.332075402886574" calcext:value-type="float">
            <text:p>0.3321</text:p>
          </table:table-cell>
          <table:table-cell office:value-type="float" office:value="0.374447309574174" calcext:value-type="float">
            <text:p>0.3744</text:p>
          </table:table-cell>
          <table:table-cell office:value-type="float" office:value="0.245389693527771" calcext:value-type="float">
            <text:p>0.2454</text:p>
          </table:table-cell>
          <table:table-cell office:value-type="float" office:value="0.987045803595281" calcext:value-type="float">
            <text:p>0.9870</text:p>
          </table:table-cell>
          <table:table-cell office:value-type="float" office:value="0.989323398394826" calcext:value-type="float">
            <text:p>0.9893</text:p>
          </table:table-cell>
          <table:table-cell table:number-columns-repeated="3"/>
          <table:table-cell office:value-type="float" office:value="123.891674993561" calcext:value-type="float">
            <text:p>123.8917</text:p>
          </table:table-cell>
          <table:table-cell office:value-type="float" office:value="33.2654789523984" calcext:value-type="float">
            <text:p>33.2655</text:p>
          </table:table-cell>
          <table:table-cell office:value-type="float" office:value="24.8664201672488" calcext:value-type="float">
            <text:p>24.8664</text:p>
          </table:table-cell>
          <table:table-cell office:value-type="float" office:value="16.379548024015" calcext:value-type="float">
            <text:p>16.3795</text:p>
          </table:table-cell>
          <table:table-cell office:value-type="float" office:value="39.6481826934505" calcext:value-type="float">
            <text:p>39.6482</text:p>
          </table:table-cell>
          <table:table-cell office:value-type="float" office:value="39.5526648574445" calcext:value-type="float">
            <text:p>39.5527</text:p>
          </table:table-cell>
          <table:table-cell table:number-columns-repeated="3"/>
          <table:table-cell office:value-type="float" office:value="0.938705709377925" calcext:value-type="float">
            <text:p>0.9387</text:p>
          </table:table-cell>
          <table:table-cell office:value-type="float" office:value="0.499315871165718" calcext:value-type="float">
            <text:p>0.4993</text:p>
          </table:table-cell>
          <table:table-cell office:value-type="float" office:value="0.609040557717747" calcext:value-type="float">
            <text:p>0.6090</text:p>
          </table:table-cell>
          <table:table-cell office:value-type="float" office:value="0.323503576166093" calcext:value-type="float">
            <text:p>0.3235</text:p>
          </table:table-cell>
          <table:table-cell office:value-type="float" office:value="75.0943464784525" calcext:value-type="float">
            <text:p>75.0943</text:p>
          </table:table-cell>
          <table:table-cell office:value-type="float" office:value="77.9795561010815" calcext:value-type="float">
            <text:p>77.9796</text:p>
          </table:table-cell>
          <table:table-cell table:number-columns-repeated="16357"/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0572774049050517" calcext:value-type="float">
            <text:p>0.0573</text:p>
          </table:table-cell>
          <table:table-cell office:value-type="float" office:value="0.222530809561359" calcext:value-type="float">
            <text:p>0.2225</text:p>
          </table:table-cell>
          <table:table-cell office:value-type="float" office:value="0.146976812423536" calcext:value-type="float">
            <text:p>0.1470</text:p>
          </table:table-cell>
          <table:table-cell office:value-type="float" office:value="0.16646181782446" calcext:value-type="float">
            <text:p>0.1665</text:p>
          </table:table-cell>
          <table:table-cell office:value-type="float" office:value="0.11172031752762" calcext:value-type="float">
            <text:p>0.1117</text:p>
          </table:table-cell>
          <table:table-cell office:value-type="float" office:value="0.300769915383572" calcext:value-type="float">
            <text:p>0.3008</text:p>
          </table:table-cell>
          <table:table-cell office:value-type="float" office:value="0.29802766782694" calcext:value-type="float">
            <text:p>0.2980</text:p>
          </table:table-cell>
          <table:table-cell office:value-type="float" office:value="0.296210093545638" calcext:value-type="float">
            <text:p>0.2962</text:p>
          </table:table-cell>
          <table:table-cell table:number-columns-repeated="2"/>
          <table:table-cell office:value-type="float" office:value="55.9387545262211" calcext:value-type="float">
            <text:p>55.9388</text:p>
          </table:table-cell>
          <table:table-cell office:value-type="float" office:value="14.7415344851282" calcext:value-type="float">
            <text:p>14.7415</text:p>
          </table:table-cell>
          <table:table-cell office:value-type="float" office:value="11.1564800978056" calcext:value-type="float">
            <text:p>11.1565</text:p>
          </table:table-cell>
          <table:table-cell office:value-type="float" office:value="7.42140311429004" calcext:value-type="float">
            <text:p>7.4214</text:p>
          </table:table-cell>
          <table:table-cell office:value-type="float" office:value="12.0191135204393" calcext:value-type="float">
            <text:p>12.0191</text:p>
          </table:table-cell>
          <table:table-cell office:value-type="float" office:value="11.9176098182087" calcext:value-type="float">
            <text:p>11.9176</text:p>
          </table:table-cell>
          <table:table-cell office:value-type="float" office:value="11.8460318225022" calcext:value-type="float">
            <text:p>11.8460</text:p>
          </table:table-cell>
          <table:table-cell table:number-columns-repeated="2"/>
          <table:table-cell office:value-type="float" office:value="0.283053536276117" calcext:value-type="float">
            <text:p>0.2831</text:p>
          </table:table-cell>
          <table:table-cell office:value-type="float" office:value="0.171828441497997" calcext:value-type="float">
            <text:p>0.1718</text:p>
          </table:table-cell>
          <table:table-cell office:value-type="float" office:value="0.199820872260883" calcext:value-type="float">
            <text:p>0.1998</text:p>
          </table:table-cell>
          <table:table-cell office:value-type="float" office:value="0.123212135358809" calcext:value-type="float">
            <text:p>0.1232</text:p>
          </table:table-cell>
          <table:table-cell office:value-type="float" office:value="0.424806924692345" calcext:value-type="float">
            <text:p>0.4248</text:p>
          </table:table-cell>
          <table:table-cell office:value-type="float" office:value="0.428022263674798" calcext:value-type="float">
            <text:p>0.4280</text:p>
          </table:table-cell>
          <table:table-cell office:value-type="float" office:value="0.418874891157962" calcext:value-type="float">
            <text:p>0.4189</text:p>
          </table:table-cell>
          <table:table-cell table:number-columns-repeated="16356"/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0.55" calcext:value-type="float">
            <text:p>0.5500</text:p>
          </table:table-cell>
          <table:table-cell office:value-type="float" office:value="0.0812787059704353" calcext:value-type="float">
            <text:p>0.0813</text:p>
          </table:table-cell>
          <table:table-cell office:value-type="float" office:value="0.407575136315568" calcext:value-type="float">
            <text:p>0.4076</text:p>
          </table:table-cell>
          <table:table-cell office:value-type="float" office:value="0.271079964229769" calcext:value-type="float">
            <text:p>0.2711</text:p>
          </table:table-cell>
          <table:table-cell office:value-type="float" office:value="0.305676097273954" calcext:value-type="float">
            <text:p>0.3057</text:p>
          </table:table-cell>
          <table:table-cell office:value-type="float" office:value="0.201071487656448" calcext:value-type="float">
            <text:p>0.2011</text:p>
          </table:table-cell>
          <table:table-cell office:value-type="float" office:value="0.546717640482765" calcext:value-type="float">
            <text:p>0.5467</text:p>
          </table:table-cell>
          <table:table-cell office:value-type="float" office:value="0.539656279706937" calcext:value-type="float">
            <text:p>0.5397</text:p>
          </table:table-cell>
          <table:table-cell office:value-type="float" office:value="0.540398996586098" calcext:value-type="float">
            <text:p>0.5404</text:p>
          </table:table-cell>
          <table:table-cell table:number-columns-repeated="2"/>
          <table:table-cell office:value-type="float" office:value="102.042038785562" calcext:value-type="float">
            <text:p>102.0420</text:p>
          </table:table-cell>
          <table:table-cell office:value-type="float" office:value="27.2579571691819" calcext:value-type="float">
            <text:p>27.2580</text:p>
          </table:table-cell>
          <table:table-cell office:value-type="float" office:value="20.4122576887252" calcext:value-type="float">
            <text:p>20.4123</text:p>
          </table:table-cell>
          <table:table-cell office:value-type="float" office:value="13.5346138441708" calcext:value-type="float">
            <text:p>13.5346</text:p>
          </table:table-cell>
          <table:table-cell office:value-type="float" office:value="21.8010274785765" calcext:value-type="float">
            <text:p>21.8010</text:p>
          </table:table-cell>
          <table:table-cell office:value-type="float" office:value="21.7044879033575" calcext:value-type="float">
            <text:p>21.7045</text:p>
          </table:table-cell>
          <table:table-cell office:value-type="float" office:value="21.6845688916445" calcext:value-type="float">
            <text:p>21.6846</text:p>
          </table:table-cell>
          <table:table-cell table:number-columns-repeated="2"/>
          <table:table-cell office:value-type="float" office:value="0.674988568966613" calcext:value-type="float">
            <text:p>0.6750</text:p>
          </table:table-cell>
          <table:table-cell office:value-type="float" office:value="0.372219687632372" calcext:value-type="float">
            <text:p>0.3722</text:p>
          </table:table-cell>
          <table:table-cell office:value-type="float" office:value="0.438518502901928" calcext:value-type="float">
            <text:p>0.4385</text:p>
          </table:table-cell>
          <table:table-cell office:value-type="float" office:value="0.249498096535877" calcext:value-type="float">
            <text:p>0.2495</text:p>
          </table:table-cell>
          <table:table-cell office:value-type="float" office:value="1.20368968177365" calcext:value-type="float">
            <text:p>1.2037</text:p>
          </table:table-cell>
          <table:table-cell office:value-type="float" office:value="1.17969609693899" calcext:value-type="float">
            <text:p>1.1797</text:p>
          </table:table-cell>
          <table:table-cell office:value-type="float" office:value="1.17997099497647" calcext:value-type="float">
            <text:p>1.1800</text:p>
          </table:table-cell>
          <table:table-cell table:number-columns-repeated="16356"/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0.8" calcext:value-type="float">
            <text:p>0.8000</text:p>
          </table:table-cell>
          <table:table-cell office:value-type="float" office:value="0.152487230547829" calcext:value-type="float">
            <text:p>0.1525</text:p>
          </table:table-cell>
          <table:table-cell office:value-type="float" office:value="0.594368904812714" calcext:value-type="float">
            <text:p>0.5944</text:p>
          </table:table-cell>
          <table:table-cell office:value-type="float" office:value="0.396889749773583" calcext:value-type="float">
            <text:p>0.3969</text:p>
          </table:table-cell>
          <table:table-cell office:value-type="float" office:value="0.456124632519435" calcext:value-type="float">
            <text:p>0.4561</text:p>
          </table:table-cell>
          <table:table-cell office:value-type="float" office:value="0.292483601645602" calcext:value-type="float">
            <text:p>0.2925</text:p>
          </table:table-cell>
          <table:table-cell office:value-type="float" office:value="0.787976067089452" calcext:value-type="float">
            <text:p>0.7880</text:p>
          </table:table-cell>
          <table:table-cell office:value-type="float" office:value="0.79342739200012" calcext:value-type="float">
            <text:p>0.7934</text:p>
          </table:table-cell>
          <table:table-cell office:value-type="float" office:value="0.783252544394418" calcext:value-type="float">
            <text:p>0.7833</text:p>
          </table:table-cell>
          <table:table-cell table:number-columns-repeated="2"/>
          <table:table-cell office:value-type="float" office:value="148.98758524315" calcext:value-type="float">
            <text:p>148.9876</text:p>
          </table:table-cell>
          <table:table-cell office:value-type="float" office:value="39.6872663658927" calcext:value-type="float">
            <text:p>39.6873</text:p>
          </table:table-cell>
          <table:table-cell office:value-type="float" office:value="30.2099008946572" calcext:value-type="float">
            <text:p>30.2099</text:p>
          </table:table-cell>
          <table:table-cell office:value-type="float" office:value="19.6069572177976" calcext:value-type="float">
            <text:p>19.6070</text:p>
          </table:table-cell>
          <table:table-cell office:value-type="float" office:value="31.7167884419506" calcext:value-type="float">
            <text:p>31.7168</text:p>
          </table:table-cell>
          <table:table-cell office:value-type="float" office:value="31.8292548795387" calcext:value-type="float">
            <text:p>31.8293</text:p>
          </table:table-cell>
          <table:table-cell office:value-type="float" office:value="31.5380786790439" calcext:value-type="float">
            <text:p>31.5381</text:p>
          </table:table-cell>
          <table:table-cell table:number-columns-repeated="2"/>
          <table:table-cell office:value-type="float" office:value="1.42252012509499" calcext:value-type="float">
            <text:p>1.4225</text:p>
          </table:table-cell>
          <table:table-cell office:value-type="float" office:value="0.65347334082279" calcext:value-type="float">
            <text:p>0.6535</text:p>
          </table:table-cell>
          <table:table-cell office:value-type="float" office:value="0.833641332168393" calcext:value-type="float">
            <text:p>0.8336</text:p>
          </table:table-cell>
          <table:table-cell office:value-type="float" office:value="0.414650566644399" calcext:value-type="float">
            <text:p>0.4147</text:p>
          </table:table-cell>
          <table:table-cell office:value-type="float" office:value="3.72496901736708" calcext:value-type="float">
            <text:p>3.7250</text:p>
          </table:table-cell>
          <table:table-cell office:value-type="float" office:value="3.82703186931019" calcext:value-type="float">
            <text:p>3.8270</text:p>
          </table:table-cell>
          <table:table-cell office:value-type="float" office:value="3.62308942811724" calcext:value-type="float">
            <text:p>3.6231</text:p>
          </table:table-cell>
          <table:table-cell table:number-columns-repeated="16356"/>
        </table:table-row>
        <table:table-row table:style-name="ro1">
          <table:table-cell office:value-type="float" office:value="3" calcext:value-type="float">
            <text:p>3.0000</text:p>
          </table:table-cell>
          <table:table-cell office:value-type="float" office:value="1" calcext:value-type="float">
            <text:p>1.0000</text:p>
          </table:table-cell>
          <table:table-cell office:value-type="float" office:value="1.35924222260243" calcext:value-type="float">
            <text:p>1.3592</text:p>
          </table:table-cell>
          <table:table-cell office:value-type="float" office:value="0.741513160925643" calcext:value-type="float">
            <text:p>0.7415</text:p>
          </table:table-cell>
          <table:table-cell office:value-type="float" office:value="0.49633201973591" calcext:value-type="float">
            <text:p>0.4963</text:p>
          </table:table-cell>
          <table:table-cell office:value-type="float" office:value="0.557080895343684" calcext:value-type="float">
            <text:p>0.5571</text:p>
          </table:table-cell>
          <table:table-cell office:value-type="float" office:value="0.366202055188623" calcext:value-type="float">
            <text:p>0.3662</text:p>
          </table:table-cell>
          <table:table-cell office:value-type="float" office:value="0.983249753746265" calcext:value-type="float">
            <text:p>0.9832</text:p>
          </table:table-cell>
          <table:table-cell office:value-type="float" office:value="0.990312428571041" calcext:value-type="float">
            <text:p>0.9903</text:p>
          </table:table-cell>
          <table:table-cell office:value-type="float" office:value="0.983213086449268" calcext:value-type="float">
            <text:p>0.9832</text:p>
          </table:table-cell>
          <table:table-cell table:number-columns-repeated="2"/>
          <table:table-cell office:value-type="float" office:value="185.669735459022" calcext:value-type="float">
            <text:p>185.6697</text:p>
          </table:table-cell>
          <table:table-cell office:value-type="float" office:value="49.7256450657918" calcext:value-type="float">
            <text:p>49.7256</text:p>
          </table:table-cell>
          <table:table-cell office:value-type="float" office:value="37.1264201599469" calcext:value-type="float">
            <text:p>37.1264</text:p>
          </table:table-cell>
          <table:table-cell office:value-type="float" office:value="24.5253146203071" calcext:value-type="float">
            <text:p>24.5253</text:p>
          </table:table-cell>
          <table:table-cell office:value-type="float" office:value="39.6318258130073" calcext:value-type="float">
            <text:p>39.6318</text:p>
          </table:table-cell>
          <table:table-cell office:value-type="float" office:value="39.7150479653433" calcext:value-type="float">
            <text:p>39.7150</text:p>
          </table:table-cell>
          <table:table-cell office:value-type="float" office:value="39.5142895451475" calcext:value-type="float">
            <text:p>39.5143</text:p>
          </table:table-cell>
          <table:table-cell table:number-columns-repeated="2"/>
          <table:table-cell office:value-type="float" office:value="2.82932212150369" calcext:value-type="float">
            <text:p>2.8293</text:p>
          </table:table-cell>
          <table:table-cell office:value-type="float" office:value="0.975578268836103" calcext:value-type="float">
            <text:p>0.9756</text:p>
          </table:table-cell>
          <table:table-cell office:value-type="float" office:value="1.25447337419604" calcext:value-type="float">
            <text:p>1.2545</text:p>
          </table:table-cell>
          <table:table-cell office:value-type="float" office:value="0.582467563872754" calcext:value-type="float">
            <text:p>0.5825</text:p>
          </table:table-cell>
          <table:table-cell office:value-type="float" office:value="41.4240267238042" calcext:value-type="float">
            <text:p>41.4240</text:p>
          </table:table-cell>
          <table:table-cell office:value-type="float" office:value="62.5219213380843" calcext:value-type="float">
            <text:p>62.5219</text:p>
          </table:table-cell>
          <table:table-cell office:value-type="float" office:value="51.9582857212496" calcext:value-type="float">
            <text:p>51.9583</text:p>
          </table:table-cell>
          <table:table-cell table:number-columns-repeated="16356"/>
        </table:table-row>
        <table:table-row table:style-name="ro1">
          <table:table-cell office:value-type="float" office:value="4" calcext:value-type="float">
            <text:p>4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0595846857453159" calcext:value-type="float">
            <text:p>0.0596</text:p>
          </table:table-cell>
          <table:table-cell office:value-type="float" office:value="0.298606736853972" calcext:value-type="float">
            <text:p>0.2986</text:p>
          </table:table-cell>
          <table:table-cell office:value-type="float" office:value="0.197805433345056" calcext:value-type="float">
            <text:p>0.1978</text:p>
          </table:table-cell>
          <table:table-cell office:value-type="float" office:value="0.227071941214086" calcext:value-type="float">
            <text:p>0.2271</text:p>
          </table:table-cell>
          <table:table-cell office:value-type="float" office:value="0.149351644906919" calcext:value-type="float">
            <text:p>0.1494</text:p>
          </table:table-cell>
          <table:table-cell office:value-type="float" office:value="0.295498129225068" calcext:value-type="float">
            <text:p>0.2955</text:p>
          </table:table-cell>
          <table:table-cell office:value-type="float" office:value="0.298592069288708" calcext:value-type="float">
            <text:p>0.2986</text:p>
          </table:table-cell>
          <table:table-cell office:value-type="float" office:value="0.299221199343146" calcext:value-type="float">
            <text:p>0.2992</text:p>
          </table:table-cell>
          <table:table-cell office:value-type="float" office:value="0.301642845153419" calcext:value-type="float">
            <text:p>0.3016</text:p>
          </table:table-cell>
          <table:table-cell/>
          <table:table-cell office:value-type="float" office:value="74.6482669174559" calcext:value-type="float">
            <text:p>74.6483</text:p>
          </table:table-cell>
          <table:table-cell office:value-type="float" office:value="19.9201461709823" calcext:value-type="float">
            <text:p>19.9201</text:p>
          </table:table-cell>
          <table:table-cell office:value-type="float" office:value="15.012928066185" calcext:value-type="float">
            <text:p>15.0129</text:p>
          </table:table-cell>
          <table:table-cell office:value-type="float" office:value="10.0333966457804" calcext:value-type="float">
            <text:p>10.0334</text:p>
          </table:table-cell>
          <table:table-cell office:value-type="float" office:value="11.9038110232887" calcext:value-type="float">
            <text:p>11.9038</text:p>
          </table:table-cell>
          <table:table-cell office:value-type="float" office:value="11.9713672587332" calcext:value-type="float">
            <text:p>11.9714</text:p>
          </table:table-cell>
          <table:table-cell office:value-type="float" office:value="11.8656093838049" calcext:value-type="float">
            <text:p>11.8656</text:p>
          </table:table-cell>
          <table:table-cell office:value-type="float" office:value="12.0320395588924" calcext:value-type="float">
            <text:p>12.0320</text:p>
          </table:table-cell>
          <table:table-cell/>
          <table:table-cell office:value-type="float" office:value="0.417809722546329" calcext:value-type="float">
            <text:p>0.4178</text:p>
          </table:table-cell>
          <table:table-cell office:value-type="float" office:value="0.245065996398828" calcext:value-type="float">
            <text:p>0.2451</text:p>
          </table:table-cell>
          <table:table-cell office:value-type="float" office:value="0.292383593210534" calcext:value-type="float">
            <text:p>0.2924</text:p>
          </table:table-cell>
          <table:table-cell office:value-type="float" office:value="0.175159786123752" calcext:value-type="float">
            <text:p>0.1752</text:p>
          </table:table-cell>
          <table:table-cell office:value-type="float" office:value="0.421544634345183" calcext:value-type="float">
            <text:p>0.4215</text:p>
          </table:table-cell>
          <table:table-cell office:value-type="float" office:value="0.435844882306547" calcext:value-type="float">
            <text:p>0.4358</text:p>
          </table:table-cell>
          <table:table-cell office:value-type="float" office:value="0.427531095405756" calcext:value-type="float">
            <text:p>0.4275</text:p>
          </table:table-cell>
          <table:table-cell office:value-type="float" office:value="0.431234233494829" calcext:value-type="float">
            <text:p>0.4312</text:p>
          </table:table-cell>
          <table:table-cell table:number-columns-repeated="16355"/>
        </table:table-row>
        <table:table-row table:style-name="ro1">
          <table:table-cell office:value-type="float" office:value="4" calcext:value-type="float">
            <text:p>4.0000</text:p>
          </table:table-cell>
          <table:table-cell office:value-type="float" office:value="0.55" calcext:value-type="float">
            <text:p>0.5500</text:p>
          </table:table-cell>
          <table:table-cell office:value-type="float" office:value="0.0867782433494885" calcext:value-type="float">
            <text:p>0.0868</text:p>
          </table:table-cell>
          <table:table-cell office:value-type="float" office:value="0.543632071778509" calcext:value-type="float">
            <text:p>0.5436</text:p>
          </table:table-cell>
          <table:table-cell office:value-type="float" office:value="0.363347108815401" calcext:value-type="float">
            <text:p>0.3633</text:p>
          </table:table-cell>
          <table:table-cell office:value-type="float" office:value="0.407921029755298" calcext:value-type="float">
            <text:p>0.4079</text:p>
          </table:table-cell>
          <table:table-cell office:value-type="float" office:value="0.270752568789426" calcext:value-type="float">
            <text:p>0.2708</text:p>
          </table:table-cell>
          <table:table-cell office:value-type="float" office:value="0.541792554566908" calcext:value-type="float">
            <text:p>0.5418</text:p>
          </table:table-cell>
          <table:table-cell office:value-type="float" office:value="0.540260099971933" calcext:value-type="float">
            <text:p>0.5403</text:p>
          </table:table-cell>
          <table:table-cell office:value-type="float" office:value="0.54597308979306" calcext:value-type="float">
            <text:p>0.5460</text:p>
          </table:table-cell>
          <table:table-cell office:value-type="float" office:value="0.540027715457853" calcext:value-type="float">
            <text:p>0.5400</text:p>
          </table:table-cell>
          <table:table-cell/>
          <table:table-cell office:value-type="float" office:value="135.981832998495" calcext:value-type="float">
            <text:p>135.9818</text:p>
          </table:table-cell>
          <table:table-cell office:value-type="float" office:value="36.2962414775084" calcext:value-type="float">
            <text:p>36.2962</text:p>
          </table:table-cell>
          <table:table-cell office:value-type="float" office:value="27.2809281890316" calcext:value-type="float">
            <text:p>27.2809</text:p>
          </table:table-cell>
          <table:table-cell office:value-type="float" office:value="18.0233684678407" calcext:value-type="float">
            <text:p>18.0234</text:p>
          </table:table-cell>
          <table:table-cell office:value-type="float" office:value="21.7558952455612" calcext:value-type="float">
            <text:p>21.7559</text:p>
          </table:table-cell>
          <table:table-cell office:value-type="float" office:value="21.859584974896" calcext:value-type="float">
            <text:p>21.8596</text:p>
          </table:table-cell>
          <table:table-cell office:value-type="float" office:value="21.7214905003808" calcext:value-type="float">
            <text:p>21.7215</text:p>
          </table:table-cell>
          <table:table-cell office:value-type="float" office:value="21.6014477231036" calcext:value-type="float">
            <text:p>21.6014</text:p>
          </table:table-cell>
          <table:table-cell/>
          <table:table-cell office:value-type="float" office:value="1.17442706873708" calcext:value-type="float">
            <text:p>1.1744</text:p>
          </table:table-cell>
          <table:table-cell office:value-type="float" office:value="0.569888895435075" calcext:value-type="float">
            <text:p>0.5699</text:p>
          </table:table-cell>
          <table:table-cell office:value-type="float" office:value="0.687599506579727" calcext:value-type="float">
            <text:p>0.6876</text:p>
          </table:table-cell>
          <table:table-cell office:value-type="float" office:value="0.37339529935454" calcext:value-type="float">
            <text:p>0.3734</text:p>
          </table:table-cell>
          <table:table-cell office:value-type="float" office:value="1.17570175868219" calcext:value-type="float">
            <text:p>1.1757</text:p>
          </table:table-cell>
          <table:table-cell office:value-type="float" office:value="1.18155079350915" calcext:value-type="float">
            <text:p>1.1816</text:p>
          </table:table-cell>
          <table:table-cell office:value-type="float" office:value="1.20871027181587" calcext:value-type="float">
            <text:p>1.2087</text:p>
          </table:table-cell>
          <table:table-cell office:value-type="float" office:value="1.17326715492601" calcext:value-type="float">
            <text:p>1.1733</text:p>
          </table:table-cell>
          <table:table-cell table:number-columns-repeated="16355"/>
        </table:table-row>
        <table:table-row table:style-name="ro1">
          <table:table-cell office:value-type="float" office:value="4" calcext:value-type="float">
            <text:p>4.0000</text:p>
          </table:table-cell>
          <table:table-cell office:value-type="float" office:value="0.8" calcext:value-type="float">
            <text:p>0.8000</text:p>
          </table:table-cell>
          <table:table-cell office:value-type="float" office:value="0.1732441106011" calcext:value-type="float">
            <text:p>0.1732</text:p>
          </table:table-cell>
          <table:table-cell office:value-type="float" office:value="0.790786419846685" calcext:value-type="float">
            <text:p>0.7908</text:p>
          </table:table-cell>
          <table:table-cell office:value-type="float" office:value="0.525133437047956" calcext:value-type="float">
            <text:p>0.5251</text:p>
          </table:table-cell>
          <table:table-cell office:value-type="float" office:value="0.596233333243321" calcext:value-type="float">
            <text:p>0.5962</text:p>
          </table:table-cell>
          <table:table-cell office:value-type="float" office:value="0.395365242738912" calcext:value-type="float">
            <text:p>0.3954</text:p>
          </table:table-cell>
          <table:table-cell office:value-type="float" office:value="0.784321706780798" calcext:value-type="float">
            <text:p>0.7843</text:p>
          </table:table-cell>
          <table:table-cell office:value-type="float" office:value="0.791713840786535" calcext:value-type="float">
            <text:p>0.7917</text:p>
          </table:table-cell>
          <table:table-cell office:value-type="float" office:value="0.789137371572909" calcext:value-type="float">
            <text:p>0.7891</text:p>
          </table:table-cell>
          <table:table-cell office:value-type="float" office:value="0.789533440959894" calcext:value-type="float">
            <text:p>0.7895</text:p>
          </table:table-cell>
          <table:table-cell/>
          <table:table-cell office:value-type="float" office:value="197.875613738698" calcext:value-type="float">
            <text:p>197.8756</text:p>
          </table:table-cell>
          <table:table-cell office:value-type="float" office:value="52.5011158339878" calcext:value-type="float">
            <text:p>52.5011</text:p>
          </table:table-cell>
          <table:table-cell office:value-type="float" office:value="39.6711265291171" calcext:value-type="float">
            <text:p>39.6711</text:p>
          </table:table-cell>
          <table:table-cell office:value-type="float" office:value="26.4270481085681" calcext:value-type="float">
            <text:p>26.4270</text:p>
          </table:table-cell>
          <table:table-cell office:value-type="float" office:value="31.458526399794" calcext:value-type="float">
            <text:p>31.4585</text:p>
          </table:table-cell>
          <table:table-cell office:value-type="float" office:value="31.7691058473686" calcext:value-type="float">
            <text:p>31.7691</text:p>
          </table:table-cell>
          <table:table-cell office:value-type="float" office:value="31.6920468595135" calcext:value-type="float">
            <text:p>31.6920</text:p>
          </table:table-cell>
          <table:table-cell office:value-type="float" office:value="31.6301886080455" calcext:value-type="float">
            <text:p>31.6302</text:p>
          </table:table-cell>
          <table:table-cell/>
          <table:table-cell office:value-type="float" office:value="3.76888640845684" calcext:value-type="float">
            <text:p>3.7689</text:p>
          </table:table-cell>
          <table:table-cell office:value-type="float" office:value="1.10540488511553" calcext:value-type="float">
            <text:p>1.1054</text:p>
          </table:table-cell>
          <table:table-cell office:value-type="float" office:value="1.4718848205719" calcext:value-type="float">
            <text:p>1.4719</text:p>
          </table:table-cell>
          <table:table-cell office:value-type="float" office:value="0.64291041705101" calcext:value-type="float">
            <text:p>0.6429</text:p>
          </table:table-cell>
          <table:table-cell office:value-type="float" office:value="3.66756380740375" calcext:value-type="float">
            <text:p>3.6676</text:p>
          </table:table-cell>
          <table:table-cell office:value-type="float" office:value="3.84346531967331" calcext:value-type="float">
            <text:p>3.8435</text:p>
          </table:table-cell>
          <table:table-cell office:value-type="float" office:value="3.60084085225481" calcext:value-type="float">
            <text:p>3.6008</text:p>
          </table:table-cell>
          <table:table-cell office:value-type="float" office:value="3.82402680364319" calcext:value-type="float">
            <text:p>3.8240</text:p>
          </table:table-cell>
          <table:table-cell table:number-columns-repeated="16355"/>
        </table:table-row>
        <table:table-row table:style-name="ro1">
          <table:table-cell office:value-type="float" office:value="4" calcext:value-type="float">
            <text:p>4.0000</text:p>
          </table:table-cell>
          <table:table-cell office:value-type="float" office:value="1" calcext:value-type="float">
            <text:p>1.0000</text:p>
          </table:table-cell>
          <table:table-cell office:value-type="float" office:value="2.93551804423343" calcext:value-type="float">
            <text:p>2.9355</text:p>
          </table:table-cell>
          <table:table-cell office:value-type="float" office:value="0.990529762391953" calcext:value-type="float">
            <text:p>0.9905</text:p>
          </table:table-cell>
          <table:table-cell office:value-type="float" office:value="0.658012142836402" calcext:value-type="float">
            <text:p>0.6580</text:p>
          </table:table-cell>
          <table:table-cell office:value-type="float" office:value="0.737080849423594" calcext:value-type="float">
            <text:p>0.7371</text:p>
          </table:table-cell>
          <table:table-cell office:value-type="float" office:value="0.498980963612926" calcext:value-type="float">
            <text:p>0.4990</text:p>
          </table:table-cell>
          <table:table-cell office:value-type="float" office:value="0.988093265758204" calcext:value-type="float">
            <text:p>0.9881</text:p>
          </table:table-cell>
          <table:table-cell office:value-type="float" office:value="0.983219292519301" calcext:value-type="float">
            <text:p>0.9832</text:p>
          </table:table-cell>
          <table:table-cell office:value-type="float" office:value="0.993159310465662" calcext:value-type="float">
            <text:p>0.9932</text:p>
          </table:table-cell>
          <table:table-cell office:value-type="float" office:value="0.991406717726407" calcext:value-type="float">
            <text:p>0.9914</text:p>
          </table:table-cell>
          <table:table-cell/>
          <table:table-cell office:value-type="float" office:value="246.943750263164" calcext:value-type="float">
            <text:p>246.9438</text:p>
          </table:table-cell>
          <table:table-cell office:value-type="float" office:value="65.9374020046663" calcext:value-type="float">
            <text:p>65.9374</text:p>
          </table:table-cell>
          <table:table-cell office:value-type="float" office:value="49.3339368650906" calcext:value-type="float">
            <text:p>49.3339</text:p>
          </table:table-cell>
          <table:table-cell office:value-type="float" office:value="33.019515023389" calcext:value-type="float">
            <text:p>33.0195</text:p>
          </table:table-cell>
          <table:table-cell office:value-type="float" office:value="39.5798345442207" calcext:value-type="float">
            <text:p>39.5798</text:p>
          </table:table-cell>
          <table:table-cell office:value-type="float" office:value="39.2912160063629" calcext:value-type="float">
            <text:p>39.2912</text:p>
          </table:table-cell>
          <table:table-cell office:value-type="float" office:value="39.5126794264676" calcext:value-type="float">
            <text:p>39.5127</text:p>
          </table:table-cell>
          <table:table-cell office:value-type="float" office:value="39.5116211060014" calcext:value-type="float">
            <text:p>39.5116</text:p>
          </table:table-cell>
          <table:table-cell/>
          <table:table-cell office:value-type="float" office:value="143.113434080399" calcext:value-type="float">
            <text:p>143.1134</text:p>
          </table:table-cell>
          <table:table-cell office:value-type="float" office:value="1.93408292506431" calcext:value-type="float">
            <text:p>1.9341</text:p>
          </table:table-cell>
          <table:table-cell office:value-type="float" office:value="2.73990729985033" calcext:value-type="float">
            <text:p>2.7399</text:p>
          </table:table-cell>
          <table:table-cell office:value-type="float" office:value="0.984839574147085" calcext:value-type="float">
            <text:p>0.9848</text:p>
          </table:table-cell>
          <table:table-cell office:value-type="float" office:value="65.1405231692206" calcext:value-type="float">
            <text:p>65.1405</text:p>
          </table:table-cell>
          <table:table-cell office:value-type="float" office:value="46.6234707825024" calcext:value-type="float">
            <text:p>46.6235</text:p>
          </table:table-cell>
          <table:table-cell office:value-type="float" office:value="115.577591111153" calcext:value-type="float">
            <text:p>115.5776</text:p>
          </table:table-cell>
          <table:table-cell office:value-type="float" office:value="87.5138972155548" calcext:value-type="float">
            <text:p>87.5139</text:p>
          </table:table-cell>
          <table:table-cell table:number-columns-repeated="16355"/>
        </table:table-row>
        <table:table-row table:style-name="ro1">
          <table:table-cell office:value-type="float" office:value="5" calcext:value-type="float">
            <text:p>5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0561906265249579" calcext:value-type="float">
            <text:p>0.0562</text:p>
          </table:table-cell>
          <table:table-cell office:value-type="float" office:value="0.296473008408553" calcext:value-type="float">
            <text:p>0.2965</text:p>
          </table:table-cell>
          <table:table-cell office:value-type="float" office:value="0.195939936982036" calcext:value-type="float">
            <text:p>0.1959</text:p>
          </table:table-cell>
          <table:table-cell office:value-type="float" office:value="0.221682325405973" calcext:value-type="float">
            <text:p>0.2217</text:p>
          </table:table-cell>
          <table:table-cell office:value-type="float" office:value="0.147888003084046" calcext:value-type="float">
            <text:p>0.1479</text:p>
          </table:table-cell>
          <table:table-cell office:value-type="float" office:value="0.23452207583353" calcext:value-type="float">
            <text:p>0.2345</text:p>
          </table:table-cell>
          <table:table-cell office:value-type="float" office:value="0.236297594597935" calcext:value-type="float">
            <text:p>0.2363</text:p>
          </table:table-cell>
          <table:table-cell office:value-type="float" office:value="0.237479603029622" calcext:value-type="float">
            <text:p>0.2375</text:p>
          </table:table-cell>
          <table:table-cell office:value-type="float" office:value="0.233536913108462" calcext:value-type="float">
            <text:p>0.2335</text:p>
          </table:table-cell>
          <table:table-cell office:value-type="float" office:value="0.238819160011721" calcext:value-type="float">
            <text:p>0.2388</text:p>
          </table:table-cell>
          <table:table-cell office:value-type="float" office:value="74.2016119643877" calcext:value-type="float">
            <text:p>74.2016</text:p>
          </table:table-cell>
          <table:table-cell office:value-type="float" office:value="19.8050179665756" calcext:value-type="float">
            <text:p>19.8050</text:p>
          </table:table-cell>
          <table:table-cell office:value-type="float" office:value="14.8568985995906" calcext:value-type="float">
            <text:p>14.8569</text:p>
          </table:table-cell>
          <table:table-cell office:value-type="float" office:value="9.88016569417323" calcext:value-type="float">
            <text:p>9.8802</text:p>
          </table:table-cell>
          <table:table-cell office:value-type="float" office:value="9.44367517637153" calcext:value-type="float">
            <text:p>9.4437</text:p>
          </table:table-cell>
          <table:table-cell office:value-type="float" office:value="9.50861178182595" calcext:value-type="float">
            <text:p>9.5086</text:p>
          </table:table-cell>
          <table:table-cell office:value-type="float" office:value="9.53094801405269" calcext:value-type="float">
            <text:p>9.5309</text:p>
          </table:table-cell>
          <table:table-cell office:value-type="float" office:value="9.4232525450621" calcext:value-type="float">
            <text:p>9.4233</text:p>
          </table:table-cell>
          <table:table-cell office:value-type="float" office:value="9.58981238017216" calcext:value-type="float">
            <text:p>9.5898</text:p>
          </table:table-cell>
          <table:table-cell office:value-type="float" office:value="0.414061941270863" calcext:value-type="float">
            <text:p>0.4141</text:p>
          </table:table-cell>
          <table:table-cell office:value-type="float" office:value="0.243988496970417" calcext:value-type="float">
            <text:p>0.2440</text:p>
          </table:table-cell>
          <table:table-cell office:value-type="float" office:value="0.282027135846796" calcext:value-type="float">
            <text:p>0.2820</text:p>
          </table:table-cell>
          <table:table-cell office:value-type="float" office:value="0.173556780662801" calcext:value-type="float">
            <text:p>0.1736</text:p>
          </table:table-cell>
          <table:table-cell office:value-type="float" office:value="0.30991621110847" calcext:value-type="float">
            <text:p>0.3099</text:p>
          </table:table-cell>
          <table:table-cell office:value-type="float" office:value="0.308701649795478" calcext:value-type="float">
            <text:p>0.3087</text:p>
          </table:table-cell>
          <table:table-cell office:value-type="float" office:value="0.313129089354272" calcext:value-type="float">
            <text:p>0.3131</text:p>
          </table:table-cell>
          <table:table-cell office:value-type="float" office:value="0.305725311666408" calcext:value-type="float">
            <text:p>0.3057</text:p>
          </table:table-cell>
          <table:table-cell office:value-type="float" office:value="0.317705813950748" calcext:value-type="float">
            <text:p>0.3177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.0000</text:p>
          </table:table-cell>
          <table:table-cell office:value-type="float" office:value="0.55" calcext:value-type="float">
            <text:p>0.5500</text:p>
          </table:table-cell>
          <table:table-cell office:value-type="float" office:value="0.0767481945444604" calcext:value-type="float">
            <text:p>0.0767</text:p>
          </table:table-cell>
          <table:table-cell office:value-type="float" office:value="0.546759849851807" calcext:value-type="float">
            <text:p>0.5468</text:p>
          </table:table-cell>
          <table:table-cell office:value-type="float" office:value="0.365440023984756" calcext:value-type="float">
            <text:p>0.3654</text:p>
          </table:table-cell>
          <table:table-cell office:value-type="float" office:value="0.411853967846097" calcext:value-type="float">
            <text:p>0.4119</text:p>
          </table:table-cell>
          <table:table-cell office:value-type="float" office:value="0.27210325679587" calcext:value-type="float">
            <text:p>0.2721</text:p>
          </table:table-cell>
          <table:table-cell office:value-type="float" office:value="0.430079831735331" calcext:value-type="float">
            <text:p>0.4301</text:p>
          </table:table-cell>
          <table:table-cell office:value-type="float" office:value="0.432306353011986" calcext:value-type="float">
            <text:p>0.4323</text:p>
          </table:table-cell>
          <table:table-cell office:value-type="float" office:value="0.440891663945719" calcext:value-type="float">
            <text:p>0.4409</text:p>
          </table:table-cell>
          <table:table-cell office:value-type="float" office:value="0.430990231448372" calcext:value-type="float">
            <text:p>0.4310</text:p>
          </table:table-cell>
          <table:table-cell office:value-type="float" office:value="0.43414510330586" calcext:value-type="float">
            <text:p>0.4341</text:p>
          </table:table-cell>
          <table:table-cell office:value-type="float" office:value="136.501434767566" calcext:value-type="float">
            <text:p>136.5014</text:p>
          </table:table-cell>
          <table:table-cell office:value-type="float" office:value="36.3573594904953" calcext:value-type="float">
            <text:p>36.3574</text:p>
          </table:table-cell>
          <table:table-cell office:value-type="float" office:value="27.3627177379414" calcext:value-type="float">
            <text:p>27.3627</text:p>
          </table:table-cell>
          <table:table-cell office:value-type="float" office:value="18.1399723852612" calcext:value-type="float">
            <text:p>18.1400</text:p>
          </table:table-cell>
          <table:table-cell office:value-type="float" office:value="17.3826571096779" calcext:value-type="float">
            <text:p>17.3827</text:p>
          </table:table-cell>
          <table:table-cell office:value-type="float" office:value="17.3824218205593" calcext:value-type="float">
            <text:p>17.3824</text:p>
          </table:table-cell>
          <table:table-cell office:value-type="float" office:value="17.4989435720617" calcext:value-type="float">
            <text:p>17.4989</text:p>
          </table:table-cell>
          <table:table-cell office:value-type="float" office:value="17.3842877263052" calcext:value-type="float">
            <text:p>17.3843</text:p>
          </table:table-cell>
          <table:table-cell office:value-type="float" office:value="17.5330601020004" calcext:value-type="float">
            <text:p>17.5331</text:p>
          </table:table-cell>
          <table:table-cell office:value-type="float" office:value="1.17563203936721" calcext:value-type="float">
            <text:p>1.1756</text:p>
          </table:table-cell>
          <table:table-cell office:value-type="float" office:value="0.576940597197751" calcext:value-type="float">
            <text:p>0.5769</text:p>
          </table:table-cell>
          <table:table-cell office:value-type="float" office:value="0.707812660233464" calcext:value-type="float">
            <text:p>0.7078</text:p>
          </table:table-cell>
          <table:table-cell office:value-type="float" office:value="0.374358955455394" calcext:value-type="float">
            <text:p>0.3744</text:p>
          </table:table-cell>
          <table:table-cell office:value-type="float" office:value="0.759377262815398" calcext:value-type="float">
            <text:p>0.7594</text:p>
          </table:table-cell>
          <table:table-cell office:value-type="float" office:value="0.767345191451074" calcext:value-type="float">
            <text:p>0.7673</text:p>
          </table:table-cell>
          <table:table-cell office:value-type="float" office:value="0.799536320555748" calcext:value-type="float">
            <text:p>0.7995</text:p>
          </table:table-cell>
          <table:table-cell office:value-type="float" office:value="0.764827408942862" calcext:value-type="float">
            <text:p>0.7648</text:p>
          </table:table-cell>
          <table:table-cell office:value-type="float" office:value="0.765167793731832" calcext:value-type="float">
            <text:p>0.7652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.0000</text:p>
          </table:table-cell>
          <table:table-cell office:value-type="float" office:value="0.8" calcext:value-type="float">
            <text:p>0.8000</text:p>
          </table:table-cell>
          <table:table-cell office:value-type="float" office:value="0.123837272488769" calcext:value-type="float">
            <text:p>0.1238</text:p>
          </table:table-cell>
          <table:table-cell office:value-type="float" office:value="0.795978641665281" calcext:value-type="float">
            <text:p>0.7960</text:p>
          </table:table-cell>
          <table:table-cell office:value-type="float" office:value="0.527252083295757" calcext:value-type="float">
            <text:p>0.5273</text:p>
          </table:table-cell>
          <table:table-cell office:value-type="float" office:value="0.601841874036647" calcext:value-type="float">
            <text:p>0.6018</text:p>
          </table:table-cell>
          <table:table-cell office:value-type="float" office:value="0.394367071603811" calcext:value-type="float">
            <text:p>0.3944</text:p>
          </table:table-cell>
          <table:table-cell office:value-type="float" office:value="0.637385035370356" calcext:value-type="float">
            <text:p>0.6374</text:p>
          </table:table-cell>
          <table:table-cell office:value-type="float" office:value="0.631382807044745" calcext:value-type="float">
            <text:p>0.6314</text:p>
          </table:table-cell>
          <table:table-cell office:value-type="float" office:value="0.631862311867834" calcext:value-type="float">
            <text:p>0.6319</text:p>
          </table:table-cell>
          <table:table-cell office:value-type="float" office:value="0.634716124992349" calcext:value-type="float">
            <text:p>0.6347</text:p>
          </table:table-cell>
          <table:table-cell office:value-type="float" office:value="0.631019471578299" calcext:value-type="float">
            <text:p>0.6310</text:p>
          </table:table-cell>
          <table:table-cell office:value-type="float" office:value="198.164322939076" calcext:value-type="float">
            <text:p>198.1643</text:p>
          </table:table-cell>
          <table:table-cell office:value-type="float" office:value="52.7748130028127" calcext:value-type="float">
            <text:p>52.7748</text:p>
          </table:table-cell>
          <table:table-cell office:value-type="float" office:value="39.908539025732" calcext:value-type="float">
            <text:p>39.9085</text:p>
          </table:table-cell>
          <table:table-cell office:value-type="float" office:value="26.4045942263652" calcext:value-type="float">
            <text:p>26.4046</text:p>
          </table:table-cell>
          <table:table-cell office:value-type="float" office:value="25.4559044290451" calcext:value-type="float">
            <text:p>25.4559</text:p>
          </table:table-cell>
          <table:table-cell office:value-type="float" office:value="25.1394387333973" calcext:value-type="float">
            <text:p>25.1394</text:p>
          </table:table-cell>
          <table:table-cell office:value-type="float" office:value="25.473259756407" calcext:value-type="float">
            <text:p>25.4733</text:p>
          </table:table-cell>
          <table:table-cell office:value-type="float" office:value="25.3935919442966" calcext:value-type="float">
            <text:p>25.3936</text:p>
          </table:table-cell>
          <table:table-cell office:value-type="float" office:value="25.2850041877066" calcext:value-type="float">
            <text:p>25.2850</text:p>
          </table:table-cell>
          <table:table-cell office:value-type="float" office:value="3.7738360780614" calcext:value-type="float">
            <text:p>3.7738</text:p>
          </table:table-cell>
          <table:table-cell office:value-type="float" office:value="1.11572296090668" calcext:value-type="float">
            <text:p>1.1157</text:p>
          </table:table-cell>
          <table:table-cell office:value-type="float" office:value="1.50882741429051" calcext:value-type="float">
            <text:p>1.5088</text:p>
          </table:table-cell>
          <table:table-cell office:value-type="float" office:value="0.654223274582944" calcext:value-type="float">
            <text:p>0.6542</text:p>
          </table:table-cell>
          <table:table-cell office:value-type="float" office:value="1.76134717885527" calcext:value-type="float">
            <text:p>1.7613</text:p>
          </table:table-cell>
          <table:table-cell office:value-type="float" office:value="1.70183758752402" calcext:value-type="float">
            <text:p>1.7018</text:p>
          </table:table-cell>
          <table:table-cell office:value-type="float" office:value="1.70785628188297" calcext:value-type="float">
            <text:p>1.7079</text:p>
          </table:table-cell>
          <table:table-cell office:value-type="float" office:value="1.7876639717635" calcext:value-type="float">
            <text:p>1.7877</text:p>
          </table:table-cell>
          <table:table-cell office:value-type="float" office:value="1.68469414756468" calcext:value-type="float">
            <text:p>1.6847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.0000</text:p>
          </table:table-cell>
          <table:table-cell office:value-type="float" office:value="1" calcext:value-type="float">
            <text:p>1.0000</text:p>
          </table:table-cell>
          <table:table-cell office:value-type="float" office:value="0.709893975667957" calcext:value-type="float">
            <text:p>0.7099</text:p>
          </table:table-cell>
          <table:table-cell office:value-type="float" office:value="0.987297515479372" calcext:value-type="float">
            <text:p>0.9873</text:p>
          </table:table-cell>
          <table:table-cell office:value-type="float" office:value="0.658683221861012" calcext:value-type="float">
            <text:p>0.6587</text:p>
          </table:table-cell>
          <table:table-cell office:value-type="float" office:value="0.740821113096433" calcext:value-type="float">
            <text:p>0.7408</text:p>
          </table:table-cell>
          <table:table-cell office:value-type="float" office:value="0.491140994708963" calcext:value-type="float">
            <text:p>0.4911</text:p>
          </table:table-cell>
          <table:table-cell office:value-type="float" office:value="0.796006745236431" calcext:value-type="float">
            <text:p>0.7960</text:p>
          </table:table-cell>
          <table:table-cell office:value-type="float" office:value="0.787881758757762" calcext:value-type="float">
            <text:p>0.7879</text:p>
          </table:table-cell>
          <table:table-cell office:value-type="float" office:value="0.786613781797098" calcext:value-type="float">
            <text:p>0.7866</text:p>
          </table:table-cell>
          <table:table-cell office:value-type="float" office:value="0.789988527119093" calcext:value-type="float">
            <text:p>0.7900</text:p>
          </table:table-cell>
          <table:table-cell office:value-type="float" office:value="0.796056174437463" calcext:value-type="float">
            <text:p>0.7961</text:p>
          </table:table-cell>
          <table:table-cell office:value-type="float" office:value="246.897476549885" calcext:value-type="float">
            <text:p>246.8975</text:p>
          </table:table-cell>
          <table:table-cell office:value-type="float" office:value="65.6447332096635" calcext:value-type="float">
            <text:p>65.6447</text:p>
          </table:table-cell>
          <table:table-cell office:value-type="float" office:value="49.399538031435" calcext:value-type="float">
            <text:p>49.3995</text:p>
          </table:table-cell>
          <table:table-cell office:value-type="float" office:value="32.6588306266779" calcext:value-type="float">
            <text:p>32.6588</text:p>
          </table:table-cell>
          <table:table-cell office:value-type="float" office:value="31.6994862086465" calcext:value-type="float">
            <text:p>31.6995</text:p>
          </table:table-cell>
          <table:table-cell office:value-type="float" office:value="31.4871707522698" calcext:value-type="float">
            <text:p>31.4872</text:p>
          </table:table-cell>
          <table:table-cell office:value-type="float" office:value="31.5053067851405" calcext:value-type="float">
            <text:p>31.5053</text:p>
          </table:table-cell>
          <table:table-cell office:value-type="float" office:value="31.6894646869736" calcext:value-type="float">
            <text:p>31.6895</text:p>
          </table:table-cell>
          <table:table-cell office:value-type="float" office:value="31.7340666649668" calcext:value-type="float">
            <text:p>31.7341</text:p>
          </table:table-cell>
          <table:table-cell office:value-type="float" office:value="87.3239812671514" calcext:value-type="float">
            <text:p>87.3240</text:p>
          </table:table-cell>
          <table:table-cell office:value-type="float" office:value="1.93739162096372" calcext:value-type="float">
            <text:p>1.9374</text:p>
          </table:table-cell>
          <table:table-cell office:value-type="float" office:value="2.85845895567453" calcext:value-type="float">
            <text:p>2.8585</text:p>
          </table:table-cell>
          <table:table-cell office:value-type="float" office:value="0.97233113972425" calcext:value-type="float">
            <text:p>0.9723</text:p>
          </table:table-cell>
          <table:table-cell office:value-type="float" office:value="3.94035583019417" calcext:value-type="float">
            <text:p>3.9404</text:p>
          </table:table-cell>
          <table:table-cell office:value-type="float" office:value="3.70325993126775" calcext:value-type="float">
            <text:p>3.7033</text:p>
          </table:table-cell>
          <table:table-cell office:value-type="float" office:value="3.70639783527002" calcext:value-type="float">
            <text:p>3.7064</text:p>
          </table:table-cell>
          <table:table-cell office:value-type="float" office:value="3.87645591985286" calcext:value-type="float">
            <text:p>3.8765</text:p>
          </table:table-cell>
          <table:table-cell office:value-type="float" office:value="3.92940566047597" calcext:value-type="float">
            <text:p>3.9294</text:p>
          </table:table-cell>
          <table:table-cell table:number-columns-repeated="16354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zultati_analiticki" table:style-name="ta1"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5" table:default-cell-style-name="ce6"/>
        <table:table-column table:style-name="co11" table:default-cell-style-name="ce6"/>
        <table:table-column table:style-name="co13" table:default-cell-style-name="ce6"/>
        <table:table-column table:style-name="co8" table:default-cell-style-name="ce6"/>
        <table:table-column table:style-name="co9" table:default-cell-style-name="ce6"/>
        <table:table-column table:style-name="co14" table:default-cell-style-name="ce6"/>
        <table:table-column table:style-name="co6" table:number-columns-repeated="4" table:default-cell-style-name="ce6"/>
        <table:table-column table:style-name="co4" table:number-columns-repeated="3" table:default-cell-style-name="ce6"/>
        <table:table-column table:style-name="co3" table:default-cell-style-name="ce6"/>
        <table:table-column table:style-name="co4" table:number-columns-repeated="5" table:default-cell-style-name="ce6"/>
        <table:table-column table:style-name="co6" table:number-columns-repeated="16354" table:default-cell-style-name="ce6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cpu</text:p>
          </table:table-cell>
          <table:table-cell office:value-type="string" calcext:value-type="string">
            <text:p>Uds1</text:p>
          </table:table-cell>
          <table:table-cell office:value-type="string" calcext:value-type="string">
            <text:p>Uds2</text:p>
          </table:table-cell>
          <table:table-cell office:value-type="string" calcext:value-type="string">
            <text:p>Uds3</text:p>
          </table:table-cell>
          <table:table-cell office:value-type="string" calcext:value-type="string">
            <text:p>Udu1</text:p>
          </table:table-cell>
          <table:table-cell office:value-type="string" calcext:value-type="string">
            <text:p>Udu2</text:p>
          </table:table-cell>
          <table:table-cell office:value-type="string" calcext:value-type="string">
            <text:p>Udu3</text:p>
          </table:table-cell>
          <table:table-cell office:value-type="string" calcext:value-type="string">
            <text:p>Udu4</text:p>
          </table:table-cell>
          <table:table-cell office:value-type="string" calcext:value-type="string">
            <text:p>Udu5</text:p>
          </table:table-cell>
          <table:table-cell office:value-type="string" calcext:value-type="string">
            <text:p>Xcpu</text:p>
          </table:table-cell>
          <table:table-cell office:value-type="string" calcext:value-type="string">
            <text:p>Xds1</text:p>
          </table:table-cell>
          <table:table-cell office:value-type="string" calcext:value-type="string">
            <text:p>Xds2</text:p>
          </table:table-cell>
          <table:table-cell office:value-type="string" calcext:value-type="string">
            <text:p>Xds3</text:p>
          </table:table-cell>
          <table:table-cell office:value-type="string" calcext:value-type="string">
            <text:p>Xdu1</text:p>
          </table:table-cell>
          <table:table-cell office:value-type="string" calcext:value-type="string">
            <text:p>Xdu2</text:p>
          </table:table-cell>
          <table:table-cell office:value-type="string" calcext:value-type="string">
            <text:p>Xdu3</text:p>
          </table:table-cell>
          <table:table-cell office:value-type="string" calcext:value-type="string">
            <text:p>Xdu4</text:p>
          </table:table-cell>
          <table:table-cell office:value-type="string" calcext:value-type="string">
            <text:p>Xdu5</text:p>
          </table:table-cell>
          <table:table-cell office:value-type="string" calcext:value-type="string">
            <text:p>Jcpu</text:p>
          </table:table-cell>
          <table:table-cell office:value-type="string" calcext:value-type="string">
            <text:p>Jds1</text:p>
          </table:table-cell>
          <table:table-cell office:value-type="string" calcext:value-type="string">
            <text:p>Jds2</text:p>
          </table:table-cell>
          <table:table-cell office:value-type="string" calcext:value-type="string">
            <text:p>Jds3</text:p>
          </table:table-cell>
          <table:table-cell office:value-type="string" calcext:value-type="string">
            <text:p>Jdu1</text:p>
          </table:table-cell>
          <table:table-cell office:value-type="string" calcext:value-type="string">
            <text:p>Jdu2</text:p>
          </table:table-cell>
          <table:table-cell office:value-type="string" calcext:value-type="string">
            <text:p>Jdu3</text:p>
          </table:table-cell>
          <table:table-cell office:value-type="string" calcext:value-type="string">
            <text:p>Jdu4</text:p>
          </table:table-cell>
          <table:table-cell office:value-type="string" calcext:value-type="string">
            <text:p>Jdu5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.0000 </text:p>
          </table:table-cell>
          <table:table-cell office:value-type="float" office:value="0.3" calcext:value-type="float">
            <text:p>0.3000 </text:p>
          </table:table-cell>
          <table:table-cell office:value-type="float" office:value="0.0561770021176456" calcext:value-type="float">
            <text:p>0.0562 </text:p>
          </table:table-cell>
          <table:table-cell office:value-type="float" office:value="0.1485" calcext:value-type="float">
            <text:p>0.1485 </text:p>
          </table:table-cell>
          <table:table-cell office:value-type="float" office:value="0.099" calcext:value-type="float">
            <text:p>0.0990 </text:p>
          </table:table-cell>
          <table:table-cell office:value-type="float" office:value="0.111375" calcext:value-type="float">
            <text:p>0.1114 </text:p>
          </table:table-cell>
          <table:table-cell office:value-type="float" office:value="0.07425" calcext:value-type="float">
            <text:p>0.0743 </text:p>
          </table:table-cell>
          <table:table-cell table:number-columns-repeated="2" office:value-type="float" office:value="0.297" calcext:value-type="float">
            <text:p>0.297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37.125" calcext:value-type="float">
            <text:p>37.1250 </text:p>
          </table:table-cell>
          <table:table-cell office:value-type="float" office:value="9.9" calcext:value-type="float">
            <text:p>9.9000 </text:p>
          </table:table-cell>
          <table:table-cell office:value-type="float" office:value="7.425" calcext:value-type="float">
            <text:p>7.4250 </text:p>
          </table:table-cell>
          <table:table-cell office:value-type="float" office:value="4.95" calcext:value-type="float">
            <text:p>4.9500 </text:p>
          </table:table-cell>
          <table:table-cell table:number-columns-repeated="2" office:value-type="float" office:value="11.88" calcext:value-type="float">
            <text:p>11.880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0.174398120963006" calcext:value-type="float">
            <text:p>0.1744 </text:p>
          </table:table-cell>
          <table:table-cell office:value-type="float" office:value="0.109877913429523" calcext:value-type="float">
            <text:p>0.1099 </text:p>
          </table:table-cell>
          <table:table-cell office:value-type="float" office:value="0.125334083556056" calcext:value-type="float">
            <text:p>0.1253 </text:p>
          </table:table-cell>
          <table:table-cell office:value-type="float" office:value="0.0802052389954091" calcext:value-type="float">
            <text:p>0.0802 </text:p>
          </table:table-cell>
          <table:table-cell table:number-columns-repeated="2" office:value-type="float" office:value="0.422475106685633" calcext:value-type="float">
            <text:p>0.4225 </text:p>
          </table:table-cell>
          <table:table-cell table:number-columns-repeated="3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.0000 </text:p>
          </table:table-cell>
          <table:table-cell office:value-type="float" office:value="0.55" calcext:value-type="float">
            <text:p>0.5500 </text:p>
          </table:table-cell>
          <table:table-cell office:value-type="float" office:value="0.0780710970535245" calcext:value-type="float">
            <text:p>0.0781 </text:p>
          </table:table-cell>
          <table:table-cell office:value-type="float" office:value="0.27225" calcext:value-type="float">
            <text:p>0.2723 </text:p>
          </table:table-cell>
          <table:table-cell office:value-type="float" office:value="0.1815" calcext:value-type="float">
            <text:p>0.1815 </text:p>
          </table:table-cell>
          <table:table-cell office:value-type="float" office:value="0.2041875" calcext:value-type="float">
            <text:p>0.2042 </text:p>
          </table:table-cell>
          <table:table-cell office:value-type="float" office:value="0.136125" calcext:value-type="float">
            <text:p>0.1361 </text:p>
          </table:table-cell>
          <table:table-cell table:number-columns-repeated="2" office:value-type="float" office:value="0.5445" calcext:value-type="float">
            <text:p>0.5445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68.0625" calcext:value-type="float">
            <text:p>68.0625 </text:p>
          </table:table-cell>
          <table:table-cell office:value-type="float" office:value="18.15" calcext:value-type="float">
            <text:p>18.1500 </text:p>
          </table:table-cell>
          <table:table-cell office:value-type="float" office:value="13.6125" calcext:value-type="float">
            <text:p>13.6125 </text:p>
          </table:table-cell>
          <table:table-cell office:value-type="float" office:value="9.075" calcext:value-type="float">
            <text:p>9.0750 </text:p>
          </table:table-cell>
          <table:table-cell table:number-columns-repeated="2" office:value-type="float" office:value="21.78" calcext:value-type="float">
            <text:p>21.780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0.374098248024734" calcext:value-type="float">
            <text:p>0.3741 </text:p>
          </table:table-cell>
          <table:table-cell office:value-type="float" office:value="0.221747098350642" calcext:value-type="float">
            <text:p>0.2217 </text:p>
          </table:table-cell>
          <table:table-cell office:value-type="float" office:value="0.256577397314066" calcext:value-type="float">
            <text:p>0.2566 </text:p>
          </table:table-cell>
          <table:table-cell office:value-type="float" office:value="0.15757488062509" calcext:value-type="float">
            <text:p>0.1576 </text:p>
          </table:table-cell>
          <table:table-cell table:number-columns-repeated="2" office:value-type="float" office:value="1.1953896816685" calcext:value-type="float">
            <text:p>1.1954 </text:p>
          </table:table-cell>
          <table:table-cell table:number-columns-repeated="3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.0000 </text:p>
          </table:table-cell>
          <table:table-cell office:value-type="float" office:value="0.8" calcext:value-type="float">
            <text:p>0.8000 </text:p>
          </table:table-cell>
          <table:table-cell office:value-type="float" office:value="0.14676558248634" calcext:value-type="float">
            <text:p>0.1468 </text:p>
          </table:table-cell>
          <table:table-cell office:value-type="float" office:value="0.396" calcext:value-type="float">
            <text:p>0.3960 </text:p>
          </table:table-cell>
          <table:table-cell office:value-type="float" office:value="0.264" calcext:value-type="float">
            <text:p>0.2640 </text:p>
          </table:table-cell>
          <table:table-cell office:value-type="float" office:value="0.297" calcext:value-type="float">
            <text:p>0.2970 </text:p>
          </table:table-cell>
          <table:table-cell office:value-type="float" office:value="0.198" calcext:value-type="float">
            <text:p>0.1980 </text:p>
          </table:table-cell>
          <table:table-cell table:number-columns-repeated="2" office:value-type="float" office:value="0.792" calcext:value-type="float">
            <text:p>0.792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99" calcext:value-type="float">
            <text:p>99.0000 </text:p>
          </table:table-cell>
          <table:table-cell office:value-type="float" office:value="26.4" calcext:value-type="float">
            <text:p>26.4000 </text:p>
          </table:table-cell>
          <table:table-cell office:value-type="float" office:value="19.8" calcext:value-type="float">
            <text:p>19.8000 </text:p>
          </table:table-cell>
          <table:table-cell office:value-type="float" office:value="13.2" calcext:value-type="float">
            <text:p>13.2000 </text:p>
          </table:table-cell>
          <table:table-cell table:number-columns-repeated="2" office:value-type="float" office:value="31.68" calcext:value-type="float">
            <text:p>31.680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0.655629139072848" calcext:value-type="float">
            <text:p>0.6556 </text:p>
          </table:table-cell>
          <table:table-cell office:value-type="float" office:value="0.358695652173913" calcext:value-type="float">
            <text:p>0.3587 </text:p>
          </table:table-cell>
          <table:table-cell office:value-type="float" office:value="0.422475106685633" calcext:value-type="float">
            <text:p>0.4225 </text:p>
          </table:table-cell>
          <table:table-cell office:value-type="float" office:value="0.246882793017456" calcext:value-type="float">
            <text:p>0.2469 </text:p>
          </table:table-cell>
          <table:table-cell table:number-columns-repeated="2" office:value-type="float" office:value="3.80769230769231" calcext:value-type="float">
            <text:p>3.8077 </text:p>
          </table:table-cell>
          <table:table-cell table:number-columns-repeated="3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.0000 </text:p>
          </table:table-cell>
          <table:table-cell office:value-type="float" office:value="1" calcext:value-type="float">
            <text:p>1.0000 </text:p>
          </table:table-cell>
          <table:table-cell office:value-type="float" office:value="2.53020323540634" calcext:value-type="float">
            <text:p>2.5302 </text:p>
          </table:table-cell>
          <table:table-cell office:value-type="float" office:value="0.495" calcext:value-type="float">
            <text:p>0.4950 </text:p>
          </table:table-cell>
          <table:table-cell office:value-type="float" office:value="0.33" calcext:value-type="float">
            <text:p>0.3300 </text:p>
          </table:table-cell>
          <table:table-cell office:value-type="float" office:value="0.37125" calcext:value-type="float">
            <text:p>0.3713 </text:p>
          </table:table-cell>
          <table:table-cell office:value-type="float" office:value="0.2475" calcext:value-type="float">
            <text:p>0.2475 </text:p>
          </table:table-cell>
          <table:table-cell table:number-columns-repeated="2" office:value-type="float" office:value="0.99" calcext:value-type="float">
            <text:p>0.990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123.75" calcext:value-type="float">
            <text:p>123.7500 </text:p>
          </table:table-cell>
          <table:table-cell office:value-type="float" office:value="33" calcext:value-type="float">
            <text:p>33.0000 </text:p>
          </table:table-cell>
          <table:table-cell office:value-type="float" office:value="24.75" calcext:value-type="float">
            <text:p>24.7500 </text:p>
          </table:table-cell>
          <table:table-cell office:value-type="float" office:value="16.5" calcext:value-type="float">
            <text:p>16.5000 </text:p>
          </table:table-cell>
          <table:table-cell table:number-columns-repeated="2" office:value-type="float" office:value="39.6" calcext:value-type="float">
            <text:p>39.6000 </text:p>
          </table:table-cell>
          <table:table-cell table:number-columns-repeated="3" office:value-type="float" office:value="0" calcext:value-type="float">
            <text:p>0.0000 </text:p>
          </table:table-cell>
          <table:table-cell office:value-type="float" office:value="0.98019801980198" calcext:value-type="float">
            <text:p>0.9802 </text:p>
          </table:table-cell>
          <table:table-cell office:value-type="float" office:value="0.492537313432836" calcext:value-type="float">
            <text:p>0.4925 </text:p>
          </table:table-cell>
          <table:table-cell office:value-type="float" office:value="0.590457256461233" calcext:value-type="float">
            <text:p>0.5905 </text:p>
          </table:table-cell>
          <table:table-cell office:value-type="float" office:value="0.32890365448505" calcext:value-type="float">
            <text:p>0.3289 </text:p>
          </table:table-cell>
          <table:table-cell table:number-columns-repeated="2" office:value-type="float" office:value="99.0000000000006" calcext:value-type="float">
            <text:p>99.0000 </text:p>
          </table:table-cell>
          <table:table-cell table:number-columns-repeated="3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.0000 </text:p>
          </table:table-cell>
          <table:table-cell office:value-type="float" office:value="0.3" calcext:value-type="float">
            <text:p>0.3000 </text:p>
          </table:table-cell>
          <table:table-cell office:value-type="float" office:value="0.0576407161214774" calcext:value-type="float">
            <text:p>0.0576 </text:p>
          </table:table-cell>
          <table:table-cell office:value-type="float" office:value="0.22275" calcext:value-type="float">
            <text:p>0.2228 </text:p>
          </table:table-cell>
          <table:table-cell office:value-type="float" office:value="0.1485" calcext:value-type="float">
            <text:p>0.1485 </text:p>
          </table:table-cell>
          <table:table-cell office:value-type="float" office:value="0.1670625" calcext:value-type="float">
            <text:p>0.1671 </text:p>
          </table:table-cell>
          <table:table-cell office:value-type="float" office:value="0.111375" calcext:value-type="float">
            <text:p>0.1114 </text:p>
          </table:table-cell>
          <table:table-cell table:number-columns-repeated="3" office:value-type="float" office:value="0.297" calcext:value-type="float">
            <text:p>0.297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55.6875" calcext:value-type="float">
            <text:p>55.6875 </text:p>
          </table:table-cell>
          <table:table-cell office:value-type="float" office:value="14.85" calcext:value-type="float">
            <text:p>14.8500 </text:p>
          </table:table-cell>
          <table:table-cell office:value-type="float" office:value="11.1375" calcext:value-type="float">
            <text:p>11.1375 </text:p>
          </table:table-cell>
          <table:table-cell office:value-type="float" office:value="7.425" calcext:value-type="float">
            <text:p>7.4250 </text:p>
          </table:table-cell>
          <table:table-cell table:number-columns-repeated="3" office:value-type="float" office:value="11.88" calcext:value-type="float">
            <text:p>11.880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0.286587327114828" calcext:value-type="float">
            <text:p>0.2866 </text:p>
          </table:table-cell>
          <table:table-cell office:value-type="float" office:value="0.174398120963007" calcext:value-type="float">
            <text:p>0.1744 </text:p>
          </table:table-cell>
          <table:table-cell office:value-type="float" office:value="0.200570270878667" calcext:value-type="float">
            <text:p>0.2006 </text:p>
          </table:table-cell>
          <table:table-cell office:value-type="float" office:value="0.125334083556056" calcext:value-type="float">
            <text:p>0.1253 </text:p>
          </table:table-cell>
          <table:table-cell table:number-columns-repeated="3" office:value-type="float" office:value="0.422475106685633" calcext:value-type="float">
            <text:p>0.4225 </text:p>
          </table:table-cell>
          <table:table-cell table:number-columns-repeated="2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.0000 </text:p>
          </table:table-cell>
          <table:table-cell office:value-type="float" office:value="0.55" calcext:value-type="float">
            <text:p>0.5500 </text:p>
          </table:table-cell>
          <table:table-cell office:value-type="float" office:value="0.0818581411380693" calcext:value-type="float">
            <text:p>0.0819 </text:p>
          </table:table-cell>
          <table:table-cell office:value-type="float" office:value="0.408375" calcext:value-type="float">
            <text:p>0.4084 </text:p>
          </table:table-cell>
          <table:table-cell office:value-type="float" office:value="0.27225" calcext:value-type="float">
            <text:p>0.2723 </text:p>
          </table:table-cell>
          <table:table-cell office:value-type="float" office:value="0.30628125" calcext:value-type="float">
            <text:p>0.3063 </text:p>
          </table:table-cell>
          <table:table-cell office:value-type="float" office:value="0.2041875" calcext:value-type="float">
            <text:p>0.2042 </text:p>
          </table:table-cell>
          <table:table-cell table:number-columns-repeated="3" office:value-type="float" office:value="0.5445" calcext:value-type="float">
            <text:p>0.5445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102.09375" calcext:value-type="float">
            <text:p>102.0938 </text:p>
          </table:table-cell>
          <table:table-cell office:value-type="float" office:value="27.225" calcext:value-type="float">
            <text:p>27.2250 </text:p>
          </table:table-cell>
          <table:table-cell office:value-type="float" office:value="20.41875" calcext:value-type="float">
            <text:p>20.4188 </text:p>
          </table:table-cell>
          <table:table-cell office:value-type="float" office:value="13.6125" calcext:value-type="float">
            <text:p>13.6125 </text:p>
          </table:table-cell>
          <table:table-cell table:number-columns-repeated="3" office:value-type="float" office:value="21.78" calcext:value-type="float">
            <text:p>21.780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0.690259877456159" calcext:value-type="float">
            <text:p>0.6903 </text:p>
          </table:table-cell>
          <table:table-cell office:value-type="float" office:value="0.374098248024734" calcext:value-type="float">
            <text:p>0.3741 </text:p>
          </table:table-cell>
          <table:table-cell office:value-type="float" office:value="0.441506374160998" calcext:value-type="float">
            <text:p>0.4415 </text:p>
          </table:table-cell>
          <table:table-cell office:value-type="float" office:value="0.256577397314066" calcext:value-type="float">
            <text:p>0.2566 </text:p>
          </table:table-cell>
          <table:table-cell table:number-columns-repeated="3" office:value-type="float" office:value="1.1953896816685" calcext:value-type="float">
            <text:p>1.1954 </text:p>
          </table:table-cell>
          <table:table-cell table:number-columns-repeated="2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.0000 </text:p>
          </table:table-cell>
          <table:table-cell office:value-type="float" office:value="0.8" calcext:value-type="float">
            <text:p>0.8000 </text:p>
          </table:table-cell>
          <table:table-cell office:value-type="float" office:value="0.155383647584146" calcext:value-type="float">
            <text:p>0.1554 </text:p>
          </table:table-cell>
          <table:table-cell office:value-type="float" office:value="0.594" calcext:value-type="float">
            <text:p>0.5940 </text:p>
          </table:table-cell>
          <table:table-cell office:value-type="float" office:value="0.396" calcext:value-type="float">
            <text:p>0.3960 </text:p>
          </table:table-cell>
          <table:table-cell office:value-type="float" office:value="0.4455" calcext:value-type="float">
            <text:p>0.4455 </text:p>
          </table:table-cell>
          <table:table-cell office:value-type="float" office:value="0.297" calcext:value-type="float">
            <text:p>0.2970 </text:p>
          </table:table-cell>
          <table:table-cell table:number-columns-repeated="3" office:value-type="float" office:value="0.792" calcext:value-type="float">
            <text:p>0.792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148.5" calcext:value-type="float">
            <text:p>148.5000 </text:p>
          </table:table-cell>
          <table:table-cell office:value-type="float" office:value="39.6" calcext:value-type="float">
            <text:p>39.6000 </text:p>
          </table:table-cell>
          <table:table-cell office:value-type="float" office:value="29.7" calcext:value-type="float">
            <text:p>29.7000 </text:p>
          </table:table-cell>
          <table:table-cell office:value-type="float" office:value="19.8" calcext:value-type="float">
            <text:p>19.8000 </text:p>
          </table:table-cell>
          <table:table-cell table:number-columns-repeated="3" office:value-type="float" office:value="31.68" calcext:value-type="float">
            <text:p>31.680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1.46305418719212" calcext:value-type="float">
            <text:p>1.4631 </text:p>
          </table:table-cell>
          <table:table-cell office:value-type="float" office:value="0.655629139072848" calcext:value-type="float">
            <text:p>0.6556 </text:p>
          </table:table-cell>
          <table:table-cell office:value-type="float" office:value="0.803426510369703" calcext:value-type="float">
            <text:p>0.8034 </text:p>
          </table:table-cell>
          <table:table-cell office:value-type="float" office:value="0.422475106685633" calcext:value-type="float">
            <text:p>0.4225 </text:p>
          </table:table-cell>
          <table:table-cell table:number-columns-repeated="3" office:value-type="float" office:value="3.80769230769231" calcext:value-type="float">
            <text:p>3.8077 </text:p>
          </table:table-cell>
          <table:table-cell table:number-columns-repeated="2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.0000 </text:p>
          </table:table-cell>
          <table:table-cell office:value-type="float" office:value="1" calcext:value-type="float">
            <text:p>1.0000 </text:p>
          </table:table-cell>
          <table:table-cell office:value-type="float" office:value="2.54807112793569" calcext:value-type="float">
            <text:p>2.5481 </text:p>
          </table:table-cell>
          <table:table-cell office:value-type="float" office:value="0.7425" calcext:value-type="float">
            <text:p>0.7425 </text:p>
          </table:table-cell>
          <table:table-cell office:value-type="float" office:value="0.495" calcext:value-type="float">
            <text:p>0.4950 </text:p>
          </table:table-cell>
          <table:table-cell office:value-type="float" office:value="0.556875" calcext:value-type="float">
            <text:p>0.5569 </text:p>
          </table:table-cell>
          <table:table-cell office:value-type="float" office:value="0.37125" calcext:value-type="float">
            <text:p>0.3713 </text:p>
          </table:table-cell>
          <table:table-cell table:number-columns-repeated="3" office:value-type="float" office:value="0.99" calcext:value-type="float">
            <text:p>0.990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185.625" calcext:value-type="float">
            <text:p>185.6250 </text:p>
          </table:table-cell>
          <table:table-cell office:value-type="float" office:value="49.5" calcext:value-type="float">
            <text:p>49.5000 </text:p>
          </table:table-cell>
          <table:table-cell office:value-type="float" office:value="37.125" calcext:value-type="float">
            <text:p>37.1250 </text:p>
          </table:table-cell>
          <table:table-cell office:value-type="float" office:value="24.75" calcext:value-type="float">
            <text:p>24.7500 </text:p>
          </table:table-cell>
          <table:table-cell table:number-columns-repeated="3" office:value-type="float" office:value="39.6" calcext:value-type="float">
            <text:p>39.6000 </text:p>
          </table:table-cell>
          <table:table-cell table:number-columns-repeated="2" office:value-type="float" office:value="0" calcext:value-type="float">
            <text:p>0.0000 </text:p>
          </table:table-cell>
          <table:table-cell office:value-type="float" office:value="2.88349514563107" calcext:value-type="float">
            <text:p>2.8835 </text:p>
          </table:table-cell>
          <table:table-cell office:value-type="float" office:value="0.980198019801981" calcext:value-type="float">
            <text:p>0.9802 </text:p>
          </table:table-cell>
          <table:table-cell office:value-type="float" office:value="1.25669957686883" calcext:value-type="float">
            <text:p>1.2567 </text:p>
          </table:table-cell>
          <table:table-cell office:value-type="float" office:value="0.590457256461233" calcext:value-type="float">
            <text:p>0.5905 </text:p>
          </table:table-cell>
          <table:table-cell table:number-columns-repeated="3" office:value-type="float" office:value="98.9999999999989" calcext:value-type="float">
            <text:p>99.0000 </text:p>
          </table:table-cell>
          <table:table-cell table:number-columns-repeated="2"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.0000 </text:p>
          </table:table-cell>
          <table:table-cell office:value-type="float" office:value="0.3" calcext:value-type="float">
            <text:p>0.3000 </text:p>
          </table:table-cell>
          <table:table-cell office:value-type="float" office:value="0.0593485642786923" calcext:value-type="float">
            <text:p>0.0593 </text:p>
          </table:table-cell>
          <table:table-cell office:value-type="float" office:value="0.297" calcext:value-type="float">
            <text:p>0.2970 </text:p>
          </table:table-cell>
          <table:table-cell office:value-type="float" office:value="0.198" calcext:value-type="float">
            <text:p>0.1980 </text:p>
          </table:table-cell>
          <table:table-cell office:value-type="float" office:value="0.22275" calcext:value-type="float">
            <text:p>0.2228 </text:p>
          </table:table-cell>
          <table:table-cell office:value-type="float" office:value="0.1485" calcext:value-type="float">
            <text:p>0.1485 </text:p>
          </table:table-cell>
          <table:table-cell table:number-columns-repeated="4" office:value-type="float" office:value="0.297" calcext:value-type="float">
            <text:p>0.2970 </text:p>
          </table:table-cell>
          <table:table-cell office:value-type="float" office:value="0" calcext:value-type="float">
            <text:p>0.0000 </text:p>
          </table:table-cell>
          <table:table-cell office:value-type="float" office:value="74.25" calcext:value-type="float">
            <text:p>74.2500 </text:p>
          </table:table-cell>
          <table:table-cell office:value-type="float" office:value="19.8" calcext:value-type="float">
            <text:p>19.8000 </text:p>
          </table:table-cell>
          <table:table-cell office:value-type="float" office:value="14.85" calcext:value-type="float">
            <text:p>14.8500 </text:p>
          </table:table-cell>
          <table:table-cell office:value-type="float" office:value="9.9" calcext:value-type="float">
            <text:p>9.9000 </text:p>
          </table:table-cell>
          <table:table-cell table:number-columns-repeated="4" office:value-type="float" office:value="11.88" calcext:value-type="float">
            <text:p>11.8800 </text:p>
          </table:table-cell>
          <table:table-cell office:value-type="float" office:value="0" calcext:value-type="float">
            <text:p>0.0000 </text:p>
          </table:table-cell>
          <table:table-cell office:value-type="float" office:value="0.422475106685633" calcext:value-type="float">
            <text:p>0.4225 </text:p>
          </table:table-cell>
          <table:table-cell office:value-type="float" office:value="0.246882793017456" calcext:value-type="float">
            <text:p>0.2469 </text:p>
          </table:table-cell>
          <table:table-cell office:value-type="float" office:value="0.286587327114828" calcext:value-type="float">
            <text:p>0.2866 </text:p>
          </table:table-cell>
          <table:table-cell office:value-type="float" office:value="0.174398120963006" calcext:value-type="float">
            <text:p>0.1744 </text:p>
          </table:table-cell>
          <table:table-cell table:number-columns-repeated="4" office:value-type="float" office:value="0.422475106685633" calcext:value-type="float">
            <text:p>0.4225 </text:p>
          </table:table-cell>
          <table:table-cell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.0000 </text:p>
          </table:table-cell>
          <table:table-cell office:value-type="float" office:value="0.55" calcext:value-type="float">
            <text:p>0.5500 </text:p>
          </table:table-cell>
          <table:table-cell office:value-type="float" office:value="0.087364155722443" calcext:value-type="float">
            <text:p>0.0874 </text:p>
          </table:table-cell>
          <table:table-cell office:value-type="float" office:value="0.5445" calcext:value-type="float">
            <text:p>0.5445 </text:p>
          </table:table-cell>
          <table:table-cell office:value-type="float" office:value="0.363" calcext:value-type="float">
            <text:p>0.3630 </text:p>
          </table:table-cell>
          <table:table-cell office:value-type="float" office:value="0.408375" calcext:value-type="float">
            <text:p>0.4084 </text:p>
          </table:table-cell>
          <table:table-cell office:value-type="float" office:value="0.27225" calcext:value-type="float">
            <text:p>0.2723 </text:p>
          </table:table-cell>
          <table:table-cell table:number-columns-repeated="4" office:value-type="float" office:value="0.5445" calcext:value-type="float">
            <text:p>0.5445 </text:p>
          </table:table-cell>
          <table:table-cell office:value-type="float" office:value="0" calcext:value-type="float">
            <text:p>0.0000 </text:p>
          </table:table-cell>
          <table:table-cell office:value-type="float" office:value="136.125" calcext:value-type="float">
            <text:p>136.1250 </text:p>
          </table:table-cell>
          <table:table-cell office:value-type="float" office:value="36.3" calcext:value-type="float">
            <text:p>36.3000 </text:p>
          </table:table-cell>
          <table:table-cell office:value-type="float" office:value="27.225" calcext:value-type="float">
            <text:p>27.2250 </text:p>
          </table:table-cell>
          <table:table-cell office:value-type="float" office:value="18.15" calcext:value-type="float">
            <text:p>18.1500 </text:p>
          </table:table-cell>
          <table:table-cell table:number-columns-repeated="4" office:value-type="float" office:value="21.78" calcext:value-type="float">
            <text:p>21.7800 </text:p>
          </table:table-cell>
          <table:table-cell office:value-type="float" office:value="0" calcext:value-type="float">
            <text:p>0.0000 </text:p>
          </table:table-cell>
          <table:table-cell office:value-type="float" office:value="1.1953896816685" calcext:value-type="float">
            <text:p>1.1954 </text:p>
          </table:table-cell>
          <table:table-cell office:value-type="float" office:value="0.569858712715856" calcext:value-type="float">
            <text:p>0.5699 </text:p>
          </table:table-cell>
          <table:table-cell office:value-type="float" office:value="0.690259877456159" calcext:value-type="float">
            <text:p>0.6903 </text:p>
          </table:table-cell>
          <table:table-cell office:value-type="float" office:value="0.374098248024734" calcext:value-type="float">
            <text:p>0.3741 </text:p>
          </table:table-cell>
          <table:table-cell table:number-columns-repeated="4" office:value-type="float" office:value="1.1953896816685" calcext:value-type="float">
            <text:p>1.1954 </text:p>
          </table:table-cell>
          <table:table-cell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.0000 </text:p>
          </table:table-cell>
          <table:table-cell office:value-type="float" office:value="0.8" calcext:value-type="float">
            <text:p>0.8000 </text:p>
          </table:table-cell>
          <table:table-cell office:value-type="float" office:value="0.17578747579327" calcext:value-type="float">
            <text:p>0.1758 </text:p>
          </table:table-cell>
          <table:table-cell office:value-type="float" office:value="0.792" calcext:value-type="float">
            <text:p>0.7920 </text:p>
          </table:table-cell>
          <table:table-cell office:value-type="float" office:value="0.528" calcext:value-type="float">
            <text:p>0.5280 </text:p>
          </table:table-cell>
          <table:table-cell office:value-type="float" office:value="0.594" calcext:value-type="float">
            <text:p>0.5940 </text:p>
          </table:table-cell>
          <table:table-cell office:value-type="float" office:value="0.396" calcext:value-type="float">
            <text:p>0.3960 </text:p>
          </table:table-cell>
          <table:table-cell table:number-columns-repeated="4" office:value-type="float" office:value="0.792" calcext:value-type="float">
            <text:p>0.7920 </text:p>
          </table:table-cell>
          <table:table-cell office:value-type="float" office:value="0" calcext:value-type="float">
            <text:p>0.0000 </text:p>
          </table:table-cell>
          <table:table-cell office:value-type="float" office:value="198" calcext:value-type="float">
            <text:p>198.0000 </text:p>
          </table:table-cell>
          <table:table-cell office:value-type="float" office:value="52.8" calcext:value-type="float">
            <text:p>52.8000 </text:p>
          </table:table-cell>
          <table:table-cell office:value-type="float" office:value="39.6" calcext:value-type="float">
            <text:p>39.6000 </text:p>
          </table:table-cell>
          <table:table-cell office:value-type="float" office:value="26.4" calcext:value-type="float">
            <text:p>26.4000 </text:p>
          </table:table-cell>
          <table:table-cell table:number-columns-repeated="4" office:value-type="float" office:value="31.68" calcext:value-type="float">
            <text:p>31.6800 </text:p>
          </table:table-cell>
          <table:table-cell office:value-type="float" office:value="0" calcext:value-type="float">
            <text:p>0.0000 </text:p>
          </table:table-cell>
          <table:table-cell office:value-type="float" office:value="3.80769230769231" calcext:value-type="float">
            <text:p>3.8077 </text:p>
          </table:table-cell>
          <table:table-cell office:value-type="float" office:value="1.11864406779661" calcext:value-type="float">
            <text:p>1.1186 </text:p>
          </table:table-cell>
          <table:table-cell office:value-type="float" office:value="1.46305418719212" calcext:value-type="float">
            <text:p>1.4631 </text:p>
          </table:table-cell>
          <table:table-cell office:value-type="float" office:value="0.655629139072848" calcext:value-type="float">
            <text:p>0.6556 </text:p>
          </table:table-cell>
          <table:table-cell table:number-columns-repeated="4" office:value-type="float" office:value="3.80769230769231" calcext:value-type="float">
            <text:p>3.8077 </text:p>
          </table:table-cell>
          <table:table-cell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.0000 </text:p>
          </table:table-cell>
          <table:table-cell office:value-type="float" office:value="1" calcext:value-type="float">
            <text:p>1.0000 </text:p>
          </table:table-cell>
          <table:table-cell office:value-type="float" office:value="3.16164690426782" calcext:value-type="float">
            <text:p>3.1616 </text:p>
          </table:table-cell>
          <table:table-cell office:value-type="float" office:value="0.99" calcext:value-type="float">
            <text:p>0.9900 </text:p>
          </table:table-cell>
          <table:table-cell office:value-type="float" office:value="0.66" calcext:value-type="float">
            <text:p>0.6600 </text:p>
          </table:table-cell>
          <table:table-cell office:value-type="float" office:value="0.7425" calcext:value-type="float">
            <text:p>0.7425 </text:p>
          </table:table-cell>
          <table:table-cell office:value-type="float" office:value="0.495" calcext:value-type="float">
            <text:p>0.4950 </text:p>
          </table:table-cell>
          <table:table-cell table:number-columns-repeated="4" office:value-type="float" office:value="0.99" calcext:value-type="float">
            <text:p>0.9900 </text:p>
          </table:table-cell>
          <table:table-cell office:value-type="float" office:value="0" calcext:value-type="float">
            <text:p>0.0000 </text:p>
          </table:table-cell>
          <table:table-cell office:value-type="float" office:value="247.5" calcext:value-type="float">
            <text:p>247.5000 </text:p>
          </table:table-cell>
          <table:table-cell office:value-type="float" office:value="66" calcext:value-type="float">
            <text:p>66.0000 </text:p>
          </table:table-cell>
          <table:table-cell office:value-type="float" office:value="49.5" calcext:value-type="float">
            <text:p>49.5000 </text:p>
          </table:table-cell>
          <table:table-cell office:value-type="float" office:value="33" calcext:value-type="float">
            <text:p>33.0000 </text:p>
          </table:table-cell>
          <table:table-cell table:number-columns-repeated="4" office:value-type="float" office:value="39.6" calcext:value-type="float">
            <text:p>39.6000 </text:p>
          </table:table-cell>
          <table:table-cell office:value-type="float" office:value="0" calcext:value-type="float">
            <text:p>0.0000 </text:p>
          </table:table-cell>
          <table:table-cell office:value-type="float" office:value="98.9999999999988" calcext:value-type="float">
            <text:p>99.0000 </text:p>
          </table:table-cell>
          <table:table-cell office:value-type="float" office:value="1.94117647058824" calcext:value-type="float">
            <text:p>1.9412 </text:p>
          </table:table-cell>
          <table:table-cell office:value-type="float" office:value="2.88349514563107" calcext:value-type="float">
            <text:p>2.8835 </text:p>
          </table:table-cell>
          <table:table-cell office:value-type="float" office:value="0.98019801980198" calcext:value-type="float">
            <text:p>0.9802 </text:p>
          </table:table-cell>
          <table:table-cell table:number-columns-repeated="4" office:value-type="float" office:value="99.0000000000006" calcext:value-type="float">
            <text:p>99.0000 </text:p>
          </table:table-cell>
          <table:table-cell office:value-type="float" office:value="0" calcext:value-type="float">
            <text:p>0.0000 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.0000 </text:p>
          </table:table-cell>
          <table:table-cell office:value-type="float" office:value="0.3" calcext:value-type="float">
            <text:p>0.3000 </text:p>
          </table:table-cell>
          <table:table-cell office:value-type="float" office:value="0.0565778723408274" calcext:value-type="float">
            <text:p>0.0566 </text:p>
          </table:table-cell>
          <table:table-cell office:value-type="float" office:value="0.297" calcext:value-type="float">
            <text:p>0.2970 </text:p>
          </table:table-cell>
          <table:table-cell office:value-type="float" office:value="0.198" calcext:value-type="float">
            <text:p>0.1980 </text:p>
          </table:table-cell>
          <table:table-cell office:value-type="float" office:value="0.22275" calcext:value-type="float">
            <text:p>0.2228 </text:p>
          </table:table-cell>
          <table:table-cell office:value-type="float" office:value="0.1485" calcext:value-type="float">
            <text:p>0.1485 </text:p>
          </table:table-cell>
          <table:table-cell table:number-columns-repeated="5" office:value-type="float" office:value="0.2376" calcext:value-type="float">
            <text:p>0.2376 </text:p>
          </table:table-cell>
          <table:table-cell office:value-type="float" office:value="74.25" calcext:value-type="float">
            <text:p>74.2500 </text:p>
          </table:table-cell>
          <table:table-cell office:value-type="float" office:value="19.8" calcext:value-type="float">
            <text:p>19.8000 </text:p>
          </table:table-cell>
          <table:table-cell office:value-type="float" office:value="14.85" calcext:value-type="float">
            <text:p>14.8500 </text:p>
          </table:table-cell>
          <table:table-cell office:value-type="float" office:value="9.9" calcext:value-type="float">
            <text:p>9.9000 </text:p>
          </table:table-cell>
          <table:table-cell table:number-columns-repeated="5" office:value-type="float" office:value="9.504" calcext:value-type="float">
            <text:p>9.5040 </text:p>
          </table:table-cell>
          <table:table-cell office:value-type="float" office:value="0.422475106685633" calcext:value-type="float">
            <text:p>0.4225 </text:p>
          </table:table-cell>
          <table:table-cell office:value-type="float" office:value="0.246882793017456" calcext:value-type="float">
            <text:p>0.2469 </text:p>
          </table:table-cell>
          <table:table-cell office:value-type="float" office:value="0.286587327114828" calcext:value-type="float">
            <text:p>0.2866 </text:p>
          </table:table-cell>
          <table:table-cell office:value-type="float" office:value="0.174398120963007" calcext:value-type="float">
            <text:p>0.1744 </text:p>
          </table:table-cell>
          <table:table-cell table:number-columns-repeated="5" office:value-type="float" office:value="0.311647429171039" calcext:value-type="float">
            <text:p>0.3116 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.0000 </text:p>
          </table:table-cell>
          <table:table-cell office:value-type="float" office:value="0.55" calcext:value-type="float">
            <text:p>0.5500 </text:p>
          </table:table-cell>
          <table:table-cell office:value-type="float" office:value="0.0767742400450112" calcext:value-type="float">
            <text:p>0.0768 </text:p>
          </table:table-cell>
          <table:table-cell office:value-type="float" office:value="0.5445" calcext:value-type="float">
            <text:p>0.5445 </text:p>
          </table:table-cell>
          <table:table-cell office:value-type="float" office:value="0.363" calcext:value-type="float">
            <text:p>0.3630 </text:p>
          </table:table-cell>
          <table:table-cell office:value-type="float" office:value="0.408375" calcext:value-type="float">
            <text:p>0.4084 </text:p>
          </table:table-cell>
          <table:table-cell office:value-type="float" office:value="0.27225" calcext:value-type="float">
            <text:p>0.2723 </text:p>
          </table:table-cell>
          <table:table-cell table:number-columns-repeated="5" office:value-type="float" office:value="0.4356" calcext:value-type="float">
            <text:p>0.4356 </text:p>
          </table:table-cell>
          <table:table-cell office:value-type="float" office:value="136.125" calcext:value-type="float">
            <text:p>136.1250 </text:p>
          </table:table-cell>
          <table:table-cell office:value-type="float" office:value="36.3" calcext:value-type="float">
            <text:p>36.3000 </text:p>
          </table:table-cell>
          <table:table-cell office:value-type="float" office:value="27.225" calcext:value-type="float">
            <text:p>27.2250 </text:p>
          </table:table-cell>
          <table:table-cell office:value-type="float" office:value="18.15" calcext:value-type="float">
            <text:p>18.1500 </text:p>
          </table:table-cell>
          <table:table-cell table:number-columns-repeated="5" office:value-type="float" office:value="17.424" calcext:value-type="float">
            <text:p>17.4240 </text:p>
          </table:table-cell>
          <table:table-cell office:value-type="float" office:value="1.1953896816685" calcext:value-type="float">
            <text:p>1.1954 </text:p>
          </table:table-cell>
          <table:table-cell office:value-type="float" office:value="0.569858712715856" calcext:value-type="float">
            <text:p>0.5699 </text:p>
          </table:table-cell>
          <table:table-cell office:value-type="float" office:value="0.690259877456159" calcext:value-type="float">
            <text:p>0.6903 </text:p>
          </table:table-cell>
          <table:table-cell office:value-type="float" office:value="0.374098248024734" calcext:value-type="float">
            <text:p>0.3741 </text:p>
          </table:table-cell>
          <table:table-cell table:number-columns-repeated="5" office:value-type="float" office:value="0.771793054571227" calcext:value-type="float">
            <text:p>0.7718 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.0000 </text:p>
          </table:table-cell>
          <table:table-cell office:value-type="float" office:value="0.8" calcext:value-type="float">
            <text:p>0.8000 </text:p>
          </table:table-cell>
          <table:table-cell office:value-type="float" office:value="0.123826609148997" calcext:value-type="float">
            <text:p>0.1238 </text:p>
          </table:table-cell>
          <table:table-cell office:value-type="float" office:value="0.792" calcext:value-type="float">
            <text:p>0.7920 </text:p>
          </table:table-cell>
          <table:table-cell office:value-type="float" office:value="0.528" calcext:value-type="float">
            <text:p>0.5280 </text:p>
          </table:table-cell>
          <table:table-cell office:value-type="float" office:value="0.594" calcext:value-type="float">
            <text:p>0.5940 </text:p>
          </table:table-cell>
          <table:table-cell office:value-type="float" office:value="0.396" calcext:value-type="float">
            <text:p>0.3960 </text:p>
          </table:table-cell>
          <table:table-cell table:number-columns-repeated="5" office:value-type="float" office:value="0.6336" calcext:value-type="float">
            <text:p>0.6336 </text:p>
          </table:table-cell>
          <table:table-cell office:value-type="float" office:value="198" calcext:value-type="float">
            <text:p>198.0000 </text:p>
          </table:table-cell>
          <table:table-cell office:value-type="float" office:value="52.8" calcext:value-type="float">
            <text:p>52.8000 </text:p>
          </table:table-cell>
          <table:table-cell office:value-type="float" office:value="39.6" calcext:value-type="float">
            <text:p>39.6000 </text:p>
          </table:table-cell>
          <table:table-cell office:value-type="float" office:value="26.4" calcext:value-type="float">
            <text:p>26.4000 </text:p>
          </table:table-cell>
          <table:table-cell table:number-columns-repeated="5" office:value-type="float" office:value="25.344" calcext:value-type="float">
            <text:p>25.3440 </text:p>
          </table:table-cell>
          <table:table-cell office:value-type="float" office:value="3.80769230769231" calcext:value-type="float">
            <text:p>3.8077 </text:p>
          </table:table-cell>
          <table:table-cell office:value-type="float" office:value="1.11864406779661" calcext:value-type="float">
            <text:p>1.1186 </text:p>
          </table:table-cell>
          <table:table-cell office:value-type="float" office:value="1.46305418719212" calcext:value-type="float">
            <text:p>1.4631 </text:p>
          </table:table-cell>
          <table:table-cell office:value-type="float" office:value="0.655629139072848" calcext:value-type="float">
            <text:p>0.6556 </text:p>
          </table:table-cell>
          <table:table-cell table:number-columns-repeated="5" office:value-type="float" office:value="1.7292576419214" calcext:value-type="float">
            <text:p>1.7293 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.0000 </text:p>
          </table:table-cell>
          <table:table-cell office:value-type="float" office:value="1" calcext:value-type="float">
            <text:p>1.0000 </text:p>
          </table:table-cell>
          <table:table-cell office:value-type="float" office:value="0.781839211960125" calcext:value-type="float">
            <text:p>0.7818 </text:p>
          </table:table-cell>
          <table:table-cell office:value-type="float" office:value="0.99" calcext:value-type="float">
            <text:p>0.9900 </text:p>
          </table:table-cell>
          <table:table-cell office:value-type="float" office:value="0.66" calcext:value-type="float">
            <text:p>0.6600 </text:p>
          </table:table-cell>
          <table:table-cell office:value-type="float" office:value="0.7425" calcext:value-type="float">
            <text:p>0.7425 </text:p>
          </table:table-cell>
          <table:table-cell office:value-type="float" office:value="0.495" calcext:value-type="float">
            <text:p>0.4950 </text:p>
          </table:table-cell>
          <table:table-cell table:number-columns-repeated="5" office:value-type="float" office:value="0.792" calcext:value-type="float">
            <text:p>0.7920 </text:p>
          </table:table-cell>
          <table:table-cell office:value-type="float" office:value="247.5" calcext:value-type="float">
            <text:p>247.5000 </text:p>
          </table:table-cell>
          <table:table-cell office:value-type="float" office:value="66" calcext:value-type="float">
            <text:p>66.0000 </text:p>
          </table:table-cell>
          <table:table-cell office:value-type="float" office:value="49.5" calcext:value-type="float">
            <text:p>49.5000 </text:p>
          </table:table-cell>
          <table:table-cell office:value-type="float" office:value="33" calcext:value-type="float">
            <text:p>33.0000 </text:p>
          </table:table-cell>
          <table:table-cell table:number-columns-repeated="5" office:value-type="float" office:value="31.68" calcext:value-type="float">
            <text:p>31.6800 </text:p>
          </table:table-cell>
          <table:table-cell office:value-type="float" office:value="99.000000000001" calcext:value-type="float">
            <text:p>99.0000 </text:p>
          </table:table-cell>
          <table:table-cell office:value-type="float" office:value="1.94117647058824" calcext:value-type="float">
            <text:p>1.9412 </text:p>
          </table:table-cell>
          <table:table-cell office:value-type="float" office:value="2.88349514563107" calcext:value-type="float">
            <text:p>2.8835 </text:p>
          </table:table-cell>
          <table:table-cell office:value-type="float" office:value="0.980198019801981" calcext:value-type="float">
            <text:p>0.9802 </text:p>
          </table:table-cell>
          <table:table-cell table:number-columns-repeated="5" office:value-type="float" office:value="3.80769230769231" calcext:value-type="float">
            <text:p>3.8077 </text:p>
          </table:table-cell>
          <table:table-cell table:number-columns-repeated="16354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ff" table:style-name="ta1">
        <table:table-column table:style-name="co6" table:number-columns-repeated="30" table:default-cell-style-name="ce3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cpu</text:p>
          </table:table-cell>
          <table:table-cell office:value-type="string" calcext:value-type="string">
            <text:p>Uds1</text:p>
          </table:table-cell>
          <table:table-cell office:value-type="string" calcext:value-type="string">
            <text:p>Uds2</text:p>
          </table:table-cell>
          <table:table-cell office:value-type="string" calcext:value-type="string">
            <text:p>Uds3</text:p>
          </table:table-cell>
          <table:table-cell office:value-type="string" calcext:value-type="string">
            <text:p>Udu1</text:p>
          </table:table-cell>
          <table:table-cell office:value-type="string" calcext:value-type="string">
            <text:p>Udu2</text:p>
          </table:table-cell>
          <table:table-cell office:value-type="string" calcext:value-type="string">
            <text:p>Udu3</text:p>
          </table:table-cell>
          <table:table-cell office:value-type="string" calcext:value-type="string">
            <text:p>Udu4</text:p>
          </table:table-cell>
          <table:table-cell office:value-type="string" calcext:value-type="string">
            <text:p>Udu5</text:p>
          </table:table-cell>
          <table:table-cell office:value-type="string" calcext:value-type="string">
            <text:p>Xcpu</text:p>
          </table:table-cell>
          <table:table-cell office:value-type="string" calcext:value-type="string">
            <text:p>Xds1</text:p>
          </table:table-cell>
          <table:table-cell office:value-type="string" calcext:value-type="string">
            <text:p>Xds2</text:p>
          </table:table-cell>
          <table:table-cell office:value-type="string" calcext:value-type="string">
            <text:p>Xds3</text:p>
          </table:table-cell>
          <table:table-cell office:value-type="string" calcext:value-type="string">
            <text:p>Xdu1</text:p>
          </table:table-cell>
          <table:table-cell office:value-type="string" calcext:value-type="string">
            <text:p>Xdu2</text:p>
          </table:table-cell>
          <table:table-cell office:value-type="string" calcext:value-type="string">
            <text:p>Xdu3</text:p>
          </table:table-cell>
          <table:table-cell office:value-type="string" calcext:value-type="string">
            <text:p>Xdu4</text:p>
          </table:table-cell>
          <table:table-cell office:value-type="string" calcext:value-type="string">
            <text:p>Xdu5</text:p>
          </table:table-cell>
          <table:table-cell office:value-type="string" calcext:value-type="string">
            <text:p>Jcpu</text:p>
          </table:table-cell>
          <table:table-cell office:value-type="string" calcext:value-type="string">
            <text:p>Jds1</text:p>
          </table:table-cell>
          <table:table-cell office:value-type="string" calcext:value-type="string">
            <text:p>Jds2</text:p>
          </table:table-cell>
          <table:table-cell office:value-type="string" calcext:value-type="string">
            <text:p>Jds3</text:p>
          </table:table-cell>
          <table:table-cell office:value-type="string" calcext:value-type="string">
            <text:p>Jdu1</text:p>
          </table:table-cell>
          <table:table-cell office:value-type="string" calcext:value-type="string">
            <text:p>Jdu2</text:p>
          </table:table-cell>
          <table:table-cell office:value-type="string" calcext:value-type="string">
            <text:p>Jdu3</text:p>
          </table:table-cell>
          <table:table-cell office:value-type="string" calcext:value-type="string">
            <text:p>Jdu4</text:p>
          </table:table-cell>
          <table:table-cell office:value-type="string" calcext:value-type="string">
            <text:p>Jdu5</text:p>
          </table:table-cell>
        </table:table-row>
        <table:table-row table:style-name="ro1">
          <table:table-cell table:formula="of:=ABS([$rezultati_analiticki.A2]-[$rezultati_simulacija.A2])" office:value-type="float" office:value="0" calcext:value-type="float">
            <text:p>0.0000</text:p>
          </table:table-cell>
          <table:table-cell table:formula="of:=ABS([$rezultati_analiticki.B2]-[$rezultati_simulacija.B2])" office:value-type="float" office:value="0" calcext:value-type="float">
            <text:p>0.0000</text:p>
          </table:table-cell>
          <table:table-cell table:formula="of:=ABS([$rezultati_analiticki.C2]-[$rezultati_simulacija.C2])" office:value-type="float" office:value="0.000319110338719501" calcext:value-type="float">
            <text:p>0.0003</text:p>
          </table:table-cell>
          <table:table-cell table:formula="of:=ABS([$rezultati_analiticki.D2]-[$rezultati_simulacija.D2])" office:value-type="float" office:value="0.000269867777166477" calcext:value-type="float">
            <text:p>0.0003</text:p>
          </table:table-cell>
          <table:table-cell table:formula="of:=ABS([$rezultati_analiticki.E2]-[$rezultati_simulacija.E2])" office:value-type="float" office:value="0.000202410483758408" calcext:value-type="float">
            <text:p>0.0002</text:p>
          </table:table-cell>
          <table:table-cell table:formula="of:=ABS([$rezultati_analiticki.F2]-[$rezultati_simulacija.F2])" office:value-type="float" office:value="0.000841137109282089" calcext:value-type="float">
            <text:p>0.0008</text:p>
          </table:table-cell>
          <table:table-cell table:formula="of:=ABS([$rezultati_analiticki.G2]-[$rezultati_simulacija.G2])" office:value-type="float" office:value="0.000483217109413139" calcext:value-type="float">
            <text:p>0.0005</text:p>
          </table:table-cell>
          <table:table-cell table:formula="of:=ABS([$rezultati_analiticki.H2]-[$rezultati_simulacija.H2])" office:value-type="float" office:value="0.000356923932622988" calcext:value-type="float">
            <text:p>0.0004</text:p>
          </table:table-cell>
          <table:table-cell table:formula="of:=ABS([$rezultati_analiticki.I2]-[$rezultati_simulacija.I2])" office:value-type="float" office:value="0.00133064164974916" calcext:value-type="float">
            <text:p>0.0013</text:p>
          </table:table-cell>
          <table:table-cell table:formula="of:=ABS([$rezultati_analiticki.J2]-[$rezultati_simulacija.J2])" office:value-type="float" office:value="0" calcext:value-type="float">
            <text:p>0.0000</text:p>
          </table:table-cell>
          <table:table-cell table:formula="of:=ABS([$rezultati_analiticki.K2]-[$rezultati_simulacija.K2])" office:value-type="float" office:value="0" calcext:value-type="float">
            <text:p>0.0000</text:p>
          </table:table-cell>
          <table:table-cell table:formula="of:=ABS([$rezultati_analiticki.L2]-[$rezultati_simulacija.L2])" office:value-type="float" office:value="0" calcext:value-type="float">
            <text:p>0.0000</text:p>
          </table:table-cell>
          <table:table-cell table:formula="of:=ABS([$rezultati_analiticki.M2]-[$rezultati_simulacija.M2])" office:value-type="float" office:value="0.131725198705595" calcext:value-type="float">
            <text:p>0.1317</text:p>
          </table:table-cell>
          <table:table-cell table:formula="of:=ABS([$rezultati_analiticki.N2]-[$rezultati_simulacija.N2])" office:value-type="float" office:value="0.0493858530107669" calcext:value-type="float">
            <text:p>0.0494</text:p>
          </table:table-cell>
          <table:table-cell table:formula="of:=ABS([$rezultati_analiticki.O2]-[$rezultati_simulacija.O2])" office:value-type="float" office:value="0.0321268119567595" calcext:value-type="float">
            <text:p>0.0321</text:p>
          </table:table-cell>
          <table:table-cell table:formula="of:=ABS([$rezultati_analiticki.P2]-[$rezultati_simulacija.P2])" office:value-type="float" office:value="0.017413896856012" calcext:value-type="float">
            <text:p>0.0174</text:p>
          </table:table-cell>
          <table:table-cell table:formula="of:=ABS([$rezultati_analiticki.Q2]-[$rezultati_simulacija.Q2])" office:value-type="float" office:value="0.0168448392751177" calcext:value-type="float">
            <text:p>0.0168</text:p>
          </table:table-cell>
          <table:table-cell table:formula="of:=ABS([$rezultati_analiticki.R2]-[$rezultati_simulacija.R2])" office:value-type="float" office:value="0.0350372036080593" calcext:value-type="float">
            <text:p>0.0350</text:p>
          </table:table-cell>
          <table:table-cell table:formula="of:=ABS([$rezultati_analiticki.S2]-[$rezultati_simulacija.S2])" office:value-type="float" office:value="0" calcext:value-type="float">
            <text:p>0.0000</text:p>
          </table:table-cell>
          <table:table-cell table:formula="of:=ABS([$rezultati_analiticki.T2]-[$rezultati_simulacija.T2])" office:value-type="float" office:value="0" calcext:value-type="float">
            <text:p>0.0000</text:p>
          </table:table-cell>
          <table:table-cell table:formula="of:=ABS([$rezultati_analiticki.U2]-[$rezultati_simulacija.U2])" office:value-type="float" office:value="0" calcext:value-type="float">
            <text:p>0.0000</text:p>
          </table:table-cell>
          <table:table-cell table:formula="of:=ABS([$rezultati_analiticki.V2]-[$rezultati_simulacija.V2])" office:value-type="float" office:value="0.000599834472525429" calcext:value-type="float">
            <text:p>0.0006</text:p>
          </table:table-cell>
          <table:table-cell table:formula="of:=ABS([$rezultati_analiticki.W2]-[$rezultati_simulacija.W2])" office:value-type="float" office:value="0.000674676306188698" calcext:value-type="float">
            <text:p>0.0007</text:p>
          </table:table-cell>
          <table:table-cell table:formula="of:=ABS([$rezultati_analiticki.X2]-[$rezultati_simulacija.X2])" office:value-type="float" office:value="0.000268866751426206" calcext:value-type="float">
            <text:p>0.0003</text:p>
          </table:table-cell>
          <table:table-cell table:formula="of:=ABS([$rezultati_analiticki.Y2]-[$rezultati_simulacija.Y2])" office:value-type="float" office:value="0.00102345199954527" calcext:value-type="float">
            <text:p>0.0010</text:p>
          </table:table-cell>
          <table:table-cell table:formula="of:=ABS([$rezultati_analiticki.Z2]-[$rezultati_simulacija.Z2])" office:value-type="float" office:value="0.00100050268558283" calcext:value-type="float">
            <text:p>0.0010</text:p>
          </table:table-cell>
          <table:table-cell table:formula="of:=ABS([$rezultati_analiticki.AA2]-[$rezultati_simulacija.AA2])" office:value-type="float" office:value="0.00502622926840601" calcext:value-type="float">
            <text:p>0.0050</text:p>
          </table:table-cell>
          <table:table-cell table:formula="of:=ABS([$rezultati_analiticki.AB2]-[$rezultati_simulacija.AB2])" office:value-type="float" office:value="0" calcext:value-type="float">
            <text:p>0.0000</text:p>
          </table:table-cell>
          <table:table-cell table:formula="of:=ABS([$rezultati_analiticki.AC2]-[$rezultati_simulacija.AC2])" office:value-type="float" office:value="0" calcext:value-type="float">
            <text:p>0.0000</text:p>
          </table:table-cell>
          <table:table-cell table:formula="of:=ABS([$rezultati_analiticki.AD2]-[$rezultati_simulacija.AD2])" office:value-type="float" office:value="0" calcext:value-type="float">
            <text:p>0.0000</text:p>
          </table:table-cell>
        </table:table-row>
        <table:table-row table:style-name="ro1">
          <table:table-cell table:formula="of:=ABS([$rezultati_analiticki.A3]-[$rezultati_simulacija.A3])" office:value-type="float" office:value="0" calcext:value-type="float">
            <text:p>0.0000</text:p>
          </table:table-cell>
          <table:table-cell table:formula="of:=ABS([$rezultati_analiticki.B3]-[$rezultati_simulacija.B3])" office:value-type="float" office:value="0" calcext:value-type="float">
            <text:p>0.0000</text:p>
          </table:table-cell>
          <table:table-cell table:formula="of:=ABS([$rezultati_analiticki.C3]-[$rezultati_simulacija.C3])" office:value-type="float" office:value="0.000670462078333059" calcext:value-type="float">
            <text:p>0.0007</text:p>
          </table:table-cell>
          <table:table-cell table:formula="of:=ABS([$rezultati_analiticki.D3]-[$rezultati_simulacija.D3])" office:value-type="float" office:value="0.000489654017108265" calcext:value-type="float">
            <text:p>0.0005</text:p>
          </table:table-cell>
          <table:table-cell table:formula="of:=ABS([$rezultati_analiticki.E3]-[$rezultati_simulacija.E3])" office:value-type="float" office:value="0.000625060011410827" calcext:value-type="float">
            <text:p>0.0006</text:p>
          </table:table-cell>
          <table:table-cell table:formula="of:=ABS([$rezultati_analiticki.F3]-[$rezultati_simulacija.F3])" office:value-type="float" office:value="0.00158415187343444" calcext:value-type="float">
            <text:p>0.0016</text:p>
          </table:table-cell>
          <table:table-cell table:formula="of:=ABS([$rezultati_analiticki.G3]-[$rezultati_simulacija.G3])" office:value-type="float" office:value="0.00294098553465919" calcext:value-type="float">
            <text:p>0.0029</text:p>
          </table:table-cell>
          <table:table-cell table:formula="of:=ABS([$rezultati_analiticki.H3]-[$rezultati_simulacija.H3])" office:value-type="float" office:value="0.00294988901804472" calcext:value-type="float">
            <text:p>0.0029</text:p>
          </table:table-cell>
          <table:table-cell table:formula="of:=ABS([$rezultati_analiticki.I3]-[$rezultati_simulacija.I3])" office:value-type="float" office:value="0.00237331721768708" calcext:value-type="float">
            <text:p>0.0024</text:p>
          </table:table-cell>
          <table:table-cell table:formula="of:=ABS([$rezultati_analiticki.J3]-[$rezultati_simulacija.J3])" office:value-type="float" office:value="0" calcext:value-type="float">
            <text:p>0.0000</text:p>
          </table:table-cell>
          <table:table-cell table:formula="of:=ABS([$rezultati_analiticki.K3]-[$rezultati_simulacija.K3])" office:value-type="float" office:value="0" calcext:value-type="float">
            <text:p>0.0000</text:p>
          </table:table-cell>
          <table:table-cell table:formula="of:=ABS([$rezultati_analiticki.L3]-[$rezultati_simulacija.L3])" office:value-type="float" office:value="0" calcext:value-type="float">
            <text:p>0.0000</text:p>
          </table:table-cell>
          <table:table-cell table:formula="of:=ABS([$rezultati_analiticki.M3]-[$rezultati_simulacija.M3])" office:value-type="float" office:value="0.18038519721155" calcext:value-type="float">
            <text:p>0.1804</text:p>
          </table:table-cell>
          <table:table-cell table:formula="of:=ABS([$rezultati_analiticki.N3]-[$rezultati_simulacija.N3])" office:value-type="float" office:value="0.0234067250933592" calcext:value-type="float">
            <text:p>0.0234</text:p>
          </table:table-cell>
          <table:table-cell table:formula="of:=ABS([$rezultati_analiticki.O3]-[$rezultati_simulacija.O3])" office:value-type="float" office:value="0.199372595445741" calcext:value-type="float">
            <text:p>0.1994</text:p>
          </table:table-cell>
          <table:table-cell table:formula="of:=ABS([$rezultati_analiticki.P3]-[$rezultati_simulacija.P3])" office:value-type="float" office:value="0.0813991807519372" calcext:value-type="float">
            <text:p>0.0814</text:p>
          </table:table-cell>
          <table:table-cell table:formula="of:=ABS([$rezultati_analiticki.Q3]-[$rezultati_simulacija.Q3])" office:value-type="float" office:value="0.0274693368679699" calcext:value-type="float">
            <text:p>0.0275</text:p>
          </table:table-cell>
          <table:table-cell table:formula="of:=ABS([$rezultati_analiticki.R3]-[$rezultati_simulacija.R3])" office:value-type="float" office:value="0.0291637457022205" calcext:value-type="float">
            <text:p>0.0292</text:p>
          </table:table-cell>
          <table:table-cell table:formula="of:=ABS([$rezultati_analiticki.S3]-[$rezultati_simulacija.S3])" office:value-type="float" office:value="0" calcext:value-type="float">
            <text:p>0.0000</text:p>
          </table:table-cell>
          <table:table-cell table:formula="of:=ABS([$rezultati_analiticki.T3]-[$rezultati_simulacija.T3])" office:value-type="float" office:value="0" calcext:value-type="float">
            <text:p>0.0000</text:p>
          </table:table-cell>
          <table:table-cell table:formula="of:=ABS([$rezultati_analiticki.U3]-[$rezultati_simulacija.U3])" office:value-type="float" office:value="0" calcext:value-type="float">
            <text:p>0.0000</text:p>
          </table:table-cell>
          <table:table-cell table:formula="of:=ABS([$rezultati_analiticki.V3]-[$rezultati_simulacija.V3])" office:value-type="float" office:value="0.00489339991287835" calcext:value-type="float">
            <text:p>0.0049</text:p>
          </table:table-cell>
          <table:table-cell table:formula="of:=ABS([$rezultati_analiticki.W3]-[$rezultati_simulacija.W3])" office:value-type="float" office:value="0.0000916445936350874" calcext:value-type="float">
            <text:p>0.0001</text:p>
          </table:table-cell>
          <table:table-cell table:formula="of:=ABS([$rezultati_analiticki.X3]-[$rezultati_simulacija.X3])" office:value-type="float" office:value="0.00488402865103005" calcext:value-type="float">
            <text:p>0.0049</text:p>
          </table:table-cell>
          <table:table-cell table:formula="of:=ABS([$rezultati_analiticki.Y3]-[$rezultati_simulacija.Y3])" office:value-type="float" office:value="0.00431081894260951" calcext:value-type="float">
            <text:p>0.0043</text:p>
          </table:table-cell>
          <table:table-cell table:formula="of:=ABS([$rezultati_analiticki.Z3]-[$rezultati_simulacija.Z3])" office:value-type="float" office:value="0.0201479871847763" calcext:value-type="float">
            <text:p>0.0201</text:p>
          </table:table-cell>
          <table:table-cell table:formula="of:=ABS([$rezultati_analiticki.AA3]-[$rezultati_simulacija.AA3])" office:value-type="float" office:value="0.000256606338243648" calcext:value-type="float">
            <text:p>0.0003</text:p>
          </table:table-cell>
          <table:table-cell table:formula="of:=ABS([$rezultati_analiticki.AB3]-[$rezultati_simulacija.AB3])" office:value-type="float" office:value="0" calcext:value-type="float">
            <text:p>0.0000</text:p>
          </table:table-cell>
          <table:table-cell table:formula="of:=ABS([$rezultati_analiticki.AC3]-[$rezultati_simulacija.AC3])" office:value-type="float" office:value="0" calcext:value-type="float">
            <text:p>0.0000</text:p>
          </table:table-cell>
          <table:table-cell table:formula="of:=ABS([$rezultati_analiticki.AD3]-[$rezultati_simulacija.AD3])" office:value-type="float" office:value="0" calcext:value-type="float">
            <text:p>0.0000</text:p>
          </table:table-cell>
        </table:table-row>
        <table:table-row table:style-name="ro1">
          <table:table-cell table:formula="of:=ABS([$rezultati_analiticki.A4]-[$rezultati_simulacija.A4])" office:value-type="float" office:value="0" calcext:value-type="float">
            <text:p>0.0000</text:p>
          </table:table-cell>
          <table:table-cell table:formula="of:=ABS([$rezultati_analiticki.B4]-[$rezultati_simulacija.B4])" office:value-type="float" office:value="0" calcext:value-type="float">
            <text:p>0.0000</text:p>
          </table:table-cell>
          <table:table-cell table:formula="of:=ABS([$rezultati_analiticki.C4]-[$rezultati_simulacija.C4])" office:value-type="float" office:value="0.00052649145270367" calcext:value-type="float">
            <text:p>0.0005</text:p>
          </table:table-cell>
          <table:table-cell table:formula="of:=ABS([$rezultati_analiticki.D4]-[$rezultati_simulacija.D4])" office:value-type="float" office:value="0.000370101496404041" calcext:value-type="float">
            <text:p>0.0004</text:p>
          </table:table-cell>
          <table:table-cell table:formula="of:=ABS([$rezultati_analiticki.E4]-[$rezultati_simulacija.E4])" office:value-type="float" office:value="0.00359995538769042" calcext:value-type="float">
            <text:p>0.0036</text:p>
          </table:table-cell>
          <table:table-cell table:formula="of:=ABS([$rezultati_analiticki.F4]-[$rezultati_simulacija.F4])" office:value-type="float" office:value="0.000639729499532393" calcext:value-type="float">
            <text:p>0.0006</text:p>
          </table:table-cell>
          <table:table-cell table:formula="of:=ABS([$rezultati_analiticki.G4]-[$rezultati_simulacija.G4])" office:value-type="float" office:value="0.00267535933216942" calcext:value-type="float">
            <text:p>0.0027</text:p>
          </table:table-cell>
          <table:table-cell table:formula="of:=ABS([$rezultati_analiticki.H4]-[$rezultati_simulacija.H4])" office:value-type="float" office:value="0.00346894552429278" calcext:value-type="float">
            <text:p>0.0035</text:p>
          </table:table-cell>
          <table:table-cell table:formula="of:=ABS([$rezultati_analiticki.I4]-[$rezultati_simulacija.I4])" office:value-type="float" office:value="0.00194137780062387" calcext:value-type="float">
            <text:p>0.0019</text:p>
          </table:table-cell>
          <table:table-cell table:formula="of:=ABS([$rezultati_analiticki.J4]-[$rezultati_simulacija.J4])" office:value-type="float" office:value="0" calcext:value-type="float">
            <text:p>0.0000</text:p>
          </table:table-cell>
          <table:table-cell table:formula="of:=ABS([$rezultati_analiticki.K4]-[$rezultati_simulacija.K4])" office:value-type="float" office:value="0" calcext:value-type="float">
            <text:p>0.0000</text:p>
          </table:table-cell>
          <table:table-cell table:formula="of:=ABS([$rezultati_analiticki.L4]-[$rezultati_simulacija.L4])" office:value-type="float" office:value="0" calcext:value-type="float">
            <text:p>0.0000</text:p>
          </table:table-cell>
          <table:table-cell table:formula="of:=ABS([$rezultati_analiticki.M4]-[$rezultati_simulacija.M4])" office:value-type="float" office:value="0.236428950818109" calcext:value-type="float">
            <text:p>0.2364</text:p>
          </table:table-cell>
          <table:table-cell table:formula="of:=ABS([$rezultati_analiticki.N4]-[$rezultati_simulacija.N4])" office:value-type="float" office:value="0.0143397563415171" calcext:value-type="float">
            <text:p>0.0143</text:p>
          </table:table-cell>
          <table:table-cell table:formula="of:=ABS([$rezultati_analiticki.O4]-[$rezultati_simulacija.O4])" office:value-type="float" office:value="0.0696103235200596" calcext:value-type="float">
            <text:p>0.0696</text:p>
          </table:table-cell>
          <table:table-cell table:formula="of:=ABS([$rezultati_analiticki.P4]-[$rezultati_simulacija.P4])" office:value-type="float" office:value="0.0257019735749093" calcext:value-type="float">
            <text:p>0.0257</text:p>
          </table:table-cell>
          <table:table-cell table:formula="of:=ABS([$rezultati_analiticki.Q4]-[$rezultati_simulacija.Q4])" office:value-type="float" office:value="0.110157301649885" calcext:value-type="float">
            <text:p>0.1102</text:p>
          </table:table-cell>
          <table:table-cell table:formula="of:=ABS([$rezultati_analiticki.R4]-[$rezultati_simulacija.R4])" office:value-type="float" office:value="0.0616526166597744" calcext:value-type="float">
            <text:p>0.0617</text:p>
          </table:table-cell>
          <table:table-cell table:formula="of:=ABS([$rezultati_analiticki.S4]-[$rezultati_simulacija.S4])" office:value-type="float" office:value="0" calcext:value-type="float">
            <text:p>0.0000</text:p>
          </table:table-cell>
          <table:table-cell table:formula="of:=ABS([$rezultati_analiticki.T4]-[$rezultati_simulacija.T4])" office:value-type="float" office:value="0" calcext:value-type="float">
            <text:p>0.0000</text:p>
          </table:table-cell>
          <table:table-cell table:formula="of:=ABS([$rezultati_analiticki.U4]-[$rezultati_simulacija.U4])" office:value-type="float" office:value="0" calcext:value-type="float">
            <text:p>0.0000</text:p>
          </table:table-cell>
          <table:table-cell table:formula="of:=ABS([$rezultati_analiticki.V4]-[$rezultati_simulacija.V4])" office:value-type="float" office:value="0.0154587524477964" calcext:value-type="float">
            <text:p>0.0155</text:p>
          </table:table-cell>
          <table:table-cell table:formula="of:=ABS([$rezultati_analiticki.W4]-[$rezultati_simulacija.W4])" office:value-type="float" office:value="0.00835328207107705" calcext:value-type="float">
            <text:p>0.0084</text:p>
          </table:table-cell>
          <table:table-cell table:formula="of:=ABS([$rezultati_analiticki.X4]-[$rezultati_simulacija.X4])" office:value-type="float" office:value="0.00110523282707165" calcext:value-type="float">
            <text:p>0.0011</text:p>
          </table:table-cell>
          <table:table-cell table:formula="of:=ABS([$rezultati_analiticki.Y4]-[$rezultati_simulacija.Y4])" office:value-type="float" office:value="0.00769427614281645" calcext:value-type="float">
            <text:p>0.0077</text:p>
          </table:table-cell>
          <table:table-cell table:formula="of:=ABS([$rezultati_analiticki.Z4]-[$rezultati_simulacija.Z4])" office:value-type="float" office:value="0.121264480120939" calcext:value-type="float">
            <text:p>0.1213</text:p>
          </table:table-cell>
          <table:table-cell table:formula="of:=ABS([$rezultati_analiticki.AA4]-[$rezultati_simulacija.AA4])" office:value-type="float" office:value="0.117021116138151" calcext:value-type="float">
            <text:p>0.1170</text:p>
          </table:table-cell>
          <table:table-cell table:formula="of:=ABS([$rezultati_analiticki.AB4]-[$rezultati_simulacija.AB4])" office:value-type="float" office:value="0" calcext:value-type="float">
            <text:p>0.0000</text:p>
          </table:table-cell>
          <table:table-cell table:formula="of:=ABS([$rezultati_analiticki.AC4]-[$rezultati_simulacija.AC4])" office:value-type="float" office:value="0" calcext:value-type="float">
            <text:p>0.0000</text:p>
          </table:table-cell>
          <table:table-cell table:formula="of:=ABS([$rezultati_analiticki.AD4]-[$rezultati_simulacija.AD4])" office:value-type="float" office:value="0" calcext:value-type="float">
            <text:p>0.0000</text:p>
          </table:table-cell>
        </table:table-row>
        <table:table-row table:style-name="ro1">
          <table:table-cell table:formula="of:=ABS([$rezultati_analiticki.A5]-[$rezultati_simulacija.A5])" office:value-type="float" office:value="0" calcext:value-type="float">
            <text:p>0.0000</text:p>
          </table:table-cell>
          <table:table-cell table:formula="of:=ABS([$rezultati_analiticki.B5]-[$rezultati_simulacija.B5])" office:value-type="float" office:value="0" calcext:value-type="float">
            <text:p>0.0000</text:p>
          </table:table-cell>
          <table:table-cell table:formula="of:=ABS([$rezultati_analiticki.C5]-[$rezultati_simulacija.C5])" office:value-type="float" office:value="0.567539822825519" calcext:value-type="float">
            <text:p>0.5675</text:p>
          </table:table-cell>
          <table:table-cell table:formula="of:=ABS([$rezultati_analiticki.D5]-[$rezultati_simulacija.D5])" office:value-type="float" office:value="0.00195219773334704" calcext:value-type="float">
            <text:p>0.0020</text:p>
          </table:table-cell>
          <table:table-cell table:formula="of:=ABS([$rezultati_analiticki.E5]-[$rezultati_simulacija.E5])" office:value-type="float" office:value="0.00207540288657387" calcext:value-type="float">
            <text:p>0.0021</text:p>
          </table:table-cell>
          <table:table-cell table:formula="of:=ABS([$rezultati_analiticki.F5]-[$rezultati_simulacija.F5])" office:value-type="float" office:value="0.00319730957417386" calcext:value-type="float">
            <text:p>0.0032</text:p>
          </table:table-cell>
          <table:table-cell table:formula="of:=ABS([$rezultati_analiticki.G5]-[$rezultati_simulacija.G5])" office:value-type="float" office:value="0.00211030647222898" calcext:value-type="float">
            <text:p>0.0021</text:p>
          </table:table-cell>
          <table:table-cell table:formula="of:=ABS([$rezultati_analiticki.H5]-[$rezultati_simulacija.H5])" office:value-type="float" office:value="0.00295419640471895" calcext:value-type="float">
            <text:p>0.0030</text:p>
          </table:table-cell>
          <table:table-cell table:formula="of:=ABS([$rezultati_analiticki.I5]-[$rezultati_simulacija.I5])" office:value-type="float" office:value="0.000676601605174243" calcext:value-type="float">
            <text:p>0.0007</text:p>
          </table:table-cell>
          <table:table-cell table:formula="of:=ABS([$rezultati_analiticki.J5]-[$rezultati_simulacija.J5])" office:value-type="float" office:value="0" calcext:value-type="float">
            <text:p>0.0000</text:p>
          </table:table-cell>
          <table:table-cell table:formula="of:=ABS([$rezultati_analiticki.K5]-[$rezultati_simulacija.K5])" office:value-type="float" office:value="0" calcext:value-type="float">
            <text:p>0.0000</text:p>
          </table:table-cell>
          <table:table-cell table:formula="of:=ABS([$rezultati_analiticki.L5]-[$rezultati_simulacija.L5])" office:value-type="float" office:value="0" calcext:value-type="float">
            <text:p>0.0000</text:p>
          </table:table-cell>
          <table:table-cell table:formula="of:=ABS([$rezultati_analiticki.M5]-[$rezultati_simulacija.M5])" office:value-type="float" office:value="0.141674993561082" calcext:value-type="float">
            <text:p>0.1417</text:p>
          </table:table-cell>
          <table:table-cell table:formula="of:=ABS([$rezultati_analiticki.N5]-[$rezultati_simulacija.N5])" office:value-type="float" office:value="0.265478952398354" calcext:value-type="float">
            <text:p>0.2655</text:p>
          </table:table-cell>
          <table:table-cell table:formula="of:=ABS([$rezultati_analiticki.O5]-[$rezultati_simulacija.O5])" office:value-type="float" office:value="0.11642016724883" calcext:value-type="float">
            <text:p>0.1164</text:p>
          </table:table-cell>
          <table:table-cell table:formula="of:=ABS([$rezultati_analiticki.P5]-[$rezultati_simulacija.P5])" office:value-type="float" office:value="0.120451975985009" calcext:value-type="float">
            <text:p>0.1205</text:p>
          </table:table-cell>
          <table:table-cell table:formula="of:=ABS([$rezultati_analiticki.Q5]-[$rezultati_simulacija.Q5])" office:value-type="float" office:value="0.0481826934505065" calcext:value-type="float">
            <text:p>0.0482</text:p>
          </table:table-cell>
          <table:table-cell table:formula="of:=ABS([$rezultati_analiticki.R5]-[$rezultati_simulacija.R5])" office:value-type="float" office:value="0.0473351425554966" calcext:value-type="float">
            <text:p>0.0473</text:p>
          </table:table-cell>
          <table:table-cell table:formula="of:=ABS([$rezultati_analiticki.S5]-[$rezultati_simulacija.S5])" office:value-type="float" office:value="0" calcext:value-type="float">
            <text:p>0.0000</text:p>
          </table:table-cell>
          <table:table-cell table:formula="of:=ABS([$rezultati_analiticki.T5]-[$rezultati_simulacija.T5])" office:value-type="float" office:value="0" calcext:value-type="float">
            <text:p>0.0000</text:p>
          </table:table-cell>
          <table:table-cell table:formula="of:=ABS([$rezultati_analiticki.U5]-[$rezultati_simulacija.U5])" office:value-type="float" office:value="0" calcext:value-type="float">
            <text:p>0.0000</text:p>
          </table:table-cell>
          <table:table-cell table:formula="of:=ABS([$rezultati_analiticki.V5]-[$rezultati_simulacija.V5])" office:value-type="float" office:value="0.0414923104240549" calcext:value-type="float">
            <text:p>0.0415</text:p>
          </table:table-cell>
          <table:table-cell table:formula="of:=ABS([$rezultati_analiticki.W5]-[$rezultati_simulacija.W5])" office:value-type="float" office:value="0.00677855773288161" calcext:value-type="float">
            <text:p>0.0068</text:p>
          </table:table-cell>
          <table:table-cell table:formula="of:=ABS([$rezultati_analiticki.X5]-[$rezultati_simulacija.X5])" office:value-type="float" office:value="0.0185833012565135" calcext:value-type="float">
            <text:p>0.0186</text:p>
          </table:table-cell>
          <table:table-cell table:formula="of:=ABS([$rezultati_analiticki.Y5]-[$rezultati_simulacija.Y5])" office:value-type="float" office:value="0.00540007831895678" calcext:value-type="float">
            <text:p>0.0054</text:p>
          </table:table-cell>
          <table:table-cell table:formula="of:=ABS([$rezultati_analiticki.Z5]-[$rezultati_simulacija.Z5])" office:value-type="float" office:value="23.9056535215481" calcext:value-type="float">
            <text:p>23.9057</text:p>
          </table:table-cell>
          <table:table-cell table:formula="of:=ABS([$rezultati_analiticki.AA5]-[$rezultati_simulacija.AA5])" office:value-type="float" office:value="21.0204438989191" calcext:value-type="float">
            <text:p>21.0204</text:p>
          </table:table-cell>
          <table:table-cell table:formula="of:=ABS([$rezultati_analiticki.AB5]-[$rezultati_simulacija.AB5])" office:value-type="float" office:value="0" calcext:value-type="float">
            <text:p>0.0000</text:p>
          </table:table-cell>
          <table:table-cell table:formula="of:=ABS([$rezultati_analiticki.AC5]-[$rezultati_simulacija.AC5])" office:value-type="float" office:value="0" calcext:value-type="float">
            <text:p>0.0000</text:p>
          </table:table-cell>
          <table:table-cell table:formula="of:=ABS([$rezultati_analiticki.AD5]-[$rezultati_simulacija.AD5])" office:value-type="float" office:value="0" calcext:value-type="float">
            <text:p>0.0000</text:p>
          </table:table-cell>
        </table:table-row>
        <table:table-row table:style-name="ro1">
          <table:table-cell table:formula="of:=ABS([$rezultati_analiticki.A6]-[$rezultati_simulacija.A6])" office:value-type="float" office:value="0" calcext:value-type="float">
            <text:p>0.0000</text:p>
          </table:table-cell>
          <table:table-cell table:formula="of:=ABS([$rezultati_analiticki.B6]-[$rezultati_simulacija.B6])" office:value-type="float" office:value="0" calcext:value-type="float">
            <text:p>0.0000</text:p>
          </table:table-cell>
          <table:table-cell table:formula="of:=ABS([$rezultati_analiticki.C6]-[$rezultati_simulacija.C6])" office:value-type="float" office:value="0.000363311216425688" calcext:value-type="float">
            <text:p>0.0004</text:p>
          </table:table-cell>
          <table:table-cell table:formula="of:=ABS([$rezultati_analiticki.D6]-[$rezultati_simulacija.D6])" office:value-type="float" office:value="0.000219190438640882" calcext:value-type="float">
            <text:p>0.0002</text:p>
          </table:table-cell>
          <table:table-cell table:formula="of:=ABS([$rezultati_analiticki.E6]-[$rezultati_simulacija.E6])" office:value-type="float" office:value="0.00152318757646447" calcext:value-type="float">
            <text:p>0.0015</text:p>
          </table:table-cell>
          <table:table-cell table:formula="of:=ABS([$rezultati_analiticki.F6]-[$rezultati_simulacija.F6])" office:value-type="float" office:value="0.000600682175540435" calcext:value-type="float">
            <text:p>0.0006</text:p>
          </table:table-cell>
          <table:table-cell table:formula="of:=ABS([$rezultati_analiticki.G6]-[$rezultati_simulacija.G6])" office:value-type="float" office:value="0.000345317527619848" calcext:value-type="float">
            <text:p>0.0003</text:p>
          </table:table-cell>
          <table:table-cell table:formula="of:=ABS([$rezultati_analiticki.H6]-[$rezultati_simulacija.H6])" office:value-type="float" office:value="0.0037699153835723" calcext:value-type="float">
            <text:p>0.0038</text:p>
          </table:table-cell>
          <table:table-cell table:formula="of:=ABS([$rezultati_analiticki.I6]-[$rezultati_simulacija.I6])" office:value-type="float" office:value="0.0010276678269398" calcext:value-type="float">
            <text:p>0.0010</text:p>
          </table:table-cell>
          <table:table-cell table:formula="of:=ABS([$rezultati_analiticki.J6]-[$rezultati_simulacija.J6])" office:value-type="float" office:value="0.000789906454362499" calcext:value-type="float">
            <text:p>0.0008</text:p>
          </table:table-cell>
          <table:table-cell table:formula="of:=ABS([$rezultati_analiticki.K6]-[$rezultati_simulacija.K6])" office:value-type="float" office:value="0" calcext:value-type="float">
            <text:p>0.0000</text:p>
          </table:table-cell>
          <table:table-cell table:formula="of:=ABS([$rezultati_analiticki.L6]-[$rezultati_simulacija.L6])" office:value-type="float" office:value="0" calcext:value-type="float">
            <text:p>0.0000</text:p>
          </table:table-cell>
          <table:table-cell table:formula="of:=ABS([$rezultati_analiticki.M6]-[$rezultati_simulacija.M6])" office:value-type="float" office:value="0.251254526221089" calcext:value-type="float">
            <text:p>0.2513</text:p>
          </table:table-cell>
          <table:table-cell table:formula="of:=ABS([$rezultati_analiticki.N6]-[$rezultati_simulacija.N6])" office:value-type="float" office:value="0.108465514871819" calcext:value-type="float">
            <text:p>0.1085</text:p>
          </table:table-cell>
          <table:table-cell table:formula="of:=ABS([$rezultati_analiticki.O6]-[$rezultati_simulacija.O6])" office:value-type="float" office:value="0.0189800978056187" calcext:value-type="float">
            <text:p>0.0190</text:p>
          </table:table-cell>
          <table:table-cell table:formula="of:=ABS([$rezultati_analiticki.P6]-[$rezultati_simulacija.P6])" office:value-type="float" office:value="0.00359688570996308" calcext:value-type="float">
            <text:p>0.0036</text:p>
          </table:table-cell>
          <table:table-cell table:formula="of:=ABS([$rezultati_analiticki.Q6]-[$rezultati_simulacija.Q6])" office:value-type="float" office:value="0.139113520439304" calcext:value-type="float">
            <text:p>0.1391</text:p>
          </table:table-cell>
          <table:table-cell table:formula="of:=ABS([$rezultati_analiticki.R6]-[$rezultati_simulacija.R6])" office:value-type="float" office:value="0.0376098182086633" calcext:value-type="float">
            <text:p>0.0376</text:p>
          </table:table-cell>
          <table:table-cell table:formula="of:=ABS([$rezultati_analiticki.S6]-[$rezultati_simulacija.S6])" office:value-type="float" office:value="0.033968177497826" calcext:value-type="float">
            <text:p>0.0340</text:p>
          </table:table-cell>
          <table:table-cell table:formula="of:=ABS([$rezultati_analiticki.T6]-[$rezultati_simulacija.T6])" office:value-type="float" office:value="0" calcext:value-type="float">
            <text:p>0.0000</text:p>
          </table:table-cell>
          <table:table-cell table:formula="of:=ABS([$rezultati_analiticki.U6]-[$rezultati_simulacija.U6])" office:value-type="float" office:value="0" calcext:value-type="float">
            <text:p>0.0000</text:p>
          </table:table-cell>
          <table:table-cell table:formula="of:=ABS([$rezultati_analiticki.V6]-[$rezultati_simulacija.V6])" office:value-type="float" office:value="0.00353379083871097" calcext:value-type="float">
            <text:p>0.0035</text:p>
          </table:table-cell>
          <table:table-cell table:formula="of:=ABS([$rezultati_analiticki.W6]-[$rezultati_simulacija.W6])" office:value-type="float" office:value="0.00256967946501027" calcext:value-type="float">
            <text:p>0.0026</text:p>
          </table:table-cell>
          <table:table-cell table:formula="of:=ABS([$rezultati_analiticki.X6]-[$rezultati_simulacija.X6])" office:value-type="float" office:value="0.000749398617784142" calcext:value-type="float">
            <text:p>0.0007</text:p>
          </table:table-cell>
          <table:table-cell table:formula="of:=ABS([$rezultati_analiticki.Y6]-[$rezultati_simulacija.Y6])" office:value-type="float" office:value="0.00212194819724733" calcext:value-type="float">
            <text:p>0.0021</text:p>
          </table:table-cell>
          <table:table-cell table:formula="of:=ABS([$rezultati_analiticki.Z6]-[$rezultati_simulacija.Z6])" office:value-type="float" office:value="0.00233181800671173" calcext:value-type="float">
            <text:p>0.0023</text:p>
          </table:table-cell>
          <table:table-cell table:formula="of:=ABS([$rezultati_analiticki.AA6]-[$rezultati_simulacija.AA6])" office:value-type="float" office:value="0.00554715698916475" calcext:value-type="float">
            <text:p>0.0055</text:p>
          </table:table-cell>
          <table:table-cell table:formula="of:=ABS([$rezultati_analiticki.AB6]-[$rezultati_simulacija.AB6])" office:value-type="float" office:value="0.00360021552767092" calcext:value-type="float">
            <text:p>0.0036</text:p>
          </table:table-cell>
          <table:table-cell table:formula="of:=ABS([$rezultati_analiticki.AC6]-[$rezultati_simulacija.AC6])" office:value-type="float" office:value="0" calcext:value-type="float">
            <text:p>0.0000</text:p>
          </table:table-cell>
          <table:table-cell table:formula="of:=ABS([$rezultati_analiticki.AD6]-[$rezultati_simulacija.AD6])" office:value-type="float" office:value="0" calcext:value-type="float">
            <text:p>0.0000</text:p>
          </table:table-cell>
        </table:table-row>
        <table:table-row table:style-name="ro1">
          <table:table-cell table:formula="of:=ABS([$rezultati_analiticki.A7]-[$rezultati_simulacija.A7])" office:value-type="float" office:value="0" calcext:value-type="float">
            <text:p>0.0000</text:p>
          </table:table-cell>
          <table:table-cell table:formula="of:=ABS([$rezultati_analiticki.B7]-[$rezultati_simulacija.B7])" office:value-type="float" office:value="0" calcext:value-type="float">
            <text:p>0.0000</text:p>
          </table:table-cell>
          <table:table-cell table:formula="of:=ABS([$rezultati_analiticki.C7]-[$rezultati_simulacija.C7])" office:value-type="float" office:value="0.000579435167633993" calcext:value-type="float">
            <text:p>0.0006</text:p>
          </table:table-cell>
          <table:table-cell table:formula="of:=ABS([$rezultati_analiticki.D7]-[$rezultati_simulacija.D7])" office:value-type="float" office:value="0.000799863684432245" calcext:value-type="float">
            <text:p>0.0008</text:p>
          </table:table-cell>
          <table:table-cell table:formula="of:=ABS([$rezultati_analiticki.E7]-[$rezultati_simulacija.E7])" office:value-type="float" office:value="0.00117003577023139" calcext:value-type="float">
            <text:p>0.0012</text:p>
          </table:table-cell>
          <table:table-cell table:formula="of:=ABS([$rezultati_analiticki.F7]-[$rezultati_simulacija.F7])" office:value-type="float" office:value="0.000605152726046165" calcext:value-type="float">
            <text:p>0.0006</text:p>
          </table:table-cell>
          <table:table-cell table:formula="of:=ABS([$rezultati_analiticki.G7]-[$rezultati_simulacija.G7])" office:value-type="float" office:value="0.00311601234355197" calcext:value-type="float">
            <text:p>0.0031</text:p>
          </table:table-cell>
          <table:table-cell table:formula="of:=ABS([$rezultati_analiticki.H7]-[$rezultati_simulacija.H7])" office:value-type="float" office:value="0.00221764048276474" calcext:value-type="float">
            <text:p>0.0022</text:p>
          </table:table-cell>
          <table:table-cell table:formula="of:=ABS([$rezultati_analiticki.I7]-[$rezultati_simulacija.I7])" office:value-type="float" office:value="0.00484372029306324" calcext:value-type="float">
            <text:p>0.0048</text:p>
          </table:table-cell>
          <table:table-cell table:formula="of:=ABS([$rezultati_analiticki.J7]-[$rezultati_simulacija.J7])" office:value-type="float" office:value="0.00410100341390185" calcext:value-type="float">
            <text:p>0.0041</text:p>
          </table:table-cell>
          <table:table-cell table:formula="of:=ABS([$rezultati_analiticki.K7]-[$rezultati_simulacija.K7])" office:value-type="float" office:value="0" calcext:value-type="float">
            <text:p>0.0000</text:p>
          </table:table-cell>
          <table:table-cell table:formula="of:=ABS([$rezultati_analiticki.L7]-[$rezultati_simulacija.L7])" office:value-type="float" office:value="0" calcext:value-type="float">
            <text:p>0.0000</text:p>
          </table:table-cell>
          <table:table-cell table:formula="of:=ABS([$rezultati_analiticki.M7]-[$rezultati_simulacija.M7])" office:value-type="float" office:value="0.0517112144382139" calcext:value-type="float">
            <text:p>0.0517</text:p>
          </table:table-cell>
          <table:table-cell table:formula="of:=ABS([$rezultati_analiticki.N7]-[$rezultati_simulacija.N7])" office:value-type="float" office:value="0.0329571691818842" calcext:value-type="float">
            <text:p>0.0330</text:p>
          </table:table-cell>
          <table:table-cell table:formula="of:=ABS([$rezultati_analiticki.O7]-[$rezultati_simulacija.O7])" office:value-type="float" office:value="0.00649231127481542" calcext:value-type="float">
            <text:p>0.0065</text:p>
          </table:table-cell>
          <table:table-cell table:formula="of:=ABS([$rezultati_analiticki.P7]-[$rezultati_simulacija.P7])" office:value-type="float" office:value="0.0778861558291641" calcext:value-type="float">
            <text:p>0.0779</text:p>
          </table:table-cell>
          <table:table-cell table:formula="of:=ABS([$rezultati_analiticki.Q7]-[$rezultati_simulacija.Q7])" office:value-type="float" office:value="0.0210274785764959" calcext:value-type="float">
            <text:p>0.0210</text:p>
          </table:table-cell>
          <table:table-cell table:formula="of:=ABS([$rezultati_analiticki.R7]-[$rezultati_simulacija.R7])" office:value-type="float" office:value="0.0755120966425338" calcext:value-type="float">
            <text:p>0.0755</text:p>
          </table:table-cell>
          <table:table-cell table:formula="of:=ABS([$rezultati_analiticki.S7]-[$rezultati_simulacija.S7])" office:value-type="float" office:value="0.0954311083554948" calcext:value-type="float">
            <text:p>0.0954</text:p>
          </table:table-cell>
          <table:table-cell table:formula="of:=ABS([$rezultati_analiticki.T7]-[$rezultati_simulacija.T7])" office:value-type="float" office:value="0" calcext:value-type="float">
            <text:p>0.0000</text:p>
          </table:table-cell>
          <table:table-cell table:formula="of:=ABS([$rezultati_analiticki.U7]-[$rezultati_simulacija.U7])" office:value-type="float" office:value="0" calcext:value-type="float">
            <text:p>0.0000</text:p>
          </table:table-cell>
          <table:table-cell table:formula="of:=ABS([$rezultati_analiticki.V7]-[$rezultati_simulacija.V7])" office:value-type="float" office:value="0.0152713084895458" calcext:value-type="float">
            <text:p>0.0153</text:p>
          </table:table-cell>
          <table:table-cell table:formula="of:=ABS([$rezultati_analiticki.W7]-[$rezultati_simulacija.W7])" office:value-type="float" office:value="0.00187856039236239" calcext:value-type="float">
            <text:p>0.0019</text:p>
          </table:table-cell>
          <table:table-cell table:formula="of:=ABS([$rezultati_analiticki.X7]-[$rezultati_simulacija.X7])" office:value-type="float" office:value="0.00298787125906996" calcext:value-type="float">
            <text:p>0.0030</text:p>
          </table:table-cell>
          <table:table-cell table:formula="of:=ABS([$rezultati_analiticki.Y7]-[$rezultati_simulacija.Y7])" office:value-type="float" office:value="0.00707930077818852" calcext:value-type="float">
            <text:p>0.0071</text:p>
          </table:table-cell>
          <table:table-cell table:formula="of:=ABS([$rezultati_analiticki.Z7]-[$rezultati_simulacija.Z7])" office:value-type="float" office:value="0.00830000010515231" calcext:value-type="float">
            <text:p>0.0083</text:p>
          </table:table-cell>
          <table:table-cell table:formula="of:=ABS([$rezultati_analiticki.AA7]-[$rezultati_simulacija.AA7])" office:value-type="float" office:value="0.0156935847295099" calcext:value-type="float">
            <text:p>0.0157</text:p>
          </table:table-cell>
          <table:table-cell table:formula="of:=ABS([$rezultati_analiticki.AB7]-[$rezultati_simulacija.AB7])" office:value-type="float" office:value="0.0154186866920321" calcext:value-type="float">
            <text:p>0.0154</text:p>
          </table:table-cell>
          <table:table-cell table:formula="of:=ABS([$rezultati_analiticki.AC7]-[$rezultati_simulacija.AC7])" office:value-type="float" office:value="0" calcext:value-type="float">
            <text:p>0.0000</text:p>
          </table:table-cell>
          <table:table-cell table:formula="of:=ABS([$rezultati_analiticki.AD7]-[$rezultati_simulacija.AD7])" office:value-type="float" office:value="0" calcext:value-type="float">
            <text:p>0.0000</text:p>
          </table:table-cell>
        </table:table-row>
        <table:table-row table:style-name="ro1">
          <table:table-cell table:formula="of:=ABS([$rezultati_analiticki.A8]-[$rezultati_simulacija.A8])" office:value-type="float" office:value="0" calcext:value-type="float">
            <text:p>0.0000</text:p>
          </table:table-cell>
          <table:table-cell table:formula="of:=ABS([$rezultati_analiticki.B8]-[$rezultati_simulacija.B8])" office:value-type="float" office:value="0" calcext:value-type="float">
            <text:p>0.0000</text:p>
          </table:table-cell>
          <table:table-cell table:formula="of:=ABS([$rezultati_analiticki.C8]-[$rezultati_simulacija.C8])" office:value-type="float" office:value="0.00289641703631713" calcext:value-type="float">
            <text:p>0.0029</text:p>
          </table:table-cell>
          <table:table-cell table:formula="of:=ABS([$rezultati_analiticki.D8]-[$rezultati_simulacija.D8])" office:value-type="float" office:value="0.000368904812714455" calcext:value-type="float">
            <text:p>0.0004</text:p>
          </table:table-cell>
          <table:table-cell table:formula="of:=ABS([$rezultati_analiticki.E8]-[$rezultati_simulacija.E8])" office:value-type="float" office:value="0.000889749773583359" calcext:value-type="float">
            <text:p>0.0009</text:p>
          </table:table-cell>
          <table:table-cell table:formula="of:=ABS([$rezultati_analiticki.F8]-[$rezultati_simulacija.F8])" office:value-type="float" office:value="0.0106246325194352" calcext:value-type="float">
            <text:p>0.0106</text:p>
          </table:table-cell>
          <table:table-cell table:formula="of:=ABS([$rezultati_analiticki.G8]-[$rezultati_simulacija.G8])" office:value-type="float" office:value="0.00451639835439843" calcext:value-type="float">
            <text:p>0.0045</text:p>
          </table:table-cell>
          <table:table-cell table:formula="of:=ABS([$rezultati_analiticki.H8]-[$rezultati_simulacija.H8])" office:value-type="float" office:value="0.00402393291054848" calcext:value-type="float">
            <text:p>0.0040</text:p>
          </table:table-cell>
          <table:table-cell table:formula="of:=ABS([$rezultati_analiticki.I8]-[$rezultati_simulacija.I8])" office:value-type="float" office:value="0.00142739200011999" calcext:value-type="float">
            <text:p>0.0014</text:p>
          </table:table-cell>
          <table:table-cell table:formula="of:=ABS([$rezultati_analiticki.J8]-[$rezultati_simulacija.J8])" office:value-type="float" office:value="0.00874745560558232" calcext:value-type="float">
            <text:p>0.0087</text:p>
          </table:table-cell>
          <table:table-cell table:formula="of:=ABS([$rezultati_analiticki.K8]-[$rezultati_simulacija.K8])" office:value-type="float" office:value="0" calcext:value-type="float">
            <text:p>0.0000</text:p>
          </table:table-cell>
          <table:table-cell table:formula="of:=ABS([$rezultati_analiticki.L8]-[$rezultati_simulacija.L8])" office:value-type="float" office:value="0" calcext:value-type="float">
            <text:p>0.0000</text:p>
          </table:table-cell>
          <table:table-cell table:formula="of:=ABS([$rezultati_analiticki.M8]-[$rezultati_simulacija.M8])" office:value-type="float" office:value="0.487585243150249" calcext:value-type="float">
            <text:p>0.4876</text:p>
          </table:table-cell>
          <table:table-cell table:formula="of:=ABS([$rezultati_analiticki.N8]-[$rezultati_simulacija.N8])" office:value-type="float" office:value="0.0872663658927166" calcext:value-type="float">
            <text:p>0.0873</text:p>
          </table:table-cell>
          <table:table-cell table:formula="of:=ABS([$rezultati_analiticki.O8]-[$rezultati_simulacija.O8])" office:value-type="float" office:value="0.509900894657182" calcext:value-type="float">
            <text:p>0.5099</text:p>
          </table:table-cell>
          <table:table-cell table:formula="of:=ABS([$rezultati_analiticki.P8]-[$rezultati_simulacija.P8])" office:value-type="float" office:value="0.193042782202443" calcext:value-type="float">
            <text:p>0.1930</text:p>
          </table:table-cell>
          <table:table-cell table:formula="of:=ABS([$rezultati_analiticki.Q8]-[$rezultati_simulacija.Q8])" office:value-type="float" office:value="0.0367884419505558" calcext:value-type="float">
            <text:p>0.0368</text:p>
          </table:table-cell>
          <table:table-cell table:formula="of:=ABS([$rezultati_analiticki.R8]-[$rezultati_simulacija.R8])" office:value-type="float" office:value="0.149254879538713" calcext:value-type="float">
            <text:p>0.1493</text:p>
          </table:table-cell>
          <table:table-cell table:formula="of:=ABS([$rezultati_analiticki.S8]-[$rezultati_simulacija.S8])" office:value-type="float" office:value="0.141921320956111" calcext:value-type="float">
            <text:p>0.1419</text:p>
          </table:table-cell>
          <table:table-cell table:formula="of:=ABS([$rezultati_analiticki.T8]-[$rezultati_simulacija.T8])" office:value-type="float" office:value="0" calcext:value-type="float">
            <text:p>0.0000</text:p>
          </table:table-cell>
          <table:table-cell table:formula="of:=ABS([$rezultati_analiticki.U8]-[$rezultati_simulacija.U8])" office:value-type="float" office:value="0" calcext:value-type="float">
            <text:p>0.0000</text:p>
          </table:table-cell>
          <table:table-cell table:formula="of:=ABS([$rezultati_analiticki.V8]-[$rezultati_simulacija.V8])" office:value-type="float" office:value="0.040534062097132" calcext:value-type="float">
            <text:p>0.0405</text:p>
          </table:table-cell>
          <table:table-cell table:formula="of:=ABS([$rezultati_analiticki.W8]-[$rezultati_simulacija.W8])" office:value-type="float" office:value="0.00215579825005841" calcext:value-type="float">
            <text:p>0.0022</text:p>
          </table:table-cell>
          <table:table-cell table:formula="of:=ABS([$rezultati_analiticki.X8]-[$rezultati_simulacija.X8])" office:value-type="float" office:value="0.0302148217986898" calcext:value-type="float">
            <text:p>0.0302</text:p>
          </table:table-cell>
          <table:table-cell table:formula="of:=ABS([$rezultati_analiticki.Y8]-[$rezultati_simulacija.Y8])" office:value-type="float" office:value="0.00782454004123395" calcext:value-type="float">
            <text:p>0.0078</text:p>
          </table:table-cell>
          <table:table-cell table:formula="of:=ABS([$rezultati_analiticki.Z8]-[$rezultati_simulacija.Z8])" office:value-type="float" office:value="0.0827232903252275" calcext:value-type="float">
            <text:p>0.0827</text:p>
          </table:table-cell>
          <table:table-cell table:formula="of:=ABS([$rezultati_analiticki.AA8]-[$rezultati_simulacija.AA8])" office:value-type="float" office:value="0.0193395616178802" calcext:value-type="float">
            <text:p>0.0193</text:p>
          </table:table-cell>
          <table:table-cell table:formula="of:=ABS([$rezultati_analiticki.AB8]-[$rezultati_simulacija.AB8])" office:value-type="float" office:value="0.184602879575071" calcext:value-type="float">
            <text:p>0.1846</text:p>
          </table:table-cell>
          <table:table-cell table:formula="of:=ABS([$rezultati_analiticki.AC8]-[$rezultati_simulacija.AC8])" office:value-type="float" office:value="0" calcext:value-type="float">
            <text:p>0.0000</text:p>
          </table:table-cell>
          <table:table-cell table:formula="of:=ABS([$rezultati_analiticki.AD8]-[$rezultati_simulacija.AD8])" office:value-type="float" office:value="0" calcext:value-type="float">
            <text:p>0.0000</text:p>
          </table:table-cell>
        </table:table-row>
        <table:table-row table:style-name="ro1">
          <table:table-cell table:formula="of:=ABS([$rezultati_analiticki.A9]-[$rezultati_simulacija.A9])" office:value-type="float" office:value="0" calcext:value-type="float">
            <text:p>0.0000</text:p>
          </table:table-cell>
          <table:table-cell table:formula="of:=ABS([$rezultati_analiticki.B9]-[$rezultati_simulacija.B9])" office:value-type="float" office:value="0" calcext:value-type="float">
            <text:p>0.0000</text:p>
          </table:table-cell>
          <table:table-cell table:formula="of:=ABS([$rezultati_analiticki.C9]-[$rezultati_simulacija.C9])" office:value-type="float" office:value="1.18882890533326" calcext:value-type="float">
            <text:p>1.1888</text:p>
          </table:table-cell>
          <table:table-cell table:formula="of:=ABS([$rezultati_analiticki.D9]-[$rezultati_simulacija.D9])" office:value-type="float" office:value="0.000986839074357038" calcext:value-type="float">
            <text:p>0.0010</text:p>
          </table:table-cell>
          <table:table-cell table:formula="of:=ABS([$rezultati_analiticki.E9]-[$rezultati_simulacija.E9])" office:value-type="float" office:value="0.00133201973591018" calcext:value-type="float">
            <text:p>0.0013</text:p>
          </table:table-cell>
          <table:table-cell table:formula="of:=ABS([$rezultati_analiticki.F9]-[$rezultati_simulacija.F9])" office:value-type="float" office:value="0.000205895343683538" calcext:value-type="float">
            <text:p>0.0002</text:p>
          </table:table-cell>
          <table:table-cell table:formula="of:=ABS([$rezultati_analiticki.G9]-[$rezultati_simulacija.G9])" office:value-type="float" office:value="0.0050479448113771" calcext:value-type="float">
            <text:p>0.0050</text:p>
          </table:table-cell>
          <table:table-cell table:formula="of:=ABS([$rezultati_analiticki.H9]-[$rezultati_simulacija.H9])" office:value-type="float" office:value="0.00675024625373522" calcext:value-type="float">
            <text:p>0.0068</text:p>
          </table:table-cell>
          <table:table-cell table:formula="of:=ABS([$rezultati_analiticki.I9]-[$rezultati_simulacija.I9])" office:value-type="float" office:value="0.000312428571040857" calcext:value-type="float">
            <text:p>0.0003</text:p>
          </table:table-cell>
          <table:table-cell table:formula="of:=ABS([$rezultati_analiticki.J9]-[$rezultati_simulacija.J9])" office:value-type="float" office:value="0.00678691355073224" calcext:value-type="float">
            <text:p>0.0068</text:p>
          </table:table-cell>
          <table:table-cell table:formula="of:=ABS([$rezultati_analiticki.K9]-[$rezultati_simulacija.K9])" office:value-type="float" office:value="0" calcext:value-type="float">
            <text:p>0.0000</text:p>
          </table:table-cell>
          <table:table-cell table:formula="of:=ABS([$rezultati_analiticki.L9]-[$rezultati_simulacija.L9])" office:value-type="float" office:value="0" calcext:value-type="float">
            <text:p>0.0000</text:p>
          </table:table-cell>
          <table:table-cell table:formula="of:=ABS([$rezultati_analiticki.M9]-[$rezultati_simulacija.M9])" office:value-type="float" office:value="0.0447354590222062" calcext:value-type="float">
            <text:p>0.0447</text:p>
          </table:table-cell>
          <table:table-cell table:formula="of:=ABS([$rezultati_analiticki.N9]-[$rezultati_simulacija.N9])" office:value-type="float" office:value="0.22564506579176" calcext:value-type="float">
            <text:p>0.2256</text:p>
          </table:table-cell>
          <table:table-cell table:formula="of:=ABS([$rezultati_analiticki.O9]-[$rezultati_simulacija.O9])" office:value-type="float" office:value="0.00142015994693168" calcext:value-type="float">
            <text:p>0.0014</text:p>
          </table:table-cell>
          <table:table-cell table:formula="of:=ABS([$rezultati_analiticki.P9]-[$rezultati_simulacija.P9])" office:value-type="float" office:value="0.224685379692918" calcext:value-type="float">
            <text:p>0.2247</text:p>
          </table:table-cell>
          <table:table-cell table:formula="of:=ABS([$rezultati_analiticki.Q9]-[$rezultati_simulacija.Q9])" office:value-type="float" office:value="0.0318258130072806" calcext:value-type="float">
            <text:p>0.0318</text:p>
          </table:table-cell>
          <table:table-cell table:formula="of:=ABS([$rezultati_analiticki.R9]-[$rezultati_simulacija.R9])" office:value-type="float" office:value="0.115047965343294" calcext:value-type="float">
            <text:p>0.1150</text:p>
          </table:table-cell>
          <table:table-cell table:formula="of:=ABS([$rezultati_analiticki.S9]-[$rezultati_simulacija.S9])" office:value-type="float" office:value="0.0857104548524958" calcext:value-type="float">
            <text:p>0.0857</text:p>
          </table:table-cell>
          <table:table-cell table:formula="of:=ABS([$rezultati_analiticki.T9]-[$rezultati_simulacija.T9])" office:value-type="float" office:value="0" calcext:value-type="float">
            <text:p>0.0000</text:p>
          </table:table-cell>
          <table:table-cell table:formula="of:=ABS([$rezultati_analiticki.U9]-[$rezultati_simulacija.U9])" office:value-type="float" office:value="0" calcext:value-type="float">
            <text:p>0.0000</text:p>
          </table:table-cell>
          <table:table-cell table:formula="of:=ABS([$rezultati_analiticki.V9]-[$rezultati_simulacija.V9])" office:value-type="float" office:value="0.0541730241273797" calcext:value-type="float">
            <text:p>0.0542</text:p>
          </table:table-cell>
          <table:table-cell table:formula="of:=ABS([$rezultati_analiticki.W9]-[$rezultati_simulacija.W9])" office:value-type="float" office:value="0.00461975096587786" calcext:value-type="float">
            <text:p>0.0046</text:p>
          </table:table-cell>
          <table:table-cell table:formula="of:=ABS([$rezultati_analiticki.X9]-[$rezultati_simulacija.X9])" office:value-type="float" office:value="0.00222620267278528" calcext:value-type="float">
            <text:p>0.0022</text:p>
          </table:table-cell>
          <table:table-cell table:formula="of:=ABS([$rezultati_analiticki.Y9]-[$rezultati_simulacija.Y9])" office:value-type="float" office:value="0.00798969258847881" calcext:value-type="float">
            <text:p>0.0080</text:p>
          </table:table-cell>
          <table:table-cell table:formula="of:=ABS([$rezultati_analiticki.Z9]-[$rezultati_simulacija.Z9])" office:value-type="float" office:value="57.5759732761947" calcext:value-type="float">
            <text:p>57.5760</text:p>
          </table:table-cell>
          <table:table-cell table:formula="of:=ABS([$rezultati_analiticki.AA9]-[$rezultati_simulacija.AA9])" office:value-type="float" office:value="36.4780786619146" calcext:value-type="float">
            <text:p>36.4781</text:p>
          </table:table-cell>
          <table:table-cell table:formula="of:=ABS([$rezultati_analiticki.AB9]-[$rezultati_simulacija.AB9])" office:value-type="float" office:value="47.0417142787493" calcext:value-type="float">
            <text:p>47.0417</text:p>
          </table:table-cell>
          <table:table-cell table:formula="of:=ABS([$rezultati_analiticki.AC9]-[$rezultati_simulacija.AC9])" office:value-type="float" office:value="0" calcext:value-type="float">
            <text:p>0.0000</text:p>
          </table:table-cell>
          <table:table-cell table:formula="of:=ABS([$rezultati_analiticki.AD9]-[$rezultati_simulacija.AD9])" office:value-type="float" office:value="0" calcext:value-type="float">
            <text:p>0.0000</text:p>
          </table:table-cell>
        </table:table-row>
        <table:table-row table:style-name="ro1">
          <table:table-cell table:formula="of:=ABS([$rezultati_analiticki.A10]-[$rezultati_simulacija.A10])" office:value-type="float" office:value="0" calcext:value-type="float">
            <text:p>0.0000</text:p>
          </table:table-cell>
          <table:table-cell table:formula="of:=ABS([$rezultati_analiticki.B10]-[$rezultati_simulacija.B10])" office:value-type="float" office:value="0" calcext:value-type="float">
            <text:p>0.0000</text:p>
          </table:table-cell>
          <table:table-cell table:formula="of:=ABS([$rezultati_analiticki.C10]-[$rezultati_simulacija.C10])" office:value-type="float" office:value="0.000236121466623565" calcext:value-type="float">
            <text:p>0.0002</text:p>
          </table:table-cell>
          <table:table-cell table:formula="of:=ABS([$rezultati_analiticki.D10]-[$rezultati_simulacija.D10])" office:value-type="float" office:value="0.00160673685397184" calcext:value-type="float">
            <text:p>0.0016</text:p>
          </table:table-cell>
          <table:table-cell table:formula="of:=ABS([$rezultati_analiticki.E10]-[$rezultati_simulacija.E10])" office:value-type="float" office:value="0.000194566654943773" calcext:value-type="float">
            <text:p>0.0002</text:p>
          </table:table-cell>
          <table:table-cell table:formula="of:=ABS([$rezultati_analiticki.F10]-[$rezultati_simulacija.F10])" office:value-type="float" office:value="0.00432194121408641" calcext:value-type="float">
            <text:p>0.0043</text:p>
          </table:table-cell>
          <table:table-cell table:formula="of:=ABS([$rezultati_analiticki.G10]-[$rezultati_simulacija.G10])" office:value-type="float" office:value="0.000851644906918775" calcext:value-type="float">
            <text:p>0.0009</text:p>
          </table:table-cell>
          <table:table-cell table:formula="of:=ABS([$rezultati_analiticki.H10]-[$rezultati_simulacija.H10])" office:value-type="float" office:value="0.00150187077493164" calcext:value-type="float">
            <text:p>0.0015</text:p>
          </table:table-cell>
          <table:table-cell table:formula="of:=ABS([$rezultati_analiticki.I10]-[$rezultati_simulacija.I10])" office:value-type="float" office:value="0.00159206928870759" calcext:value-type="float">
            <text:p>0.0016</text:p>
          </table:table-cell>
          <table:table-cell table:formula="of:=ABS([$rezultati_analiticki.J10]-[$rezultati_simulacija.J10])" office:value-type="float" office:value="0.00222119934314641" calcext:value-type="float">
            <text:p>0.0022</text:p>
          </table:table-cell>
          <table:table-cell table:formula="of:=ABS([$rezultati_analiticki.K10]-[$rezultati_simulacija.K10])" office:value-type="float" office:value="0.00464284515341873" calcext:value-type="float">
            <text:p>0.0046</text:p>
          </table:table-cell>
          <table:table-cell table:formula="of:=ABS([$rezultati_analiticki.L10]-[$rezultati_simulacija.L10])" office:value-type="float" office:value="0" calcext:value-type="float">
            <text:p>0.0000</text:p>
          </table:table-cell>
          <table:table-cell table:formula="of:=ABS([$rezultati_analiticki.M10]-[$rezultati_simulacija.M10])" office:value-type="float" office:value="0.398266917455899" calcext:value-type="float">
            <text:p>0.3983</text:p>
          </table:table-cell>
          <table:table-cell table:formula="of:=ABS([$rezultati_analiticki.N10]-[$rezultati_simulacija.N10])" office:value-type="float" office:value="0.120146170982274" calcext:value-type="float">
            <text:p>0.1201</text:p>
          </table:table-cell>
          <table:table-cell table:formula="of:=ABS([$rezultati_analiticki.O10]-[$rezultati_simulacija.O10])" office:value-type="float" office:value="0.162928066185046" calcext:value-type="float">
            <text:p>0.1629</text:p>
          </table:table-cell>
          <table:table-cell table:formula="of:=ABS([$rezultati_analiticki.P10]-[$rezultati_simulacija.P10])" office:value-type="float" office:value="0.13339664578044" calcext:value-type="float">
            <text:p>0.1334</text:p>
          </table:table-cell>
          <table:table-cell table:formula="of:=ABS([$rezultati_analiticki.Q10]-[$rezultati_simulacija.Q10])" office:value-type="float" office:value="0.023811023288717" calcext:value-type="float">
            <text:p>0.0238</text:p>
          </table:table-cell>
          <table:table-cell table:formula="of:=ABS([$rezultati_analiticki.R10]-[$rezultati_simulacija.R10])" office:value-type="float" office:value="0.0913672587332375" calcext:value-type="float">
            <text:p>0.0914</text:p>
          </table:table-cell>
          <table:table-cell table:formula="of:=ABS([$rezultati_analiticki.S10]-[$rezultati_simulacija.S10])" office:value-type="float" office:value="0.0143906161950955" calcext:value-type="float">
            <text:p>0.0144</text:p>
          </table:table-cell>
          <table:table-cell table:formula="of:=ABS([$rezultati_analiticki.T10]-[$rezultati_simulacija.T10])" office:value-type="float" office:value="0.152039558892437" calcext:value-type="float">
            <text:p>0.1520</text:p>
          </table:table-cell>
          <table:table-cell table:formula="of:=ABS([$rezultati_analiticki.U10]-[$rezultati_simulacija.U10])" office:value-type="float" office:value="0" calcext:value-type="float">
            <text:p>0.0000</text:p>
          </table:table-cell>
          <table:table-cell table:formula="of:=ABS([$rezultati_analiticki.V10]-[$rezultati_simulacija.V10])" office:value-type="float" office:value="0.00466538413930356" calcext:value-type="float">
            <text:p>0.0047</text:p>
          </table:table-cell>
          <table:table-cell table:formula="of:=ABS([$rezultati_analiticki.W10]-[$rezultati_simulacija.W10])" office:value-type="float" office:value="0.00181679661862752" calcext:value-type="float">
            <text:p>0.0018</text:p>
          </table:table-cell>
          <table:table-cell table:formula="of:=ABS([$rezultati_analiticki.X10]-[$rezultati_simulacija.X10])" office:value-type="float" office:value="0.00579626609570555" calcext:value-type="float">
            <text:p>0.0058</text:p>
          </table:table-cell>
          <table:table-cell table:formula="of:=ABS([$rezultati_analiticki.Y10]-[$rezultati_simulacija.Y10])" office:value-type="float" office:value="0.000761665160745495" calcext:value-type="float">
            <text:p>0.0008</text:p>
          </table:table-cell>
          <table:table-cell table:formula="of:=ABS([$rezultati_analiticki.Z10]-[$rezultati_simulacija.Z10])" office:value-type="float" office:value="0.000930472340450128" calcext:value-type="float">
            <text:p>0.0009</text:p>
          </table:table-cell>
          <table:table-cell table:formula="of:=ABS([$rezultati_analiticki.AA10]-[$rezultati_simulacija.AA10])" office:value-type="float" office:value="0.0133697756209143" calcext:value-type="float">
            <text:p>0.0134</text:p>
          </table:table-cell>
          <table:table-cell table:formula="of:=ABS([$rezultati_analiticki.AB10]-[$rezultati_simulacija.AB10])" office:value-type="float" office:value="0.00505598872012275" calcext:value-type="float">
            <text:p>0.0051</text:p>
          </table:table-cell>
          <table:table-cell table:formula="of:=ABS([$rezultati_analiticki.AC10]-[$rezultati_simulacija.AC10])" office:value-type="float" office:value="0.00875912680919583" calcext:value-type="float">
            <text:p>0.0088</text:p>
          </table:table-cell>
          <table:table-cell table:formula="of:=ABS([$rezultati_analiticki.AD10]-[$rezultati_simulacija.AD10])" office:value-type="float" office:value="0" calcext:value-type="float">
            <text:p>0.0000</text:p>
          </table:table-cell>
        </table:table-row>
        <table:table-row table:style-name="ro1">
          <table:table-cell table:formula="of:=ABS([$rezultati_analiticki.A11]-[$rezultati_simulacija.A11])" office:value-type="float" office:value="0" calcext:value-type="float">
            <text:p>0.0000</text:p>
          </table:table-cell>
          <table:table-cell table:formula="of:=ABS([$rezultati_analiticki.B11]-[$rezultati_simulacija.B11])" office:value-type="float" office:value="0" calcext:value-type="float">
            <text:p>0.0000</text:p>
          </table:table-cell>
          <table:table-cell table:formula="of:=ABS([$rezultati_analiticki.C11]-[$rezultati_simulacija.C11])" office:value-type="float" office:value="0.000585912372954509" calcext:value-type="float">
            <text:p>0.0006</text:p>
          </table:table-cell>
          <table:table-cell table:formula="of:=ABS([$rezultati_analiticki.D11]-[$rezultati_simulacija.D11])" office:value-type="float" office:value="0.000867928221491066" calcext:value-type="float">
            <text:p>0.0009</text:p>
          </table:table-cell>
          <table:table-cell table:formula="of:=ABS([$rezultati_analiticki.E11]-[$rezultati_simulacija.E11])" office:value-type="float" office:value="0.000347108815400621" calcext:value-type="float">
            <text:p>0.0003</text:p>
          </table:table-cell>
          <table:table-cell table:formula="of:=ABS([$rezultati_analiticki.F11]-[$rezultati_simulacija.F11])" office:value-type="float" office:value="0.000453970244701729" calcext:value-type="float">
            <text:p>0.0005</text:p>
          </table:table-cell>
          <table:table-cell table:formula="of:=ABS([$rezultati_analiticki.G11]-[$rezultati_simulacija.G11])" office:value-type="float" office:value="0.00149743121057411" calcext:value-type="float">
            <text:p>0.0015</text:p>
          </table:table-cell>
          <table:table-cell table:formula="of:=ABS([$rezultati_analiticki.H11]-[$rezultati_simulacija.H11])" office:value-type="float" office:value="0.00270744543309176" calcext:value-type="float">
            <text:p>0.0027</text:p>
          </table:table-cell>
          <table:table-cell table:formula="of:=ABS([$rezultati_analiticki.I11]-[$rezultati_simulacija.I11])" office:value-type="float" office:value="0.00423990002806707" calcext:value-type="float">
            <text:p>0.0042</text:p>
          </table:table-cell>
          <table:table-cell table:formula="of:=ABS([$rezultati_analiticki.J11]-[$rezultati_simulacija.J11])" office:value-type="float" office:value="0.00147308979305993" calcext:value-type="float">
            <text:p>0.0015</text:p>
          </table:table-cell>
          <table:table-cell table:formula="of:=ABS([$rezultati_analiticki.K11]-[$rezultati_simulacija.K11])" office:value-type="float" office:value="0.00447228454214699" calcext:value-type="float">
            <text:p>0.0045</text:p>
          </table:table-cell>
          <table:table-cell table:formula="of:=ABS([$rezultati_analiticki.L11]-[$rezultati_simulacija.L11])" office:value-type="float" office:value="0" calcext:value-type="float">
            <text:p>0.0000</text:p>
          </table:table-cell>
          <table:table-cell table:formula="of:=ABS([$rezultati_analiticki.M11]-[$rezultati_simulacija.M11])" office:value-type="float" office:value="0.143167001504906" calcext:value-type="float">
            <text:p>0.1432</text:p>
          </table:table-cell>
          <table:table-cell table:formula="of:=ABS([$rezultati_analiticki.N11]-[$rezultati_simulacija.N11])" office:value-type="float" office:value="0.00375852249157305" calcext:value-type="float">
            <text:p>0.0038</text:p>
          </table:table-cell>
          <table:table-cell table:formula="of:=ABS([$rezultati_analiticki.O11]-[$rezultati_simulacija.O11])" office:value-type="float" office:value="0.0559281890315759" calcext:value-type="float">
            <text:p>0.0559</text:p>
          </table:table-cell>
          <table:table-cell table:formula="of:=ABS([$rezultati_analiticki.P11]-[$rezultati_simulacija.P11])" office:value-type="float" office:value="0.126631532159312" calcext:value-type="float">
            <text:p>0.1266</text:p>
          </table:table-cell>
          <table:table-cell table:formula="of:=ABS([$rezultati_analiticki.Q11]-[$rezultati_simulacija.Q11])" office:value-type="float" office:value="0.0241047544387563" calcext:value-type="float">
            <text:p>0.0241</text:p>
          </table:table-cell>
          <table:table-cell table:formula="of:=ABS([$rezultati_analiticki.R11]-[$rezultati_simulacija.R11])" office:value-type="float" office:value="0.0795849748960436" calcext:value-type="float">
            <text:p>0.0796</text:p>
          </table:table-cell>
          <table:table-cell table:formula="of:=ABS([$rezultati_analiticki.S11]-[$rezultati_simulacija.S11])" office:value-type="float" office:value="0.0585094996192161" calcext:value-type="float">
            <text:p>0.0585</text:p>
          </table:table-cell>
          <table:table-cell table:formula="of:=ABS([$rezultati_analiticki.T11]-[$rezultati_simulacija.T11])" office:value-type="float" office:value="0.178552276896387" calcext:value-type="float">
            <text:p>0.1786</text:p>
          </table:table-cell>
          <table:table-cell table:formula="of:=ABS([$rezultati_analiticki.U11]-[$rezultati_simulacija.U11])" office:value-type="float" office:value="0" calcext:value-type="float">
            <text:p>0.0000</text:p>
          </table:table-cell>
          <table:table-cell table:formula="of:=ABS([$rezultati_analiticki.V11]-[$rezultati_simulacija.V11])" office:value-type="float" office:value="0.020962612931416" calcext:value-type="float">
            <text:p>0.0210</text:p>
          </table:table-cell>
          <table:table-cell table:formula="of:=ABS([$rezultati_analiticki.W11]-[$rezultati_simulacija.W11])" office:value-type="float" office:value="0.0000301827192185078" calcext:value-type="float">
            <text:p>0.0000</text:p>
          </table:table-cell>
          <table:table-cell table:formula="of:=ABS([$rezultati_analiticki.X11]-[$rezultati_simulacija.X11])" office:value-type="float" office:value="0.00266037087643201" calcext:value-type="float">
            <text:p>0.0027</text:p>
          </table:table-cell>
          <table:table-cell table:formula="of:=ABS([$rezultati_analiticki.Y11]-[$rezultati_simulacija.Y11])" office:value-type="float" office:value="0.000702948670194048" calcext:value-type="float">
            <text:p>0.0007</text:p>
          </table:table-cell>
          <table:table-cell table:formula="of:=ABS([$rezultati_analiticki.Z11]-[$rezultati_simulacija.Z11])" office:value-type="float" office:value="0.0196879229863118" calcext:value-type="float">
            <text:p>0.0197</text:p>
          </table:table-cell>
          <table:table-cell table:formula="of:=ABS([$rezultati_analiticki.AA11]-[$rezultati_simulacija.AA11])" office:value-type="float" office:value="0.0138388881593496" calcext:value-type="float">
            <text:p>0.0138</text:p>
          </table:table-cell>
          <table:table-cell table:formula="of:=ABS([$rezultati_analiticki.AB11]-[$rezultati_simulacija.AB11])" office:value-type="float" office:value="0.0133205901473665" calcext:value-type="float">
            <text:p>0.0133</text:p>
          </table:table-cell>
          <table:table-cell table:formula="of:=ABS([$rezultati_analiticki.AC11]-[$rezultati_simulacija.AC11])" office:value-type="float" office:value="0.022122526742488" calcext:value-type="float">
            <text:p>0.0221</text:p>
          </table:table-cell>
          <table:table-cell table:formula="of:=ABS([$rezultati_analiticki.AD11]-[$rezultati_simulacija.AD11])" office:value-type="float" office:value="0" calcext:value-type="float">
            <text:p>0.0000</text:p>
          </table:table-cell>
        </table:table-row>
        <table:table-row table:style-name="ro1">
          <table:table-cell table:formula="of:=ABS([$rezultati_analiticki.A12]-[$rezultati_simulacija.A12])" office:value-type="float" office:value="0" calcext:value-type="float">
            <text:p>0.0000</text:p>
          </table:table-cell>
          <table:table-cell table:formula="of:=ABS([$rezultati_analiticki.B12]-[$rezultati_simulacija.B12])" office:value-type="float" office:value="0" calcext:value-type="float">
            <text:p>0.0000</text:p>
          </table:table-cell>
          <table:table-cell table:formula="of:=ABS([$rezultati_analiticki.C12]-[$rezultati_simulacija.C12])" office:value-type="float" office:value="0.00254336519216966" calcext:value-type="float">
            <text:p>0.0025</text:p>
          </table:table-cell>
          <table:table-cell table:formula="of:=ABS([$rezultati_analiticki.D12]-[$rezultati_simulacija.D12])" office:value-type="float" office:value="0.00121358015331507" calcext:value-type="float">
            <text:p>0.0012</text:p>
          </table:table-cell>
          <table:table-cell table:formula="of:=ABS([$rezultati_analiticki.E12]-[$rezultati_simulacija.E12])" office:value-type="float" office:value="0.00286656295204457" calcext:value-type="float">
            <text:p>0.0029</text:p>
          </table:table-cell>
          <table:table-cell table:formula="of:=ABS([$rezultati_analiticki.F12]-[$rezultati_simulacija.F12])" office:value-type="float" office:value="0.0022333332433212" calcext:value-type="float">
            <text:p>0.0022</text:p>
          </table:table-cell>
          <table:table-cell table:formula="of:=ABS([$rezultati_analiticki.G12]-[$rezultati_simulacija.G12])" office:value-type="float" office:value="0.000634757261088303" calcext:value-type="float">
            <text:p>0.0006</text:p>
          </table:table-cell>
          <table:table-cell table:formula="of:=ABS([$rezultati_analiticki.H12]-[$rezultati_simulacija.H12])" office:value-type="float" office:value="0.00767829321920222" calcext:value-type="float">
            <text:p>0.0077</text:p>
          </table:table-cell>
          <table:table-cell table:formula="of:=ABS([$rezultati_analiticki.I12]-[$rezultati_simulacija.I12])" office:value-type="float" office:value="0.000286159213464865" calcext:value-type="float">
            <text:p>0.0003</text:p>
          </table:table-cell>
          <table:table-cell table:formula="of:=ABS([$rezultati_analiticki.J12]-[$rezultati_simulacija.J12])" office:value-type="float" office:value="0.00286262842709117" calcext:value-type="float">
            <text:p>0.0029</text:p>
          </table:table-cell>
          <table:table-cell table:formula="of:=ABS([$rezultati_analiticki.K12]-[$rezultati_simulacija.K12])" office:value-type="float" office:value="0.00246655904010618" calcext:value-type="float">
            <text:p>0.0025</text:p>
          </table:table-cell>
          <table:table-cell table:formula="of:=ABS([$rezultati_analiticki.L12]-[$rezultati_simulacija.L12])" office:value-type="float" office:value="0" calcext:value-type="float">
            <text:p>0.0000</text:p>
          </table:table-cell>
          <table:table-cell table:formula="of:=ABS([$rezultati_analiticki.M12]-[$rezultati_simulacija.M12])" office:value-type="float" office:value="0.124386261302163" calcext:value-type="float">
            <text:p>0.1244</text:p>
          </table:table-cell>
          <table:table-cell table:formula="of:=ABS([$rezultati_analiticki.N12]-[$rezultati_simulacija.N12])" office:value-type="float" office:value="0.298884166012243" calcext:value-type="float">
            <text:p>0.2989</text:p>
          </table:table-cell>
          <table:table-cell table:formula="of:=ABS([$rezultati_analiticki.O12]-[$rezultati_simulacija.O12])" office:value-type="float" office:value="0.0711265291170591" calcext:value-type="float">
            <text:p>0.0711</text:p>
          </table:table-cell>
          <table:table-cell table:formula="of:=ABS([$rezultati_analiticki.P12]-[$rezultati_simulacija.P12])" office:value-type="float" office:value="0.0270481085680636" calcext:value-type="float">
            <text:p>0.0270</text:p>
          </table:table-cell>
          <table:table-cell table:formula="of:=ABS([$rezultati_analiticki.Q12]-[$rezultati_simulacija.Q12])" office:value-type="float" office:value="0.221473600206011" calcext:value-type="float">
            <text:p>0.2215</text:p>
          </table:table-cell>
          <table:table-cell table:formula="of:=ABS([$rezultati_analiticki.R12]-[$rezultati_simulacija.R12])" office:value-type="float" office:value="0.0891058473686321" calcext:value-type="float">
            <text:p>0.0891</text:p>
          </table:table-cell>
          <table:table-cell table:formula="of:=ABS([$rezultati_analiticki.S12]-[$rezultati_simulacija.S12])" office:value-type="float" office:value="0.0120468595134682" calcext:value-type="float">
            <text:p>0.0120</text:p>
          </table:table-cell>
          <table:table-cell table:formula="of:=ABS([$rezultati_analiticki.T12]-[$rezultati_simulacija.T12])" office:value-type="float" office:value="0.0498113919545062" calcext:value-type="float">
            <text:p>0.0498</text:p>
          </table:table-cell>
          <table:table-cell table:formula="of:=ABS([$rezultati_analiticki.U12]-[$rezultati_simulacija.U12])" office:value-type="float" office:value="0" calcext:value-type="float">
            <text:p>0.0000</text:p>
          </table:table-cell>
          <table:table-cell table:formula="of:=ABS([$rezultati_analiticki.V12]-[$rezultati_simulacija.V12])" office:value-type="float" office:value="0.038805899235471" calcext:value-type="float">
            <text:p>0.0388</text:p>
          </table:table-cell>
          <table:table-cell table:formula="of:=ABS([$rezultati_analiticki.W12]-[$rezultati_simulacija.W12])" office:value-type="float" office:value="0.0132391826810763" calcext:value-type="float">
            <text:p>0.0132</text:p>
          </table:table-cell>
          <table:table-cell table:formula="of:=ABS([$rezultati_analiticki.X12]-[$rezultati_simulacija.X12])" office:value-type="float" office:value="0.00883063337978118" calcext:value-type="float">
            <text:p>0.0088</text:p>
          </table:table-cell>
          <table:table-cell table:formula="of:=ABS([$rezultati_analiticki.Y12]-[$rezultati_simulacija.Y12])" office:value-type="float" office:value="0.012718722021838" calcext:value-type="float">
            <text:p>0.0127</text:p>
          </table:table-cell>
          <table:table-cell table:formula="of:=ABS([$rezultati_analiticki.Z12]-[$rezultati_simulacija.Z12])" office:value-type="float" office:value="0.140128500288562" calcext:value-type="float">
            <text:p>0.1401</text:p>
          </table:table-cell>
          <table:table-cell table:formula="of:=ABS([$rezultati_analiticki.AA12]-[$rezultati_simulacija.AA12])" office:value-type="float" office:value="0.0357730119810022" calcext:value-type="float">
            <text:p>0.0358</text:p>
          </table:table-cell>
          <table:table-cell table:formula="of:=ABS([$rezultati_analiticki.AB12]-[$rezultati_simulacija.AB12])" office:value-type="float" office:value="0.206851455437502" calcext:value-type="float">
            <text:p>0.2069</text:p>
          </table:table-cell>
          <table:table-cell table:formula="of:=ABS([$rezultati_analiticki.AC12]-[$rezultati_simulacija.AC12])" office:value-type="float" office:value="0.0163344959508747" calcext:value-type="float">
            <text:p>0.0163</text:p>
          </table:table-cell>
          <table:table-cell table:formula="of:=ABS([$rezultati_analiticki.AD12]-[$rezultati_simulacija.AD12])" office:value-type="float" office:value="0" calcext:value-type="float">
            <text:p>0.0000</text:p>
          </table:table-cell>
        </table:table-row>
        <table:table-row table:style-name="ro1">
          <table:table-cell table:formula="of:=ABS([$rezultati_analiticki.A13]-[$rezultati_simulacija.A13])" office:value-type="float" office:value="0" calcext:value-type="float">
            <text:p>0.0000</text:p>
          </table:table-cell>
          <table:table-cell table:formula="of:=ABS([$rezultati_analiticki.B13]-[$rezultati_simulacija.B13])" office:value-type="float" office:value="0" calcext:value-type="float">
            <text:p>0.0000</text:p>
          </table:table-cell>
          <table:table-cell table:formula="of:=ABS([$rezultati_analiticki.C13]-[$rezultati_simulacija.C13])" office:value-type="float" office:value="0.226128860034394" calcext:value-type="float">
            <text:p>0.2261</text:p>
          </table:table-cell>
          <table:table-cell table:formula="of:=ABS([$rezultati_analiticki.D13]-[$rezultati_simulacija.D13])" office:value-type="float" office:value="0.00052976239195246" calcext:value-type="float">
            <text:p>0.0005</text:p>
          </table:table-cell>
          <table:table-cell table:formula="of:=ABS([$rezultati_analiticki.E13]-[$rezultati_simulacija.E13])" office:value-type="float" office:value="0.00198785716359806" calcext:value-type="float">
            <text:p>0.0020</text:p>
          </table:table-cell>
          <table:table-cell table:formula="of:=ABS([$rezultati_analiticki.F13]-[$rezultati_simulacija.F13])" office:value-type="float" office:value="0.00541915057640585" calcext:value-type="float">
            <text:p>0.0054</text:p>
          </table:table-cell>
          <table:table-cell table:formula="of:=ABS([$rezultati_analiticki.G13]-[$rezultati_simulacija.G13])" office:value-type="float" office:value="0.00398096361292555" calcext:value-type="float">
            <text:p>0.0040</text:p>
          </table:table-cell>
          <table:table-cell table:formula="of:=ABS([$rezultati_analiticki.H13]-[$rezultati_simulacija.H13])" office:value-type="float" office:value="0.00190673424179555" calcext:value-type="float">
            <text:p>0.0019</text:p>
          </table:table-cell>
          <table:table-cell table:formula="of:=ABS([$rezultati_analiticki.I13]-[$rezultati_simulacija.I13])" office:value-type="float" office:value="0.00678070748069881" calcext:value-type="float">
            <text:p>0.0068</text:p>
          </table:table-cell>
          <table:table-cell table:formula="of:=ABS([$rezultati_analiticki.J13]-[$rezultati_simulacija.J13])" office:value-type="float" office:value="0.00315931046566231" calcext:value-type="float">
            <text:p>0.0032</text:p>
          </table:table-cell>
          <table:table-cell table:formula="of:=ABS([$rezultati_analiticki.K13]-[$rezultati_simulacija.K13])" office:value-type="float" office:value="0.00140671772640733" calcext:value-type="float">
            <text:p>0.0014</text:p>
          </table:table-cell>
          <table:table-cell table:formula="of:=ABS([$rezultati_analiticki.L13]-[$rezultati_simulacija.L13])" office:value-type="float" office:value="0" calcext:value-type="float">
            <text:p>0.0000</text:p>
          </table:table-cell>
          <table:table-cell table:formula="of:=ABS([$rezultati_analiticki.M13]-[$rezultati_simulacija.M13])" office:value-type="float" office:value="0.556249736835724" calcext:value-type="float">
            <text:p>0.5562</text:p>
          </table:table-cell>
          <table:table-cell table:formula="of:=ABS([$rezultati_analiticki.N13]-[$rezultati_simulacija.N13])" office:value-type="float" office:value="0.0625979953337321" calcext:value-type="float">
            <text:p>0.0626</text:p>
          </table:table-cell>
          <table:table-cell table:formula="of:=ABS([$rezultati_analiticki.O13]-[$rezultati_simulacija.O13])" office:value-type="float" office:value="0.1660631349094" calcext:value-type="float">
            <text:p>0.1661</text:p>
          </table:table-cell>
          <table:table-cell table:formula="of:=ABS([$rezultati_analiticki.P13]-[$rezultati_simulacija.P13])" office:value-type="float" office:value="0.0195150233889692" calcext:value-type="float">
            <text:p>0.0195</text:p>
          </table:table-cell>
          <table:table-cell table:formula="of:=ABS([$rezultati_analiticki.Q13]-[$rezultati_simulacija.Q13])" office:value-type="float" office:value="0.0201654557792921" calcext:value-type="float">
            <text:p>0.0202</text:p>
          </table:table-cell>
          <table:table-cell table:formula="of:=ABS([$rezultati_analiticki.R13]-[$rezultati_simulacija.R13])" office:value-type="float" office:value="0.308783993637121" calcext:value-type="float">
            <text:p>0.3088</text:p>
          </table:table-cell>
          <table:table-cell table:formula="of:=ABS([$rezultati_analiticki.S13]-[$rezultati_simulacija.S13])" office:value-type="float" office:value="0.0873205735324234" calcext:value-type="float">
            <text:p>0.0873</text:p>
          </table:table-cell>
          <table:table-cell table:formula="of:=ABS([$rezultati_analiticki.T13]-[$rezultati_simulacija.T13])" office:value-type="float" office:value="0.0883788939986232" calcext:value-type="float">
            <text:p>0.0884</text:p>
          </table:table-cell>
          <table:table-cell table:formula="of:=ABS([$rezultati_analiticki.U13]-[$rezultati_simulacija.U13])" office:value-type="float" office:value="0" calcext:value-type="float">
            <text:p>0.0000</text:p>
          </table:table-cell>
          <table:table-cell table:formula="of:=ABS([$rezultati_analiticki.V13]-[$rezultati_simulacija.V13])" office:value-type="float" office:value="44.1134340804004" calcext:value-type="float">
            <text:p>44.1134</text:p>
          </table:table-cell>
          <table:table-cell table:formula="of:=ABS([$rezultati_analiticki.W13]-[$rezultati_simulacija.W13])" office:value-type="float" office:value="0.00709354552393338" calcext:value-type="float">
            <text:p>0.0071</text:p>
          </table:table-cell>
          <table:table-cell table:formula="of:=ABS([$rezultati_analiticki.X13]-[$rezultati_simulacija.X13])" office:value-type="float" office:value="0.143587845780737" calcext:value-type="float">
            <text:p>0.1436</text:p>
          </table:table-cell>
          <table:table-cell table:formula="of:=ABS([$rezultati_analiticki.Y13]-[$rezultati_simulacija.Y13])" office:value-type="float" office:value="0.00464155434510449" calcext:value-type="float">
            <text:p>0.0046</text:p>
          </table:table-cell>
          <table:table-cell table:formula="of:=ABS([$rezultati_analiticki.Z13]-[$rezultati_simulacija.Z13])" office:value-type="float" office:value="33.85947683078" calcext:value-type="float">
            <text:p>33.8595</text:p>
          </table:table-cell>
          <table:table-cell table:formula="of:=ABS([$rezultati_analiticki.AA13]-[$rezultati_simulacija.AA13])" office:value-type="float" office:value="52.3765292174982" calcext:value-type="float">
            <text:p>52.3765</text:p>
          </table:table-cell>
          <table:table-cell table:formula="of:=ABS([$rezultati_analiticki.AB13]-[$rezultati_simulacija.AB13])" office:value-type="float" office:value="16.5775911111521" calcext:value-type="float">
            <text:p>16.5776</text:p>
          </table:table-cell>
          <table:table-cell table:formula="of:=ABS([$rezultati_analiticki.AC13]-[$rezultati_simulacija.AC13])" office:value-type="float" office:value="11.4861027844458" calcext:value-type="float">
            <text:p>11.4861</text:p>
          </table:table-cell>
          <table:table-cell table:formula="of:=ABS([$rezultati_analiticki.AD13]-[$rezultati_simulacija.AD13])" office:value-type="float" office:value="0" calcext:value-type="float">
            <text:p>0.0000</text:p>
          </table:table-cell>
        </table:table-row>
        <table:table-row table:style-name="ro1">
          <table:table-cell table:formula="of:=ABS([$rezultati_analiticki.A14]-[$rezultati_simulacija.A14])" office:value-type="float" office:value="0" calcext:value-type="float">
            <text:p>0.0000</text:p>
          </table:table-cell>
          <table:table-cell table:formula="of:=ABS([$rezultati_analiticki.B14]-[$rezultati_simulacija.B14])" office:value-type="float" office:value="0" calcext:value-type="float">
            <text:p>0.0000</text:p>
          </table:table-cell>
          <table:table-cell table:formula="of:=ABS([$rezultati_analiticki.C14]-[$rezultati_simulacija.C14])" office:value-type="float" office:value="0.000387245815869457" calcext:value-type="float">
            <text:p>0.0004</text:p>
          </table:table-cell>
          <table:table-cell table:formula="of:=ABS([$rezultati_analiticki.D14]-[$rezultati_simulacija.D14])" office:value-type="float" office:value="0.000526991591447312" calcext:value-type="float">
            <text:p>0.0005</text:p>
          </table:table-cell>
          <table:table-cell table:formula="of:=ABS([$rezultati_analiticki.E14]-[$rezultati_simulacija.E14])" office:value-type="float" office:value="0.00206006301796396" calcext:value-type="float">
            <text:p>0.0021</text:p>
          </table:table-cell>
          <table:table-cell table:formula="of:=ABS([$rezultati_analiticki.F14]-[$rezultati_simulacija.F14])" office:value-type="float" office:value="0.00106767459402668" calcext:value-type="float">
            <text:p>0.0011</text:p>
          </table:table-cell>
          <table:table-cell table:formula="of:=ABS([$rezultati_analiticki.G14]-[$rezultati_simulacija.G14])" office:value-type="float" office:value="0.000611996915954038" calcext:value-type="float">
            <text:p>0.0006</text:p>
          </table:table-cell>
          <table:table-cell table:formula="of:=ABS([$rezultati_analiticki.H14]-[$rezultati_simulacija.H14])" office:value-type="float" office:value="0.0030779241664696" calcext:value-type="float">
            <text:p>0.0031</text:p>
          </table:table-cell>
          <table:table-cell table:formula="of:=ABS([$rezultati_analiticki.I14]-[$rezultati_simulacija.I14])" office:value-type="float" office:value="0.00130240540206472" calcext:value-type="float">
            <text:p>0.0013</text:p>
          </table:table-cell>
          <table:table-cell table:formula="of:=ABS([$rezultati_analiticki.J14]-[$rezultati_simulacija.J14])" office:value-type="float" office:value="0.000120396970377551" calcext:value-type="float">
            <text:p>0.0001</text:p>
          </table:table-cell>
          <table:table-cell table:formula="of:=ABS([$rezultati_analiticki.K14]-[$rezultati_simulacija.K14])" office:value-type="float" office:value="0.00406308689153798" calcext:value-type="float">
            <text:p>0.0041</text:p>
          </table:table-cell>
          <table:table-cell table:formula="of:=ABS([$rezultati_analiticki.L14]-[$rezultati_simulacija.L14])" office:value-type="float" office:value="0.00121916001172068" calcext:value-type="float">
            <text:p>0.0012</text:p>
          </table:table-cell>
          <table:table-cell table:formula="of:=ABS([$rezultati_analiticki.M14]-[$rezultati_simulacija.M14])" office:value-type="float" office:value="0.0483880356123052" calcext:value-type="float">
            <text:p>0.0484</text:p>
          </table:table-cell>
          <table:table-cell table:formula="of:=ABS([$rezultati_analiticki.N14]-[$rezultati_simulacija.N14])" office:value-type="float" office:value="0.00501796657561116" calcext:value-type="float">
            <text:p>0.0050</text:p>
          </table:table-cell>
          <table:table-cell table:formula="of:=ABS([$rezultati_analiticki.O14]-[$rezultati_simulacija.O14])" office:value-type="float" office:value="0.00689859959064876" calcext:value-type="float">
            <text:p>0.0069</text:p>
          </table:table-cell>
          <table:table-cell table:formula="of:=ABS([$rezultati_analiticki.P14]-[$rezultati_simulacija.P14])" office:value-type="float" office:value="0.0198343058267696" calcext:value-type="float">
            <text:p>0.0198</text:p>
          </table:table-cell>
          <table:table-cell table:formula="of:=ABS([$rezultati_analiticki.Q14]-[$rezultati_simulacija.Q14])" office:value-type="float" office:value="0.0603248236284681" calcext:value-type="float">
            <text:p>0.0603</text:p>
          </table:table-cell>
          <table:table-cell table:formula="of:=ABS([$rezultati_analiticki.R14]-[$rezultati_simulacija.R14])" office:value-type="float" office:value="0.00461178182594679" calcext:value-type="float">
            <text:p>0.0046</text:p>
          </table:table-cell>
          <table:table-cell table:formula="of:=ABS([$rezultati_analiticki.S14]-[$rezultati_simulacija.S14])" office:value-type="float" office:value="0.0269480140526941" calcext:value-type="float">
            <text:p>0.0269</text:p>
          </table:table-cell>
          <table:table-cell table:formula="of:=ABS([$rezultati_analiticki.T14]-[$rezultati_simulacija.T14])" office:value-type="float" office:value="0.0807474549378995" calcext:value-type="float">
            <text:p>0.0807</text:p>
          </table:table-cell>
          <table:table-cell table:formula="of:=ABS([$rezultati_analiticki.U14]-[$rezultati_simulacija.U14])" office:value-type="float" office:value="0.0858123801721558" calcext:value-type="float">
            <text:p>0.0858</text:p>
          </table:table-cell>
          <table:table-cell table:formula="of:=ABS([$rezultati_analiticki.V14]-[$rezultati_simulacija.V14])" office:value-type="float" office:value="0.00841316541476955" calcext:value-type="float">
            <text:p>0.0084</text:p>
          </table:table-cell>
          <table:table-cell table:formula="of:=ABS([$rezultati_analiticki.W14]-[$rezultati_simulacija.W14])" office:value-type="float" office:value="0.00289429604703872" calcext:value-type="float">
            <text:p>0.0029</text:p>
          </table:table-cell>
          <table:table-cell table:formula="of:=ABS([$rezultati_analiticki.X14]-[$rezultati_simulacija.X14])" office:value-type="float" office:value="0.00456019126803225" calcext:value-type="float">
            <text:p>0.0046</text:p>
          </table:table-cell>
          <table:table-cell table:formula="of:=ABS([$rezultati_analiticki.Y14]-[$rezultati_simulacija.Y14])" office:value-type="float" office:value="0.000841340300205745" calcext:value-type="float">
            <text:p>0.0008</text:p>
          </table:table-cell>
          <table:table-cell table:formula="of:=ABS([$rezultati_analiticki.Z14]-[$rezultati_simulacija.Z14])" office:value-type="float" office:value="0.00173121806256876" calcext:value-type="float">
            <text:p>0.0017</text:p>
          </table:table-cell>
          <table:table-cell table:formula="of:=ABS([$rezultati_analiticki.AA14]-[$rezultati_simulacija.AA14])" office:value-type="float" office:value="0.00294577937556129" calcext:value-type="float">
            <text:p>0.0029</text:p>
          </table:table-cell>
          <table:table-cell table:formula="of:=ABS([$rezultati_analiticki.AB14]-[$rezultati_simulacija.AB14])" office:value-type="float" office:value="0.00148166018323331" calcext:value-type="float">
            <text:p>0.0015</text:p>
          </table:table-cell>
          <table:table-cell table:formula="of:=ABS([$rezultati_analiticki.AC14]-[$rezultati_simulacija.AC14])" office:value-type="float" office:value="0.00592211750463118" calcext:value-type="float">
            <text:p>0.0059</text:p>
          </table:table-cell>
          <table:table-cell table:formula="of:=ABS([$rezultati_analiticki.AD14]-[$rezultati_simulacija.AD14])" office:value-type="float" office:value="0.00605838477970944" calcext:value-type="float">
            <text:p>0.0061</text:p>
          </table:table-cell>
        </table:table-row>
        <table:table-row table:style-name="ro1">
          <table:table-cell table:formula="of:=ABS([$rezultati_analiticki.A15]-[$rezultati_simulacija.A15])" office:value-type="float" office:value="0" calcext:value-type="float">
            <text:p>0.0000</text:p>
          </table:table-cell>
          <table:table-cell table:formula="of:=ABS([$rezultati_analiticki.B15]-[$rezultati_simulacija.B15])" office:value-type="float" office:value="0" calcext:value-type="float">
            <text:p>0.0000</text:p>
          </table:table-cell>
          <table:table-cell table:formula="of:=ABS([$rezultati_analiticki.C15]-[$rezultati_simulacija.C15])" office:value-type="float" office:value="0.0000260455005507698" calcext:value-type="float">
            <text:p>0.0000</text:p>
          </table:table-cell>
          <table:table-cell table:formula="of:=ABS([$rezultati_analiticki.D15]-[$rezultati_simulacija.D15])" office:value-type="float" office:value="0.00225984985180705" calcext:value-type="float">
            <text:p>0.0023</text:p>
          </table:table-cell>
          <table:table-cell table:formula="of:=ABS([$rezultati_analiticki.E15]-[$rezultati_simulacija.E15])" office:value-type="float" office:value="0.00244002398475629" calcext:value-type="float">
            <text:p>0.0024</text:p>
          </table:table-cell>
          <table:table-cell table:formula="of:=ABS([$rezultati_analiticki.F15]-[$rezultati_simulacija.F15])" office:value-type="float" office:value="0.00347896784609658" calcext:value-type="float">
            <text:p>0.0035</text:p>
          </table:table-cell>
          <table:table-cell table:formula="of:=ABS([$rezultati_analiticki.G15]-[$rezultati_simulacija.G15])" office:value-type="float" office:value="0.000146743204129607" calcext:value-type="float">
            <text:p>0.0001</text:p>
          </table:table-cell>
          <table:table-cell table:formula="of:=ABS([$rezultati_analiticki.H15]-[$rezultati_simulacija.H15])" office:value-type="float" office:value="0.00552016826466883" calcext:value-type="float">
            <text:p>0.0055</text:p>
          </table:table-cell>
          <table:table-cell table:formula="of:=ABS([$rezultati_analiticki.I15]-[$rezultati_simulacija.I15])" office:value-type="float" office:value="0.00329364698801421" calcext:value-type="float">
            <text:p>0.0033</text:p>
          </table:table-cell>
          <table:table-cell table:formula="of:=ABS([$rezultati_analiticki.J15]-[$rezultati_simulacija.J15])" office:value-type="float" office:value="0.00529166394571928" calcext:value-type="float">
            <text:p>0.0053</text:p>
          </table:table-cell>
          <table:table-cell table:formula="of:=ABS([$rezultati_analiticki.K15]-[$rezultati_simulacija.K15])" office:value-type="float" office:value="0.00460976855162831" calcext:value-type="float">
            <text:p>0.0046</text:p>
          </table:table-cell>
          <table:table-cell table:formula="of:=ABS([$rezultati_analiticki.L15]-[$rezultati_simulacija.L15])" office:value-type="float" office:value="0.00145489669414023" calcext:value-type="float">
            <text:p>0.0015</text:p>
          </table:table-cell>
          <table:table-cell table:formula="of:=ABS([$rezultati_analiticki.M15]-[$rezultati_simulacija.M15])" office:value-type="float" office:value="0.376434767565826" calcext:value-type="float">
            <text:p>0.3764</text:p>
          </table:table-cell>
          <table:table-cell table:formula="of:=ABS([$rezultati_analiticki.N15]-[$rezultati_simulacija.N15])" office:value-type="float" office:value="0.0573594904953367" calcext:value-type="float">
            <text:p>0.0574</text:p>
          </table:table-cell>
          <table:table-cell table:formula="of:=ABS([$rezultati_analiticki.O15]-[$rezultati_simulacija.O15])" office:value-type="float" office:value="0.137717737941429" calcext:value-type="float">
            <text:p>0.1377</text:p>
          </table:table-cell>
          <table:table-cell table:formula="of:=ABS([$rezultati_analiticki.P15]-[$rezultati_simulacija.P15])" office:value-type="float" office:value="0.0100276147387603" calcext:value-type="float">
            <text:p>0.0100</text:p>
          </table:table-cell>
          <table:table-cell table:formula="of:=ABS([$rezultati_analiticki.Q15]-[$rezultati_simulacija.Q15])" office:value-type="float" office:value="0.0413428903220918" calcext:value-type="float">
            <text:p>0.0413</text:p>
          </table:table-cell>
          <table:table-cell table:formula="of:=ABS([$rezultati_analiticki.R15]-[$rezultati_simulacija.R15])" office:value-type="float" office:value="0.0415781794407195" calcext:value-type="float">
            <text:p>0.0416</text:p>
          </table:table-cell>
          <table:table-cell table:formula="of:=ABS([$rezultati_analiticki.S15]-[$rezultati_simulacija.S15])" office:value-type="float" office:value="0.0749435720617377" calcext:value-type="float">
            <text:p>0.0749</text:p>
          </table:table-cell>
          <table:table-cell table:formula="of:=ABS([$rezultati_analiticki.T15]-[$rezultati_simulacija.T15])" office:value-type="float" office:value="0.0397122736948106" calcext:value-type="float">
            <text:p>0.0397</text:p>
          </table:table-cell>
          <table:table-cell table:formula="of:=ABS([$rezultati_analiticki.U15]-[$rezultati_simulacija.U15])" office:value-type="float" office:value="0.109060102000381" calcext:value-type="float">
            <text:p>0.1091</text:p>
          </table:table-cell>
          <table:table-cell table:formula="of:=ABS([$rezultati_analiticki.V15]-[$rezultati_simulacija.V15])" office:value-type="float" office:value="0.0197576423012904" calcext:value-type="float">
            <text:p>0.0198</text:p>
          </table:table-cell>
          <table:table-cell table:formula="of:=ABS([$rezultati_analiticki.W15]-[$rezultati_simulacija.W15])" office:value-type="float" office:value="0.00708188448189517" calcext:value-type="float">
            <text:p>0.0071</text:p>
          </table:table-cell>
          <table:table-cell table:formula="of:=ABS([$rezultati_analiticki.X15]-[$rezultati_simulacija.X15])" office:value-type="float" office:value="0.0175527827773048" calcext:value-type="float">
            <text:p>0.0176</text:p>
          </table:table-cell>
          <table:table-cell table:formula="of:=ABS([$rezultati_analiticki.Y15]-[$rezultati_simulacija.Y15])" office:value-type="float" office:value="0.000260707430659479" calcext:value-type="float">
            <text:p>0.0003</text:p>
          </table:table-cell>
          <table:table-cell table:formula="of:=ABS([$rezultati_analiticki.Z15]-[$rezultati_simulacija.Z15])" office:value-type="float" office:value="0.0124157917558292" calcext:value-type="float">
            <text:p>0.0124</text:p>
          </table:table-cell>
          <table:table-cell table:formula="of:=ABS([$rezultati_analiticki.AA15]-[$rezultati_simulacija.AA15])" office:value-type="float" office:value="0.00444786312015355" calcext:value-type="float">
            <text:p>0.0044</text:p>
          </table:table-cell>
          <table:table-cell table:formula="of:=ABS([$rezultati_analiticki.AB15]-[$rezultati_simulacija.AB15])" office:value-type="float" office:value="0.0277432659845213" calcext:value-type="float">
            <text:p>0.0277</text:p>
          </table:table-cell>
          <table:table-cell table:formula="of:=ABS([$rezultati_analiticki.AC15]-[$rezultati_simulacija.AC15])" office:value-type="float" office:value="0.00696564562836532" calcext:value-type="float">
            <text:p>0.0070</text:p>
          </table:table-cell>
          <table:table-cell table:formula="of:=ABS([$rezultati_analiticki.AD15]-[$rezultati_simulacija.AD15])" office:value-type="float" office:value="0.00662526083939463" calcext:value-type="float">
            <text:p>0.0066</text:p>
          </table:table-cell>
        </table:table-row>
        <table:table-row table:style-name="ro1">
          <table:table-cell table:formula="of:=ABS([$rezultati_analiticki.A16]-[$rezultati_simulacija.A16])" office:value-type="float" office:value="0" calcext:value-type="float">
            <text:p>0.0000</text:p>
          </table:table-cell>
          <table:table-cell table:formula="of:=ABS([$rezultati_analiticki.B16]-[$rezultati_simulacija.B16])" office:value-type="float" office:value="0" calcext:value-type="float">
            <text:p>0.0000</text:p>
          </table:table-cell>
          <table:table-cell table:formula="of:=ABS([$rezultati_analiticki.C16]-[$rezultati_simulacija.C16])" office:value-type="float" office:value="0.0000106633397716355" calcext:value-type="float">
            <text:p>0.0000</text:p>
          </table:table-cell>
          <table:table-cell table:formula="of:=ABS([$rezultati_analiticki.D16]-[$rezultati_simulacija.D16])" office:value-type="float" office:value="0.00397864166528084" calcext:value-type="float">
            <text:p>0.0040</text:p>
          </table:table-cell>
          <table:table-cell table:formula="of:=ABS([$rezultati_analiticki.E16]-[$rezultati_simulacija.E16])" office:value-type="float" office:value="0.000747916704243568" calcext:value-type="float">
            <text:p>0.0007</text:p>
          </table:table-cell>
          <table:table-cell table:formula="of:=ABS([$rezultati_analiticki.F16]-[$rezultati_simulacija.F16])" office:value-type="float" office:value="0.00784187403664705" calcext:value-type="float">
            <text:p>0.0078</text:p>
          </table:table-cell>
          <table:table-cell table:formula="of:=ABS([$rezultati_analiticki.G16]-[$rezultati_simulacija.G16])" office:value-type="float" office:value="0.001632928396189" calcext:value-type="float">
            <text:p>0.0016</text:p>
          </table:table-cell>
          <table:table-cell table:formula="of:=ABS([$rezultati_analiticki.H16]-[$rezultati_simulacija.H16])" office:value-type="float" office:value="0.00378503537035579" calcext:value-type="float">
            <text:p>0.0038</text:p>
          </table:table-cell>
          <table:table-cell table:formula="of:=ABS([$rezultati_analiticki.I16]-[$rezultati_simulacija.I16])" office:value-type="float" office:value="0.00221719295525524" calcext:value-type="float">
            <text:p>0.0022</text:p>
          </table:table-cell>
          <table:table-cell table:formula="of:=ABS([$rezultati_analiticki.J16]-[$rezultati_simulacija.J16])" office:value-type="float" office:value="0.00173768813216657" calcext:value-type="float">
            <text:p>0.0017</text:p>
          </table:table-cell>
          <table:table-cell table:formula="of:=ABS([$rezultati_analiticki.K16]-[$rezultati_simulacija.K16])" office:value-type="float" office:value="0.00111612499234925" calcext:value-type="float">
            <text:p>0.0011</text:p>
          </table:table-cell>
          <table:table-cell table:formula="of:=ABS([$rezultati_analiticki.L16]-[$rezultati_simulacija.L16])" office:value-type="float" office:value="0.00258052842170098" calcext:value-type="float">
            <text:p>0.0026</text:p>
          </table:table-cell>
          <table:table-cell table:formula="of:=ABS([$rezultati_analiticki.M16]-[$rezultati_simulacija.M16])" office:value-type="float" office:value="0.164322939075873" calcext:value-type="float">
            <text:p>0.1643</text:p>
          </table:table-cell>
          <table:table-cell table:formula="of:=ABS([$rezultati_analiticki.N16]-[$rezultati_simulacija.N16])" office:value-type="float" office:value="0.0251869971872551" calcext:value-type="float">
            <text:p>0.0252</text:p>
          </table:table-cell>
          <table:table-cell table:formula="of:=ABS([$rezultati_analiticki.O16]-[$rezultati_simulacija.O16])" office:value-type="float" office:value="0.308539025731946" calcext:value-type="float">
            <text:p>0.3085</text:p>
          </table:table-cell>
          <table:table-cell table:formula="of:=ABS([$rezultati_analiticki.P16]-[$rezultati_simulacija.P16])" office:value-type="float" office:value="0.00459422636522788" calcext:value-type="float">
            <text:p>0.0046</text:p>
          </table:table-cell>
          <table:table-cell table:formula="of:=ABS([$rezultati_analiticki.Q16]-[$rezultati_simulacija.Q16])" office:value-type="float" office:value="0.111904429045143" calcext:value-type="float">
            <text:p>0.1119</text:p>
          </table:table-cell>
          <table:table-cell table:formula="of:=ABS([$rezultati_analiticki.R16]-[$rezultati_simulacija.R16])" office:value-type="float" office:value="0.204561266602749" calcext:value-type="float">
            <text:p>0.2046</text:p>
          </table:table-cell>
          <table:table-cell table:formula="of:=ABS([$rezultati_analiticki.S16]-[$rezultati_simulacija.S16])" office:value-type="float" office:value="0.129259756407013" calcext:value-type="float">
            <text:p>0.1293</text:p>
          </table:table-cell>
          <table:table-cell table:formula="of:=ABS([$rezultati_analiticki.T16]-[$rezultati_simulacija.T16])" office:value-type="float" office:value="0.0495919442965729" calcext:value-type="float">
            <text:p>0.0496</text:p>
          </table:table-cell>
          <table:table-cell table:formula="of:=ABS([$rezultati_analiticki.U16]-[$rezultati_simulacija.U16])" office:value-type="float" office:value="0.0589958122934178" calcext:value-type="float">
            <text:p>0.0590</text:p>
          </table:table-cell>
          <table:table-cell table:formula="of:=ABS([$rezultati_analiticki.V16]-[$rezultati_simulacija.V16])" office:value-type="float" office:value="0.0338562296309095" calcext:value-type="float">
            <text:p>0.0339</text:p>
          </table:table-cell>
          <table:table-cell table:formula="of:=ABS([$rezultati_analiticki.W16]-[$rezultati_simulacija.W16])" office:value-type="float" office:value="0.00292110688992553" calcext:value-type="float">
            <text:p>0.0029</text:p>
          </table:table-cell>
          <table:table-cell table:formula="of:=ABS([$rezultati_analiticki.X16]-[$rezultati_simulacija.X16])" office:value-type="float" office:value="0.0457732270983864" calcext:value-type="float">
            <text:p>0.0458</text:p>
          </table:table-cell>
          <table:table-cell table:formula="of:=ABS([$rezultati_analiticki.Y16]-[$rezultati_simulacija.Y16])" office:value-type="float" office:value="0.00140586448990376" calcext:value-type="float">
            <text:p>0.0014</text:p>
          </table:table-cell>
          <table:table-cell table:formula="of:=ABS([$rezultati_analiticki.Z16]-[$rezultati_simulacija.Z16])" office:value-type="float" office:value="0.0320895369338725" calcext:value-type="float">
            <text:p>0.0321</text:p>
          </table:table-cell>
          <table:table-cell table:formula="of:=ABS([$rezultati_analiticki.AA16]-[$rezultati_simulacija.AA16])" office:value-type="float" office:value="0.0274200543973777" calcext:value-type="float">
            <text:p>0.0274</text:p>
          </table:table-cell>
          <table:table-cell table:formula="of:=ABS([$rezultati_analiticki.AB16]-[$rezultati_simulacija.AB16])" office:value-type="float" office:value="0.021401360038434" calcext:value-type="float">
            <text:p>0.0214</text:p>
          </table:table-cell>
          <table:table-cell table:formula="of:=ABS([$rezultati_analiticki.AC16]-[$rezultati_simulacija.AC16])" office:value-type="float" office:value="0.0584063298421016" calcext:value-type="float">
            <text:p>0.0584</text:p>
          </table:table-cell>
          <table:table-cell table:formula="of:=ABS([$rezultati_analiticki.AD16]-[$rezultati_simulacija.AD16])" office:value-type="float" office:value="0.044563494356717" calcext:value-type="float">
            <text:p>0.0446</text:p>
          </table:table-cell>
        </table:table-row>
        <table:table-row table:style-name="ro1">
          <table:table-cell table:formula="of:=ABS([$rezultati_analiticki.A17]-[$rezultati_simulacija.A17])" office:value-type="float" office:value="0" calcext:value-type="float">
            <text:p>0.0000</text:p>
          </table:table-cell>
          <table:table-cell table:formula="of:=ABS([$rezultati_analiticki.B17]-[$rezultati_simulacija.B17])" office:value-type="float" office:value="0" calcext:value-type="float">
            <text:p>0.0000</text:p>
          </table:table-cell>
          <table:table-cell table:formula="of:=ABS([$rezultati_analiticki.C17]-[$rezultati_simulacija.C17])" office:value-type="float" office:value="0.071945236292168" calcext:value-type="float">
            <text:p>0.0719</text:p>
          </table:table-cell>
          <table:table-cell table:formula="of:=ABS([$rezultati_analiticki.D17]-[$rezultati_simulacija.D17])" office:value-type="float" office:value="0.00270248452062816" calcext:value-type="float">
            <text:p>0.0027</text:p>
          </table:table-cell>
          <table:table-cell table:formula="of:=ABS([$rezultati_analiticki.E17]-[$rezultati_simulacija.E17])" office:value-type="float" office:value="0.00131677813898767" calcext:value-type="float">
            <text:p>0.0013</text:p>
          </table:table-cell>
          <table:table-cell table:formula="of:=ABS([$rezultati_analiticki.F17]-[$rezultati_simulacija.F17])" office:value-type="float" office:value="0.00167888690356688" calcext:value-type="float">
            <text:p>0.0017</text:p>
          </table:table-cell>
          <table:table-cell table:formula="of:=ABS([$rezultati_analiticki.G17]-[$rezultati_simulacija.G17])" office:value-type="float" office:value="0.00385900529103717" calcext:value-type="float">
            <text:p>0.0039</text:p>
          </table:table-cell>
          <table:table-cell table:formula="of:=ABS([$rezultati_analiticki.H17]-[$rezultati_simulacija.H17])" office:value-type="float" office:value="0.00400674523643085" calcext:value-type="float">
            <text:p>0.0040</text:p>
          </table:table-cell>
          <table:table-cell table:formula="of:=ABS([$rezultati_analiticki.I17]-[$rezultati_simulacija.I17])" office:value-type="float" office:value="0.00411824124223814" calcext:value-type="float">
            <text:p>0.0041</text:p>
          </table:table-cell>
          <table:table-cell table:formula="of:=ABS([$rezultati_analiticki.J17]-[$rezultati_simulacija.J17])" office:value-type="float" office:value="0.00538621820290219" calcext:value-type="float">
            <text:p>0.0054</text:p>
          </table:table-cell>
          <table:table-cell table:formula="of:=ABS([$rezultati_analiticki.K17]-[$rezultati_simulacija.K17])" office:value-type="float" office:value="0.00201147288090731" calcext:value-type="float">
            <text:p>0.0020</text:p>
          </table:table-cell>
          <table:table-cell table:formula="of:=ABS([$rezultati_analiticki.L17]-[$rezultati_simulacija.L17])" office:value-type="float" office:value="0.00405617443746309" calcext:value-type="float">
            <text:p>0.0041</text:p>
          </table:table-cell>
          <table:table-cell table:formula="of:=ABS([$rezultati_analiticki.M17]-[$rezultati_simulacija.M17])" office:value-type="float" office:value="0.602523450115058" calcext:value-type="float">
            <text:p>0.6025</text:p>
          </table:table-cell>
          <table:table-cell table:formula="of:=ABS([$rezultati_analiticki.N17]-[$rezultati_simulacija.N17])" office:value-type="float" office:value="0.355266790336486" calcext:value-type="float">
            <text:p>0.3553</text:p>
          </table:table-cell>
          <table:table-cell table:formula="of:=ABS([$rezultati_analiticki.O17]-[$rezultati_simulacija.O17])" office:value-type="float" office:value="0.100461968565014" calcext:value-type="float">
            <text:p>0.1005</text:p>
          </table:table-cell>
          <table:table-cell table:formula="of:=ABS([$rezultati_analiticki.P17]-[$rezultati_simulacija.P17])" office:value-type="float" office:value="0.34116937332206" calcext:value-type="float">
            <text:p>0.3412</text:p>
          </table:table-cell>
          <table:table-cell table:formula="of:=ABS([$rezultati_analiticki.Q17]-[$rezultati_simulacija.Q17])" office:value-type="float" office:value="0.019486208646466" calcext:value-type="float">
            <text:p>0.0195</text:p>
          </table:table-cell>
          <table:table-cell table:formula="of:=ABS([$rezultati_analiticki.R17]-[$rezultati_simulacija.R17])" office:value-type="float" office:value="0.192829247730167" calcext:value-type="float">
            <text:p>0.1928</text:p>
          </table:table-cell>
          <table:table-cell table:formula="of:=ABS([$rezultati_analiticki.S17]-[$rezultati_simulacija.S17])" office:value-type="float" office:value="0.174693214859481" calcext:value-type="float">
            <text:p>0.1747</text:p>
          </table:table-cell>
          <table:table-cell table:formula="of:=ABS([$rezultati_analiticki.T17]-[$rezultati_simulacija.T17])" office:value-type="float" office:value="0.0094646869736188" calcext:value-type="float">
            <text:p>0.0095</text:p>
          </table:table-cell>
          <table:table-cell table:formula="of:=ABS([$rezultati_analiticki.U17]-[$rezultati_simulacija.U17])" office:value-type="float" office:value="0.0540666649667614" calcext:value-type="float">
            <text:p>0.0541</text:p>
          </table:table-cell>
          <table:table-cell table:formula="of:=ABS([$rezultati_analiticki.V17]-[$rezultati_simulacija.V17])" office:value-type="float" office:value="11.6760187328496" calcext:value-type="float">
            <text:p>11.6760</text:p>
          </table:table-cell>
          <table:table-cell table:formula="of:=ABS([$rezultati_analiticki.W17]-[$rezultati_simulacija.W17])" office:value-type="float" office:value="0.0037848496245223" calcext:value-type="float">
            <text:p>0.0038</text:p>
          </table:table-cell>
          <table:table-cell table:formula="of:=ABS([$rezultati_analiticki.X17]-[$rezultati_simulacija.X17])" office:value-type="float" office:value="0.0250361899565381" calcext:value-type="float">
            <text:p>0.0250</text:p>
          </table:table-cell>
          <table:table-cell table:formula="of:=ABS([$rezultati_analiticki.Y17]-[$rezultati_simulacija.Y17])" office:value-type="float" office:value="0.00786688007773106" calcext:value-type="float">
            <text:p>0.0079</text:p>
          </table:table-cell>
          <table:table-cell table:formula="of:=ABS([$rezultati_analiticki.Z17]-[$rezultati_simulacija.Z17])" office:value-type="float" office:value="0.132663522501856" calcext:value-type="float">
            <text:p>0.1327</text:p>
          </table:table-cell>
          <table:table-cell table:formula="of:=ABS([$rezultati_analiticki.AA17]-[$rezultati_simulacija.AA17])" office:value-type="float" office:value="0.104432376424559" calcext:value-type="float">
            <text:p>0.1044</text:p>
          </table:table-cell>
          <table:table-cell table:formula="of:=ABS([$rezultati_analiticki.AB17]-[$rezultati_simulacija.AB17])" office:value-type="float" office:value="0.101294472422293" calcext:value-type="float">
            <text:p>0.1013</text:p>
          </table:table-cell>
          <table:table-cell table:formula="of:=ABS([$rezultati_analiticki.AC17]-[$rezultati_simulacija.AC17])" office:value-type="float" office:value="0.0687636121605455" calcext:value-type="float">
            <text:p>0.0688</text:p>
          </table:table-cell>
          <table:table-cell table:formula="of:=ABS([$rezultati_analiticki.AD17]-[$rezultati_simulacija.AD17])" office:value-type="float" office:value="0.121713352783663" calcext:value-type="float">
            <text:p>0.1217</text:p>
          </table:table-cell>
        </table:table-row>
        <table:table-row table:style-name="ro1" table:number-rows-repeated="1048558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1P0" style:volatile="true">
      <number:number number:decimal-places="4" number:min-decimal-places="4" number:min-integer-digits="1" number:grouping="true"/>
      <number:text loext:blank-width-char=")"> </number:text>
    </number:number-style>
    <number:number-style style:name="N131">
      <number:text>(</number:text>
      <number:number number:decimal-places="4" number:min-decimal-places="4" number:min-integer-digits="1" number:grouping="true"/>
      <number:text>)</number:text>
      <style:map style:condition="value()&gt;=0" style:apply-style-name="N131P0"/>
    </number:number-style>
    <number:number-style style:name="N132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16:49:52.7121441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6-12T16:50:23.882172496</dc:date>
    <meta:editing-duration>PT14M42S</meta:editing-duration>
    <meta:editing-cycles>9</meta:editing-cycles>
    <meta:document-statistic meta:table-count="3" meta:cell-count="1458" meta:object-count="0"/>
  </office:meta>
</office:document-meta>
</file>